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45" manifest:media-type="application/x-openoffice-gdimetafile;windows_formatname=&quot;GDIMetaFile&quot;"/>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6" manifest:media-type=""/>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media-type="application/vnd.oasis.opendocument.formula"/>
  <manifest:file-entry manifest:full-path="Object 62/content.xml" manifest:media-type="text/xml"/>
  <manifest:file-entry manifest:full-path="Object 62/settings.xml" manifest:media-type="text/xml"/>
  <manifest:file-entry manifest:full-path="Object 62/" manifest:media-type="application/vnd.oasis.opendocument.formula"/>
  <manifest:file-entry manifest:full-path="Object 65/content.xml" manifest:media-type="text/xml"/>
  <manifest:file-entry manifest:full-path="Object 65/settings.xml" manifest:media-type="text/xml"/>
  <manifest:file-entry manifest:full-path="Object 65/" manifest:media-type="application/vnd.oasis.opendocument.formula"/>
  <manifest:file-entry manifest:full-path="Object 63/settings.xml" manifest:media-type="text/xml"/>
  <manifest:file-entry manifest:full-path="Object 63/content.xml" manifest:media-type="text/xml"/>
  <manifest:file-entry manifest:full-path="Object 63/" manifest:media-type="application/vnd.oasis.opendocument.formula"/>
  <manifest:file-entry manifest:full-path="Object 64/content.xml" manifest:media-type="text/xml"/>
  <manifest:file-entry manifest:full-path="Object 64/settings.xml" manifest:media-type="text/xml"/>
  <manifest:file-entry manifest:full-path="Object 64/"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66/settings.xml" manifest:media-type="text/xml"/>
  <manifest:file-entry manifest:full-path="Object 66/content.xml" manifest:media-type="text/xml"/>
  <manifest:file-entry manifest:full-path="Object 66/"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3"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3" manifest:media-type="application/vnd.oasis.opendocument.formula"/>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2"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OpenSymbol3" svg:font-family="OpenSymbol"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 style:family="table">
      <style:table-properties style:width="4.5cm" table:align="center"/>
    </style:style>
    <style:style style:name="Tableau2.A" style:family="table-column">
      <style:table-column-properties style:column-width="1.499cm"/>
    </style:style>
    <style:style style:name="Tableau2.C" style:family="table-column">
      <style:table-column-properties style:column-width="1.501cm"/>
    </style:style>
    <style:style style:name="Tableau2.1" style:family="table-row">
      <style:table-row-properties style:row-height="1.499cm"/>
    </style:style>
    <style:style style:name="Tableau2.A1" style:family="table-cell">
      <style:table-cell-properties style:vertical-align="middle" fo:padding="0.097cm" fo:border-left="1pt solid #d7e12c" fo:border-right="none" fo:border-top="1pt solid #d7e12c" fo:border-bottom="1pt solid #d7e12c"/>
    </style:style>
    <style:style style:name="Tableau2.C1" style:family="table-cell">
      <style:table-cell-properties style:vertical-align="middle" fo:padding="0.097cm" fo:border="1pt solid #d7e12c"/>
    </style:style>
    <style:style style:name="Tableau2.A2" style:family="table-cell">
      <style:table-cell-properties style:vertical-align="middle" fo:padding="0.097cm" fo:border-left="1pt solid #d7e12c" fo:border-right="none" fo:border-top="none" fo:border-bottom="1pt solid #d7e12c"/>
    </style:style>
    <style:style style:name="Tableau2.C2" style:family="table-cell">
      <style:table-cell-properties style:vertical-align="middle" fo:padding="0.097cm" fo:border-left="1pt solid #d7e12c" fo:border-right="1pt solid #d7e12c" fo:border-top="none" fo:border-bottom="1pt solid #d7e12c"/>
    </style:style>
    <style:style style:name="Tableau2.A3" style:family="table-cell">
      <style:table-cell-properties style:vertical-align="bottom" fo:padding="0.097cm" fo:border-left="1pt solid #d7e12c" fo:border-right="none" fo:border-top="none" fo:border-bottom="1pt solid #d7e12c"/>
    </style:style>
    <style:style style:name="Tableau2.C3" style:family="table-cell">
      <style:table-cell-properties style:vertical-align="bottom" fo:padding="0.097cm" fo:border-left="1pt solid #d7e12c" fo:border-right="1pt solid #d7e12c" fo:border-top="none" fo:border-bottom="1pt solid #d7e12c"/>
    </style:style>
    <style:style style:name="Tableau14" style:family="table">
      <style:table-properties style:width="19.001cm" table:align="margins"/>
    </style:style>
    <style:style style:name="Tableau14.A" style:family="table-column">
      <style:table-column-properties style:column-width="1.053cm" style:rel-column-width="3635*"/>
    </style:style>
    <style:style style:name="Tableau14.B" style:family="table-column">
      <style:table-column-properties style:column-width="9.5cm" style:rel-column-width="32767*"/>
    </style:style>
    <style:style style:name="Tableau14.C" style:family="table-column">
      <style:table-column-properties style:column-width="2.815cm" style:rel-column-width="9710*"/>
    </style:style>
    <style:style style:name="Tableau14.E" style:family="table-column">
      <style:table-column-properties style:column-width="2.817cm" style:rel-column-width="9713*"/>
    </style:style>
    <style:style style:name="Tableau14.A1" style:family="table-cell">
      <style:table-cell-properties style:vertical-align="middle" fo:background-color="transparent" fo:padding-left="0cm" fo:padding-right="0.101cm" fo:padding-top="0.101cm" fo:padding-bottom="0.101cm" fo:border="none">
        <style:background-image/>
      </style:table-cell-properties>
    </style:style>
    <style:style style:name="Tableau14.B1"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au14.C1" style:family="table-cell">
      <style:table-cell-properties style:vertical-align="middle" fo:background-color="#ecf191" fo:padding="0.097cm" fo:border-left="0.5pt solid #000000" fo:border-right="none" fo:border-top="0.5pt solid #000000" fo:border-bottom="0.5pt solid #000000">
        <style:background-image/>
      </style:table-cell-properties>
    </style:style>
    <style:style style:name="Tableau14.E1" style:family="table-cell">
      <style:table-cell-properties style:vertical-align="middle" fo:background-color="#ecf191" fo:padding="0.097cm" fo:border="0.5pt solid #000000">
        <style:background-image/>
      </style:table-cell-properties>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table-cell-properties style:vertical-align="middle" fo:padding="0.097cm" fo:border-left="0.5pt solid #000000" fo:border-right="none" fo:border-top="none" fo:border-bottom="0.5pt solid #000000"/>
    </style:style>
    <style:style style:name="Tableau14.D2"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4.E2" style:family="table-cell">
      <style:table-cell-properties style:vertical-align="middle" fo:padding="0.097cm" fo:border-left="0.5pt solid #000000" fo:border-right="0.5pt solid #000000" fo:border-top="none" fo:border-bottom="0.5pt solid #000000"/>
    </style:style>
    <style:style style:name="Tableau14.B3" style:family="table-cell">
      <style:table-cell-properties style:vertical-align="middle" fo:background-color="#f6f9c2" fo:padding="0.097cm" fo:border-left="0.5pt solid #000000" fo:border-right="none" fo:border-top="none" fo:border-bottom="0.5pt solid #000000">
        <style:background-image/>
      </style:table-cell-properties>
    </style:style>
    <style:style style:name="Tableau14.C3" style:family="table-cell" style:data-style-name="N0">
      <style:table-cell-properties style:vertical-align="middle" fo:background-color="#f6f9c2" fo:padding="0.097cm" fo:border-left="0.5pt solid #000000" fo:border-right="none" fo:border-top="none" fo:border-bottom="0.5pt solid #000000">
        <style:background-image/>
      </style:table-cell-properties>
    </style:style>
    <style:style style:name="Tableau14.E3" style:family="table-cell">
      <style:table-cell-properties style:vertical-align="middle" fo:background-color="#f6f9c2" fo:padding="0.097cm" fo:border-left="0.5pt solid #000000" fo:border-right="0.5pt solid #000000" fo:border-top="none" fo:border-bottom="0.5pt solid #000000">
        <style:background-image/>
      </style:table-cell-properties>
    </style:style>
    <style:style style:name="Tableau14.B4" style:family="table-cell">
      <style:table-cell-properties style:vertical-align="middle" fo:padding="0.097cm" fo:border-left="0.5pt solid #000000" fo:border-right="none" fo:border-top="none" fo:border-bottom="0.5pt solid #000000"/>
    </style:style>
    <style:style style:name="Tableau14.C4" style:family="table-cell">
      <style:table-cell-properties style:vertical-align="middle" fo:padding="0.097cm" fo:border-left="0.5pt solid #000000" fo:border-right="none" fo:border-top="none" fo:border-bottom="0.5pt solid #000000"/>
    </style:style>
    <style:style style:name="Tableau14.D4" style:family="table-cell">
      <style:table-cell-properties style:vertical-align="middle" fo:padding="0.097cm" fo:border-left="0.5pt solid #000000" fo:border-right="none" fo:border-top="none" fo:border-bottom="0.5pt solid #000000"/>
    </style:style>
    <style:style style:name="Tableau14.E4" style:family="table-cell">
      <style:table-cell-properties style:vertical-align="middle" fo:padding="0.097cm" fo:border-left="0.5pt solid #000000" fo:border-right="0.5pt solid #000000" fo:border-top="none" fo:border-bottom="0.5pt solid #000000"/>
    </style:style>
    <style:style style:name="Tableau14.E5" style:family="table-cell">
      <style:table-cell-properties style:vertical-align="middle" fo:background-color="#f6f9c2" fo:padding="0.097cm" fo:border-left="0.5pt solid #000000" fo:border-right="0.5pt solid #000000" fo:border-top="none" fo:border-bottom="0.5pt solid #000000">
        <style:background-image/>
      </style:table-cell-properties>
    </style:style>
    <style:style style:name="Tableau14.B6" style:family="table-cell">
      <style:table-cell-properties style:vertical-align="middle" fo:padding="0.097cm" fo:border-left="0.5pt solid #000000" fo:border-right="none" fo:border-top="none" fo:border-bottom="0.5pt solid #000000"/>
    </style:style>
    <style:style style:name="Tableau14.C6" style:family="table-cell" style:data-style-name="N0">
      <style:table-cell-properties style:vertical-align="middle" fo:padding="0.097cm" fo:border-left="0.5pt solid #000000" fo:border-right="none" fo:border-top="none" fo:border-bottom="0.5pt solid #000000"/>
    </style:style>
    <style:style style:name="Tableau14.D6" style:family="table-cell">
      <style:table-cell-properties style:vertical-align="middle" fo:padding="0.097cm" fo:border-left="0.5pt solid #000000" fo:border-right="none" fo:border-top="none" fo:border-bottom="0.5pt solid #000000"/>
    </style:style>
    <style:style style:name="Tableau14.E6" style:family="table-cell" style:data-style-name="N0">
      <style:table-cell-properties style:vertical-align="middle" fo:padding="0.097cm" fo:border-left="0.5pt solid #000000" fo:border-right="0.5pt solid #000000" fo:border-top="none" fo:border-bottom="0.5pt solid #000000"/>
    </style:style>
    <style:style style:name="Tableau14.7" style:family="table-row">
      <style:table-row-properties style:min-row-height="1cm"/>
    </style:style>
    <style:style style:name="Tableau14.E7" style:family="table-cell">
      <style:table-cell-properties style:vertical-align="middle" fo:background-color="#f6f9c2" fo:padding="0.097cm" fo:border-left="0.5pt solid #000000" fo:border-right="0.5pt solid #000000" fo:border-top="none" fo:border-bottom="0.5pt solid #000000">
        <style:background-image/>
      </style:table-cell-properties>
    </style:style>
    <style:style style:name="Tableau14.B8" style:family="table-cell">
      <style:table-cell-properties style:vertical-align="middle" fo:padding="0.097cm" fo:border-left="0.5pt solid #000000" fo:border-right="none" fo:border-top="none" fo:border-bottom="0.5pt solid #000000"/>
    </style:style>
    <style:style style:name="Tableau14.C8" style:family="table-cell">
      <style:table-cell-properties style:vertical-align="middle" fo:padding="0.097cm" fo:border-left="0.5pt solid #000000" fo:border-right="none" fo:border-top="none" fo:border-bottom="0.5pt solid #000000"/>
    </style:style>
    <style:style style:name="Tableau14.D8" style:family="table-cell" style:data-style-name="N0">
      <style:table-cell-properties style:vertical-align="middle" fo:padding="0.097cm" fo:border-left="0.5pt solid #000000" fo:border-right="none" fo:border-top="none" fo:border-bottom="0.5pt solid #000000"/>
    </style:style>
    <style:style style:name="Tableau14.E8" style:family="table-cell">
      <style:table-cell-properties style:vertical-align="middle" fo:padding="0.097cm" fo:border-left="0.5pt solid #000000" fo:border-right="0.5pt solid #000000" fo:border-top="none" fo:border-bottom="0.5pt solid #000000"/>
    </style:style>
    <style:style style:name="Tableau14.C9" style:family="table-cell" style:data-style-name="N3">
      <style:table-cell-properties style:vertical-align="middle" fo:background-color="#f6f9c2" fo:padding="0.097cm" fo:border-left="0.5pt solid #000000" fo:border-right="none" fo:border-top="none" fo:border-bottom="0.5pt solid #000000">
        <style:background-image/>
      </style:table-cell-properties>
    </style:style>
    <style:style style:name="Tableau14.E9" style:family="table-cell" style:data-style-name="N3">
      <style:table-cell-properties style:vertical-align="middle" fo:background-color="#f6f9c2" fo:padding="0.097cm" fo:border-left="0.5pt solid #000000" fo:border-right="0.5pt solid #000000" fo:border-top="none" fo:border-bottom="0.5pt solid #000000">
        <style:background-image/>
      </style:table-cell-properties>
    </style:style>
    <style:style style:name="P1" style:family="paragraph" style:parent-style-name="Standard">
      <style:text-properties fo:font-size="2pt" style:font-size-asian="2pt" style:font-size-complex="2pt"/>
    </style:style>
    <style:style style:name="P2" style:family="paragraph" style:parent-style-name="Standard">
      <style:text-properties fo:font-size="6pt" style:font-size-asian="6pt" style:font-size-complex="6pt"/>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Header">
      <style:text-properties fo:font-size="3pt" style:font-size-asian="4pt" style:font-size-complex="4pt"/>
    </style:style>
    <style:style style:name="P11" style:family="paragraph" style:parent-style-name="Header">
      <style:text-properties fo:font-size="14pt" style:font-size-asian="14pt" style:font-size-complex="14pt"/>
    </style:style>
    <style:style style:name="P12" style:family="paragraph" style:parent-style-name="Header">
      <style:paragraph-properties fo:text-align="end" style:justify-single-word="false"/>
      <style:text-properties fo:font-size="12pt" style:font-size-asian="12pt" style:font-size-complex="12pt"/>
    </style:style>
    <style:style style:name="P13"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4"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5"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text-properties officeooo:rsid="00178920" officeooo:paragraph-rsid="00178920"/>
    </style:style>
    <style:style style:name="P18" style:family="paragraph" style:parent-style-name="Footer">
      <style:text-properties officeooo:paragraph-rsid="00308c81"/>
    </style:style>
    <style:style style:name="P19"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Footer" style:master-page-name="">
      <style:paragraph-properties fo:margin-left="0cm" fo:margin-right="0.6cm" fo:text-align="end" style:justify-single-word="false" fo:text-indent="0cm" style:auto-text-indent="false" style:page-number="auto" text:number-lines="false" text:line-number="0">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_5f_En-tête">
      <style:text-properties officeooo:rsid="0017b706" officeooo:paragraph-rsid="0017b706"/>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_5f_Paragraphe_20_livret_20_réponse_20_élève">
      <style:paragraph-properties fo:margin-left="0cm" fo:margin-right="0cm" fo:margin-top="0.3cm" fo:margin-bottom="0cm" style:contextual-spacing="false" fo:line-height="100%" fo:text-indent="0cm" style:auto-text-indent="false">
        <style:tab-stops>
          <style:tab-stop style:position="0.7cm"/>
          <style:tab-stop style:position="1.101cm"/>
          <style:tab-stop style:position="4.001cm" style:leader-style="dotted" style:leader-text="."/>
        </style:tab-stops>
      </style:paragraph-properties>
      <style:text-properties style:font-name="Bitstream Vera Sans1"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_5f_Paragraphe_20_livret_20_réponse_20_élève">
      <style:paragraph-properties fo:margin-top="0cm" fo:margin-bottom="0cm" style:contextual-spacing="false" fo:line-height="100%" fo:text-align="center" style:justify-single-word="false">
        <style:tab-stops>
          <style:tab-stop style:position="8.999cm" style:type="right"/>
        </style:tab-stops>
      </style:paragraph-properties>
      <style:text-properties style:text-position="0% 100%" style:font-name="Bitstream Vera Sans4" fo:font-size="10pt" officeooo:paragraph-rsid="0035e78f"/>
    </style:style>
    <style:style style:name="P30" style:family="paragraph" style:parent-style-name="_5f_Paragraphe_20_livret_20_réponse_20_élève">
      <style:paragraph-properties fo:margin-top="0cm" fo:margin-bottom="0cm" style:contextual-spacing="false" fo:line-height="100%" fo:text-align="center" style:justify-single-word="false">
        <style:tab-stops>
          <style:tab-stop style:position="8.999cm" style:type="right"/>
        </style:tab-stops>
      </style:paragraph-properties>
      <style:text-properties style:text-position="0% 100%" style:font-name="Bitstream Vera Sans4" fo:font-size="9pt" style:font-size-asian="9pt" style:font-size-complex="9pt"/>
    </style:style>
    <style:style style:name="P31" style:family="paragraph" style:parent-style-name="_5f_Paragraphe_20_livret_20_réponse_20_élève">
      <style:paragraph-properties fo:margin-top="0cm" fo:margin-bottom="0cm" style:contextual-spacing="false" fo:line-height="100%">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9.181cm" style:leader-style="dotted" style:leader-text="."/>
        </style:tab-stops>
      </style:paragraph-properties>
      <style:text-properties officeooo:paragraph-rsid="003bcf72"/>
    </style:style>
    <style:style style:name="P32" style:family="paragraph" style:parent-style-name="_5f_Paragraphe_20_livret_20_réponse_20_élève">
      <style:paragraph-properties fo:margin-top="0cm" fo:margin-bottom="0cm" style:contextual-spacing="false" fo:line-height="100%" fo:text-align="center" style:justify-single-word="false">
        <style:tab-stops>
          <style:tab-stop style:position="8.999cm" style:type="right"/>
        </style:tab-stops>
      </style:paragraph-properties>
      <style:text-properties style:text-position="super 58%" style:font-name="Bitstream Vera Sans4" fo:font-size="9pt" style:font-size-asian="9pt" style:font-size-complex="9pt"/>
    </style:style>
    <style:style style:name="P33" style:family="paragraph" style:parent-style-name="_5f_Paragraphe_20_livret_20_réponse_20_élève">
      <style:paragraph-properties fo:margin-top="0cm" fo:margin-bottom="0cm" style:contextual-spacing="false" fo:line-height="100%" fo:text-align="start" style:justify-single-word="false">
        <style:tab-stops>
          <style:tab-stop style:position="8.999cm" style:type="right"/>
        </style:tab-stops>
      </style:paragraph-properties>
      <style:text-properties style:font-name="Bitstream Vera Sans4" fo:font-size="9pt" style:font-size-asian="9pt" style:font-size-complex="9pt"/>
    </style:style>
    <style:style style:name="P34" style:family="paragraph" style:parent-style-name="_5f_Paragraphe_20_livret_20_réponse_20_élève">
      <style:paragraph-properties fo:margin-top="0cm" fo:margin-bottom="0cm" style:contextual-spacing="false" fo:line-height="100%" fo:text-align="center" style:justify-single-word="false">
        <style:tab-stops>
          <style:tab-stop style:position="8.999cm" style:type="right"/>
        </style:tab-stops>
      </style:paragraph-properties>
      <style:text-properties style:font-name="Bitstream Vera Sans4" fo:font-size="9pt" officeooo:paragraph-rsid="00317242" style:font-size-asian="9pt" style:font-size-complex="9pt"/>
    </style:style>
    <style:style style:name="P35" style:family="paragraph" style:parent-style-name="_5f_Paragraphe_20_livret_20_réponse_20_élève">
      <style:paragraph-properties fo:margin-top="0cm" fo:margin-bottom="0cm" style:contextual-spacing="false" fo:line-height="100%"/>
      <style:text-properties fo:font-size="7pt" style:font-size-asian="6.09999990463257pt" style:font-size-complex="7pt"/>
    </style:style>
    <style:style style:name="P36" style:family="paragraph" style:parent-style-name="Table_20_Contents">
      <style:paragraph-properties fo:margin-top="0cm" fo:margin-bottom="0cm" style:contextual-spacing="false" fo:text-align="justify" style:justify-single-word="false"/>
      <style:text-properties style:font-name="Bitstream Vera Sans4" fo:font-size="10pt"/>
    </style:style>
    <style:style style:name="P37" style:family="paragraph" style:parent-style-name="Table_20_Contents">
      <style:paragraph-properties fo:margin-top="0cm" fo:margin-bottom="0cm" style:contextual-spacing="false" fo:text-align="start" style:justify-single-word="false"/>
      <style:text-properties style:font-name="Bitstream Vera Sans4" fo:font-size="9pt" style:font-size-asian="9pt" style:font-size-complex="9pt"/>
    </style:style>
    <style:style style:name="P38" style:family="paragraph" style:parent-style-name="Table_20_Contents">
      <style:paragraph-properties fo:margin-top="0cm" fo:margin-bottom="0cm" style:contextual-spacing="false" fo:text-align="center" style:justify-single-word="false"/>
      <style:text-properties style:font-name="Bitstream Vera Sans4" fo:font-size="9pt" style:font-size-asian="9pt" style:font-size-complex="9pt"/>
    </style:style>
    <style:style style:name="P39" style:family="paragraph" style:parent-style-name="Table_20_Contents">
      <style:paragraph-properties fo:margin-top="0cm" fo:margin-bottom="0cm" style:contextual-spacing="false" fo:text-align="center" style:justify-single-word="false"/>
      <style:text-properties style:font-name="Bitstream Vera Sans4" fo:font-size="9pt" fo:font-weight="bold" style:font-size-asian="9pt" style:font-weight-asian="bold" style:font-size-complex="9pt" style:font-weight-complex="bold"/>
    </style:style>
    <style:style style:name="P40" style:family="paragraph" style:parent-style-name="Table_20_Contents">
      <style:paragraph-properties fo:margin-top="0cm" fo:margin-bottom="0cm" style:contextual-spacing="false" fo:text-align="center" style:justify-single-word="false"/>
      <style:text-properties style:font-name="Bitstream Vera Sans5" fo:font-size="9pt" officeooo:paragraph-rsid="0009d923" style:font-size-asian="9pt" style:font-size-complex="9pt"/>
    </style:style>
    <style:style style:name="P41" style:family="paragraph" style:parent-style-name="Table_20_Contents">
      <style:paragraph-properties fo:margin-top="0cm" fo:margin-bottom="0cm" style:contextual-spacing="false" fo:line-height="100%" fo:text-align="center" style:justify-single-word="false"/>
      <style:text-properties style:font-name="Bitstream Vera Sans5" fo:font-size="10pt"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margin-top="0cm" fo:margin-bottom="0cm" style:contextual-spacing="false" fo:text-align="center" style:justify-single-word="false"/>
      <style:text-properties style:text-position="super 58%" style:font-name="Bitstream Vera Sans4" fo:font-size="9pt" style:font-size-asian="9pt" style:font-size-complex="9pt"/>
    </style:style>
    <style:style style:name="P43" style:family="paragraph" style:parent-style-name="Table_20_Contents">
      <style:paragraph-properties fo:margin-top="0cm" fo:margin-bottom="0cm" style:contextual-spacing="false" fo:line-height="100%" fo:text-align="center" style:justify-single-word="false">
        <style:tab-stops>
          <style:tab-stop style:position="8.999cm" style:type="right"/>
        </style:tab-stops>
      </style:paragraph-properties>
      <style:text-properties style:text-position="super 58%" style:font-name="Bitstream Vera Sans4" fo:font-size="9pt" style:font-size-asian="9pt" style:font-size-complex="9pt"/>
    </style:style>
    <style:style style:name="P44" style:family="paragraph" style:parent-style-name="Table_20_Contents">
      <style:paragraph-properties fo:margin-top="0cm" fo:margin-bottom="0cm" style:contextual-spacing="false" fo:text-align="start" style:justify-single-word="false"/>
      <style:text-properties style:text-position="0% 100%" style:font-name="Bitstream Vera Sans4" fo:font-size="9pt" style:font-size-asian="9pt" style:font-size-complex="9pt"/>
    </style:style>
    <style:style style:name="P45" style:family="paragraph" style:parent-style-name="Table_20_Contents">
      <style:paragraph-properties fo:margin-top="0cm" fo:margin-bottom="0cm" style:contextual-spacing="false" fo:text-align="center" style:justify-single-word="false"/>
    </style:style>
    <style:style style:name="P46" style:family="paragraph" style:parent-style-name="_5f_Paragraphe_20_livret_20_">
      <style:paragraph-properties fo:margin-top="0cm" fo:margin-bottom="0cm" style:contextual-spacing="false"/>
      <style:text-properties officeooo:paragraph-rsid="0039be2d"/>
    </style:style>
    <style:style style:name="P47" style:family="paragraph" style:parent-style-name="_5f_Paragraphe_5f_Correction">
      <style:paragraph-properties fo:margin-top="0cm" fo:margin-bottom="0cm" style:contextual-spacing="false"/>
      <style:text-properties officeooo:paragraph-rsid="004c5381"/>
    </style:style>
    <style:style style:name="P48" style:family="paragraph" style:parent-style-name="FILET_5f_POINTILLES">
      <style:paragraph-properties fo:margin-top="0.199cm" fo:margin-bottom="0cm" style:contextual-spacing="false" style:line-height-at-least="0.7cm" fo:text-align="justify" style:justify-single-word="false">
        <style:tab-stops>
          <style:tab-stop style:position="4.5cm" style:type="right" style:leader-style="dotted" style:leader-text="."/>
        </style:tab-stops>
      </style:paragraph-properties>
      <style:text-properties officeooo:paragraph-rsid="0036e143"/>
    </style:style>
    <style:style style:name="P49" style:family="paragraph" style:parent-style-name="_5f_Paragraphe_20_livret_20_réponse_20_élève">
      <style:paragraph-properties fo:margin-top="0.199cm" fo:margin-bottom="0cm" style:contextual-spacing="false" fo:line-height="100%">
        <style:tab-stops>
          <style:tab-stop style:position="4.2cm" style:leader-style="dotted" style:leader-text="."/>
        </style:tab-stops>
      </style:paragraph-properties>
      <style:text-properties style:font-name="Bitstream Vera Sans1" fo:font-size="10pt" fo:font-style="normal" style:text-underline-style="none" fo:font-weight="normal" style:font-size-asian="10pt" style:font-style-asian="normal" style:font-weight-asian="normal" style:font-size-complex="10pt" style:font-style-complex="normal" style:font-weight-complex="normal"/>
    </style:style>
    <style:style style:name="P50" style:family="paragraph" style:parent-style-name="_5f_Paragraphe_20_livret_20_réponse_20_élève">
      <style:paragraph-properties fo:margin-top="0.199cm" fo:margin-bottom="0cm" style:contextual-spacing="false" fo:line-height="100%">
        <style:tab-stops>
          <style:tab-stop style:position="4.2cm" style:leader-style="dotted" style:leader-text="."/>
        </style:tab-stops>
      </style:paragraph-properties>
      <style:text-properties style:font-name="Bitstream Vera Sans1" fo:font-size="10pt" fo:font-style="normal" style:text-underline-style="none" fo:font-weight="normal" officeooo:paragraph-rsid="0036e143" style:font-size-asian="10pt" style:font-style-asian="normal" style:font-weight-asian="normal" style:font-size-complex="10pt" style:font-style-complex="normal" style:font-weight-complex="normal"/>
    </style:style>
    <style:style style:name="P51" style:family="paragraph" style:parent-style-name="_5f_Paragraphe_20_livret_20_réponse_20_élève">
      <style:paragraph-properties fo:margin-top="0.199cm" fo:margin-bottom="0cm" style:contextual-spacing="false" fo:line-height="100%">
        <style:tab-stops>
          <style:tab-stop style:position="4.2cm" style:leader-style="dotted" style:leader-text="."/>
        </style:tab-stops>
      </style:paragraph-properties>
      <style:text-properties style:text-underline-style="none" fo:font-weight="normal"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text-align="center" style:justify-single-word="false"/>
      <style:text-properties style:font-name="Bitstream Vera Sans5" fo:font-size="10pt" officeooo:paragraph-rsid="0043e706" style:font-size-asian="9pt" style:font-size-complex="9pt"/>
    </style:style>
    <style:style style:name="P53" style:family="paragraph" style:parent-style-name="_5f_Paragraphe_5f_Correction">
      <style:text-properties officeooo:paragraph-rsid="00494d50"/>
    </style:style>
    <style:style style:name="P54" style:family="paragraph" style:parent-style-name="_5f_Paragraphe_5f_Correction">
      <style:text-properties officeooo:paragraph-rsid="004b2503"/>
    </style:style>
    <style:style style:name="P55" style:family="paragraph" style:parent-style-name="_5f_Paragraphe_5f_Correction">
      <style:text-properties officeooo:paragraph-rsid="004c5381"/>
    </style:style>
    <style:style style:name="P56" style:family="paragraph" style:parent-style-name="_5f_Paragraphe_5f_Correction">
      <style:text-properties officeooo:paragraph-rsid="004dac54"/>
    </style:style>
    <style:style style:name="P57" style:family="paragraph" style:parent-style-name="_5f_Paragraphe_5f_Correction">
      <style:text-properties officeooo:paragraph-rsid="00511fff"/>
    </style:style>
    <style:style style:name="P58" style:family="paragraph" style:parent-style-name="Entête_20_couleur" style:list-style-name="_5f_Numérotation_20_des_20_exercices_20_livrets"/>
    <style:style style:name="P59" style:family="paragraph" style:parent-style-name="Exo_5f_Num">
      <style:text-properties officeooo:paragraph-rsid="00511fff"/>
    </style:style>
    <style:style style:name="P60" style:family="paragraph" style:parent-style-name="Exo_5f_Num" style:list-style-name="Num_5f_Exo" style:master-page-name="_5f_Fiche_20_éditeur_20_série_20_2_20_une_20_colonne_20_impaire_20__28_G_29_">
      <style:paragraph-properties fo:margin-top="0cm" fo:margin-bottom="0.101cm" style:contextual-spacing="false" style:page-number="22" fo:break-before="auto" fo:break-after="auto"/>
      <style:text-properties officeooo:paragraph-rsid="0011223d"/>
    </style:style>
    <style:style style:name="P61" style:family="paragraph" style:parent-style-name="Exo_5f_Num" style:list-style-name="Num_5f_Exo">
      <style:paragraph-properties fo:margin-top="0cm" fo:margin-bottom="0.101cm" style:contextual-spacing="false" fo:break-before="column"/>
      <style:text-properties officeooo:paragraph-rsid="001cfb14"/>
    </style:style>
    <style:style style:name="P62" style:family="paragraph" style:parent-style-name="Exo_5f_Num">
      <style:paragraph-properties fo:margin-top="0.801cm" fo:margin-bottom="0.101cm" style:contextual-spacing="false"/>
    </style:style>
    <style:style style:name="P63" style:family="paragraph" style:parent-style-name="Exo_5f_Num">
      <style:paragraph-properties fo:margin-top="1.03cm" fo:margin-bottom="0.199cm" style:contextual-spacing="false"/>
    </style:style>
    <style:style style:name="P64" style:family="paragraph" style:parent-style-name="Exo_5f_Num">
      <style:paragraph-properties fo:margin-top="0.78cm" fo:margin-bottom="0.101cm" style:contextual-spacing="false"/>
      <style:text-properties officeooo:paragraph-rsid="0043e706"/>
    </style:style>
    <style:style style:name="P65" style:family="paragraph" style:parent-style-name="Exo_5f_Num">
      <style:paragraph-properties fo:margin-top="0.78cm" fo:margin-bottom="0.101cm" style:contextual-spacing="false" fo:break-before="column"/>
      <style:text-properties officeooo:paragraph-rsid="0043e706"/>
    </style:style>
    <style:style style:name="P66" style:family="paragraph" style:parent-style-name="Exo_5f_Num">
      <style:paragraph-properties fo:margin-top="1.05cm" fo:margin-bottom="0.101cm" style:contextual-spacing="false"/>
    </style:style>
    <style:style style:name="P67" style:family="paragraph" style:parent-style-name="Exo_5f_Num" style:list-style-name="Num_5f_Exo">
      <style:paragraph-properties fo:margin-top="1cm" fo:margin-bottom="0.101cm" style:contextual-spacing="false"/>
      <style:text-properties officeooo:paragraph-rsid="0034b947"/>
    </style:style>
    <style:style style:name="P68" style:family="paragraph" style:parent-style-name="Exo_5f_Num" style:list-style-name="_5f_Numérotation_20_des_20_exercices_20_livrets" style:master-page-name="">
      <style:paragraph-properties fo:margin-top="0cm" fo:margin-bottom="0cm" style:contextual-spacing="false" style:page-number="auto"/>
      <style:text-properties fo:font-size="10pt" officeooo:paragraph-rsid="00478223" fo:background-color="#ffff00" style:font-size-asian="10pt" style:font-size-complex="10pt"/>
    </style:style>
    <style:style style:name="P69" style:family="paragraph" style:parent-style-name="Exo_5f_Num" style:list-style-name="Num_5f_Exo">
      <style:paragraph-properties fo:margin-top="0.801cm" fo:margin-bottom="0.169cm" style:contextual-spacing="false"/>
      <style:text-properties officeooo:paragraph-rsid="001c399d"/>
    </style:style>
    <style:style style:name="P70" style:family="paragraph" style:parent-style-name="Exo_5f_Num" style:list-style-name="Num_5f_Exo">
      <style:paragraph-properties fo:margin-top="0.376cm" fo:margin-bottom="0cm" style:contextual-spacing="false" fo:break-before="page"/>
      <style:text-properties officeooo:paragraph-rsid="00226477"/>
    </style:style>
    <style:style style:name="P71" style:family="paragraph" style:parent-style-name="FILET_5f_POINTILLES" style:list-style-name="_5f_Numérotation_20_des_20_exercices_20_livrets">
      <style:paragraph-properties fo:margin-top="0.199cm" fo:margin-bottom="0cm" style:contextual-spacing="false" style:line-height-at-least="0.7cm" fo:text-align="justify" style:justify-single-word="false">
        <style:tab-stops>
          <style:tab-stop style:position="4.5cm" style:type="right" style:leader-style="dotted" style:leader-text="."/>
        </style:tab-stops>
      </style:paragraph-properties>
      <style:text-properties officeooo:paragraph-rsid="0036e143"/>
    </style:style>
    <style:style style:name="P72" style:family="paragraph" style:parent-style-name="Header" style:list-style-name="_5f_Numérotation_20_des_20_exercices_20_livrets">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73" style:family="paragraph" style:parent-style-name="Standard" style:list-style-name="_5f_Numérotation_20_des_20_exercices_20_livrets">
      <style:paragraph-properties fo:margin-top="0.199cm" fo:margin-bottom="0.199cm" style:contextual-spacing="false"/>
      <style:text-properties officeooo:paragraph-rsid="0043e706"/>
    </style:style>
    <style:style style:name="P74" style:family="paragraph" style:parent-style-name="Standard" style:list-style-name="_5f_Numérotation_20_des_20_exercices_20_livrets">
      <style:paragraph-properties fo:margin-top="0cm" fo:margin-bottom="0cm" style:contextual-spacing="false"/>
      <style:text-properties fo:font-size="10pt" officeooo:paragraph-rsid="00478223" style:font-size-asian="10pt" style:font-size-complex="10pt"/>
    </style:style>
    <style:style style:name="P75" style:family="paragraph" style:parent-style-name="Standard" style:list-style-name="Num_5f_Exo">
      <style:paragraph-properties fo:margin-top="0.6cm" fo:margin-bottom="0.101cm" style:contextual-spacing="false" fo:text-align="justify" style:justify-single-word="false"/>
      <style:text-properties officeooo:paragraph-rsid="00226477"/>
    </style:style>
    <style:style style:name="P76" style:family="paragraph" style:parent-style-name="Table_20_Contents" style:list-style-name="liste_5f_abc">
      <style:paragraph-properties fo:margin-top="0cm" fo:margin-bottom="0cm" style:contextual-spacing="false" fo:text-align="justify" style:justify-single-word="false"/>
    </style:style>
    <style:style style:name="P77" style:family="paragraph" style:parent-style-name="_5f_En-tête" style:list-style-name="_5f_Numérotation_20_des_20_exercices_20_livrets"/>
    <style:style style:name="P78" style:family="paragraph" style:parent-style-name="_5f_Paragraphe_20_livret_20_" style:list-style-name="liste_5f_abc">
      <style:paragraph-properties fo:margin-top="0.4cm" fo:margin-bottom="0cm" style:contextual-spacing="false"/>
      <style:text-properties fo:letter-spacing="-0.007cm" officeooo:paragraph-rsid="0009647f"/>
    </style:style>
    <style:style style:name="P79" style:family="paragraph" style:parent-style-name="_5f_Paragraphe_20_livret_20_" style:list-style-name="liste_5f_abc">
      <style:paragraph-properties fo:margin-top="0.4cm" fo:margin-bottom="0cm" style:contextual-spacing="false"/>
      <style:text-properties officeooo:paragraph-rsid="004c5381"/>
    </style:style>
    <style:style style:name="P80" style:family="paragraph" style:parent-style-name="_5f_Paragraphe_20_livret_20_" style:list-style-name="liste_5f_abc">
      <style:paragraph-properties fo:margin-top="0.101cm" fo:margin-bottom="0cm" style:contextual-spacing="false"/>
      <style:text-properties officeooo:paragraph-rsid="0039be2d"/>
    </style:style>
    <style:style style:name="P81" style:family="paragraph" style:parent-style-name="_5f_Paragraphe_20_livret_20_" style:list-style-name="liste_5f_abc">
      <style:paragraph-properties fo:margin-top="0.499cm" fo:margin-bottom="0cm" style:contextual-spacing="false"/>
      <style:text-properties officeooo:paragraph-rsid="0039be2d"/>
    </style:style>
    <style:style style:name="P82" style:family="paragraph" style:parent-style-name="_5f_Paragraphe_20_livret_20_" style:list-style-name="liste_5f_abc">
      <style:paragraph-properties fo:margin-top="0.499cm" fo:margin-bottom="0cm" style:contextual-spacing="false"/>
      <style:text-properties officeooo:paragraph-rsid="00381897"/>
    </style:style>
    <style:style style:name="P83" style:family="paragraph" style:parent-style-name="_5f_Paragraphe_20_livret_20_" style:list-style-name="L1" style:master-page-name="">
      <loext:graphic-properties draw:fill="non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paragraph-properties>
      <style:text-properties officeooo:paragraph-rsid="00226477"/>
    </style:style>
    <style:style style:name="P84" style:family="paragraph" style:parent-style-name="_5f_Paragraphe_20_livret_20_" style:list-style-name="_5f_Numérotation_20_des_20_exercices_20_livrets">
      <style:paragraph-properties fo:margin-top="0cm" fo:margin-bottom="0.101cm" style:contextual-spacing="false"/>
      <style:text-properties officeooo:paragraph-rsid="00381897"/>
    </style:style>
    <style:style style:name="P85" style:family="paragraph" style:parent-style-name="_5f_Paragraphe_20_livret_20_" style:list-style-name="liste_5f_abc">
      <style:paragraph-properties fo:margin-top="0cm" fo:margin-bottom="0cm" style:contextual-spacing="false"/>
      <style:text-properties officeooo:paragraph-rsid="00381897"/>
    </style:style>
    <style:style style:name="P86" style:family="paragraph" style:parent-style-name="_5f_Paragraphe_20_livret_20_réponse_20_élève" style:list-style-name="_5f_Numérotation_20_des_20_exercices_20_livrets">
      <style:paragraph-properties fo:margin-top="0.199cm" fo:margin-bottom="0cm" style:contextual-spacing="false" fo:line-height="100%">
        <style:tab-stops>
          <style:tab-stop style:position="4.2cm" style:leader-style="dotted" style:leader-text="."/>
        </style:tab-stops>
      </style:paragraph-properties>
      <style:text-properties style:font-name="Bitstream Vera Sans1" fo:font-size="10pt" fo:font-style="normal" style:text-underline-style="none" fo:font-weight="normal" officeooo:paragraph-rsid="0036e143" style:font-size-asian="10pt" style:font-style-asian="normal" style:font-weight-asian="normal" style:font-size-complex="10pt" style:font-style-complex="normal" style:font-weight-complex="normal"/>
    </style:style>
    <style:style style:name="P87" style:family="paragraph" style:parent-style-name="_5f_Paragraphe_20_livret_20_réponse_20_élève" style:list-style-name="liste_5f_abc">
      <style:paragraph-properties fo:margin-top="0.199cm" fo:margin-bottom="0cm" style:contextual-spacing="false" fo:line-height="100%"/>
      <style:text-properties officeooo:paragraph-rsid="0009647f"/>
    </style:style>
    <style:style style:name="P88" style:family="paragraph" style:parent-style-name="_5f_Paragraphe_20_livret_20_réponse_20_élève" style:list-style-name="liste_5f_abc">
      <style:paragraph-properties fo:margin-top="0.199cm" fo:margin-bottom="0cm" style:contextual-spacing="false" fo:line-height="100%">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9.181cm" style:leader-style="dotted" style:leader-text="."/>
        </style:tab-stops>
      </style:paragraph-properties>
      <style:text-properties officeooo:paragraph-rsid="001cfb14"/>
    </style:style>
    <style:style style:name="P89" style:family="paragraph" style:parent-style-name="_5f_Paragraphe_20_livret_20_réponse_20_élève" style:list-style-name="_5f_Numérotation_20_des_20_exercices_20_livrets">
      <style:paragraph-properties fo:margin-top="0.199cm" fo:margin-bottom="0.199cm" style:contextual-spacing="false" fo:line-height="100%"/>
      <style:text-properties officeooo:paragraph-rsid="0043e706"/>
    </style:style>
    <style:style style:name="P90" style:family="paragraph" style:parent-style-name="_5f_Paragraphe_20_livret_20_réponse_20_élève" style:list-style-name="_5f_Numérotation_20_des_20_exercices_20_livrets">
      <style:paragraph-properties fo:margin-top="0.199cm" fo:margin-bottom="0.199cm" style:contextual-spacing="false" fo:line-height="100%">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9.155cm" style:leader-style="dotted" style:leader-text="."/>
        </style:tab-stops>
      </style:paragraph-properties>
      <style:text-properties officeooo:paragraph-rsid="0043e706"/>
    </style:style>
    <style:style style:name="P91" style:family="paragraph" style:parent-style-name="_5f_Paragraphe_20_livret_20_réponse_20_élève" style:list-style-name="_5f_Numérotation_20_des_20_exercices_20_livrets">
      <style:paragraph-properties fo:margin-top="0.199cm" fo:margin-bottom="0.199cm" style:contextual-spacing="false">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9.155cm" style:leader-style="dotted" style:leader-text="."/>
        </style:tab-stops>
      </style:paragraph-properties>
      <style:text-properties style:font-name="Bitstream Vera Sans1" fo:font-size="10pt" fo:font-style="normal" officeooo:paragraph-rsid="0043e706" style:font-size-asian="10pt" style:font-style-asian="normal" style:font-size-complex="10pt" style:font-style-complex="normal"/>
    </style:style>
    <style:style style:name="P92" style:family="paragraph" style:parent-style-name="_5f_Paragraphe_20_livret_20_réponse_20_élève" style:list-style-name="_5f_Numérotation_20_des_20_exercices_20_livrets">
      <style:paragraph-properties fo:margin-top="0cm" fo:margin-bottom="0cm" style:contextual-spacing="false" style:line-height-at-least="0.6cm" fo:text-align="justify" style:justify-single-word="false">
        <style:tab-stops>
          <style:tab-stop style:position="8.864cm" style:leader-style="dotted" style:leader-text="."/>
          <style:tab-stop style:position="8.916cm" style:leader-style="dotted" style:leader-text="."/>
          <style:tab-stop style:position="8.943cm" style:leader-style="dotted" style:leader-text="."/>
          <style:tab-stop style:position="8.969cm" style:leader-style="dotted" style:leader-text="."/>
          <style:tab-stop style:position="8.999cm" style:leader-style="dotted" style:leader-text="."/>
          <style:tab-stop style:position="19.001cm" style:leader-style="dotted" style:leader-text="."/>
        </style:tab-stops>
      </style:paragraph-properties>
      <style:text-properties style:font-name="Bitstream Vera Sans1" fo:font-size="10pt" fo:font-style="normal" officeooo:paragraph-rsid="0044fd22" style:font-size-asian="10pt" style:font-style-asian="normal" style:font-size-complex="10pt" style:font-style-complex="normal"/>
    </style:style>
    <style:style style:name="P93" style:family="paragraph" style:parent-style-name="_5f_Paragraphe_20_livret_20_réponse_20_élève" style:list-style-name="_5f_Numérotation_20_des_20_exercices_20_livrets">
      <style:paragraph-properties fo:margin-top="0cm" fo:margin-bottom="0cm" style:contextual-spacing="false" style:line-height-at-least="0.6cm" fo:text-align="justify" style:justify-single-word="false">
        <style:tab-stops>
          <style:tab-stop style:position="8.864cm" style:leader-style="dotted" style:leader-text="."/>
          <style:tab-stop style:position="8.916cm" style:leader-style="dotted" style:leader-text="."/>
          <style:tab-stop style:position="8.943cm" style:leader-style="dotted" style:leader-text="."/>
          <style:tab-stop style:position="8.969cm" style:leader-style="dotted" style:leader-text="."/>
          <style:tab-stop style:position="8.999cm" style:leader-style="dotted" style:leader-text="."/>
          <style:tab-stop style:position="19.001cm" style:leader-style="dotted" style:leader-text="."/>
        </style:tab-stops>
      </style:paragraph-properties>
      <style:text-properties officeooo:paragraph-rsid="0044fd22"/>
    </style:style>
    <style:style style:name="P94" style:family="paragraph" style:parent-style-name="_5f_Paragraphe_20_livret_20_réponse_20_élève" style:list-style-name="_5f_Numérotation_20_des_20_exercices_20_livrets">
      <style:paragraph-properties fo:margin-top="0cm" fo:margin-bottom="0cm" style:contextual-spacing="false" style:line-height-at-least="0.706cm"/>
      <style:text-properties officeooo:paragraph-rsid="00478223"/>
    </style:style>
    <style:style style:name="P95" style:family="paragraph" style:parent-style-name="_5f_Paragraphe_20_livret_20_réponse_20_élève" style:list-style-name="_5f_Numérotation_20_des_20_exercices_20_livrets">
      <style:paragraph-properties fo:margin-top="0cm" fo:margin-bottom="0.199cm" style:contextual-spacing="false" fo:line-height="100%"/>
    </style:style>
    <style:style style:name="P96" style:family="paragraph" style:parent-style-name="_5f_Paragraphe_20_livret_20_réponse_20_élève">
      <style:paragraph-properties fo:margin-top="0cm" fo:margin-bottom="0.199cm" style:contextual-spacing="false" fo:line-height="100%" fo:text-align="justify" style:justify-single-word="false"/>
      <style:text-properties officeooo:paragraph-rsid="00426e26"/>
    </style:style>
    <style:style style:name="P97" style:family="paragraph" style:parent-style-name="_5f_Paragraphe_20_livret_20_réponse_20_élève">
      <style:paragraph-properties fo:margin-top="0cm" fo:margin-bottom="0.199cm" style:contextual-spacing="false" fo:line-height="100%" fo:text-align="justify" style:justify-single-word="false"/>
      <style:text-properties style:font-name="Bitstream Vera Sans5" fo:font-size="10pt" officeooo:paragraph-rsid="00426e26"/>
    </style:style>
    <style:style style:name="P98" style:family="paragraph" style:parent-style-name="_5f_Paragraphe_20_livret_20_réponse_20_élève">
      <style:paragraph-properties fo:margin-top="0cm" fo:margin-bottom="0.199cm" style:contextual-spacing="false" fo:line-height="100%" fo:text-align="justify" style:justify-single-word="false">
        <style:tab-stops>
          <style:tab-stop style:position="4.5cm" style:type="right" style:leader-style="dotted" style:leader-text="."/>
        </style:tab-stops>
      </style:paragraph-properties>
      <style:text-properties style:font-name="Bitstream Vera Sans5" fo:font-size="10pt" officeooo:paragraph-rsid="00426e26"/>
    </style:style>
    <style:style style:name="P99" style:family="paragraph" style:parent-style-name="_5f_Paragraphe_20_livret_20_réponse_20_élève">
      <style:paragraph-properties fo:margin-top="0cm" fo:margin-bottom="0.199cm" style:contextual-spacing="false" fo:line-height="100%" fo:text-align="start" style:justify-single-word="false"/>
      <style:text-properties style:font-name="Bitstream Vera Sans5" fo:font-size="10pt" officeooo:paragraph-rsid="00426e26"/>
    </style:style>
    <style:style style:name="P100" style:family="paragraph" style:parent-style-name="_5f_Paragraphe_20_livret_20_réponse_20_élève">
      <style:paragraph-properties fo:margin-top="0cm" fo:margin-bottom="0.199cm" style:contextual-spacing="false" fo:line-height="100%" fo:text-align="start" style:justify-single-word="false">
        <style:tab-stops>
          <style:tab-stop style:position="4.5cm" style:type="right" style:leader-style="dotted" style:leader-text="."/>
        </style:tab-stops>
      </style:paragraph-properties>
      <style:text-properties style:font-name="Bitstream Vera Sans5" fo:font-size="10pt" officeooo:paragraph-rsid="00426e26"/>
    </style:style>
    <style:style style:name="P101" style:family="paragraph" style:parent-style-name="_5f_Paragraphe_20_livret_20_réponse_20_élève" style:list-style-name="L1">
      <style:paragraph-properties fo:margin-top="0.15cm" fo:margin-bottom="0cm" style:contextual-spacing="false" fo:line-height="100%">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9.181cm" style:leader-style="dotted" style:leader-text="."/>
        </style:tab-stops>
      </style:paragraph-properties>
      <style:text-properties officeooo:paragraph-rsid="0021423d"/>
    </style:style>
    <style:style style:name="P102" style:family="paragraph" style:parent-style-name="_5f_Paragraphe_20_livret_20_réponse_20_élève" style:list-style-name="liste_5f_abc">
      <style:paragraph-properties fo:margin-top="0.499cm" fo:margin-bottom="0cm" style:contextual-spacing="false" fo:line-height="100%">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9.181cm" style:leader-style="dotted" style:leader-text="."/>
        </style:tab-stops>
      </style:paragraph-properties>
      <style:text-properties officeooo:paragraph-rsid="003bcf72"/>
    </style:style>
    <style:style style:name="P103" style:family="paragraph" style:parent-style-name="_5f_Paragraphe_20_livret_20_réponse_20_élève">
      <style:paragraph-properties fo:margin-left="0cm" fo:margin-right="0cm" fo:margin-top="0cm" fo:margin-bottom="0.199cm" style:contextual-spacing="false" fo:line-height="100%" fo:text-indent="0cm" style:auto-text-indent="false">
        <style:tab-stops>
          <style:tab-stop style:position="0.7cm"/>
          <style:tab-stop style:position="1.101cm"/>
          <style:tab-stop style:position="4.001cm" style:leader-style="dotted" style:leader-text="."/>
        </style:tab-stops>
      </style:paragraph-properties>
      <style:text-properties style:font-name="Bitstream Vera Sans1" fo:font-size="10pt" fo:font-style="normal"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_5f_Paragraphe_20_livret_20_réponse_20_élève">
      <style:paragraph-properties fo:margin-left="0cm" fo:margin-right="0cm" fo:margin-top="0cm" fo:margin-bottom="0.199cm" style:contextual-spacing="false" fo:line-height="100%" fo:text-indent="0cm" style:auto-text-indent="false">
        <style:tab-stops>
          <style:tab-stop style:position="0.7cm"/>
          <style:tab-stop style:position="1.101cm"/>
          <style:tab-stop style:position="4.001cm" style:leader-style="dotted" style:leader-text="."/>
        </style:tab-stops>
      </style:paragraph-properties>
      <style:text-properties officeooo:paragraph-rsid="00426e26"/>
    </style:style>
    <style:style style:name="P105" style:family="paragraph" style:parent-style-name="_5f_Paragraphe_20_livret_20_réponse_20_élève">
      <style:paragraph-properties fo:margin-left="0cm" fo:margin-right="0cm" fo:margin-top="0cm" fo:margin-bottom="0.199cm" style:contextual-spacing="false" fo:line-height="100%" fo:text-align="justify" style:justify-single-word="false" fo:text-indent="0cm" style:auto-text-indent="false">
        <style:tab-stops>
          <style:tab-stop style:position="0.7cm"/>
          <style:tab-stop style:position="1.101cm"/>
          <style:tab-stop style:position="4.001cm" style:leader-style="dotted" style:leader-text="."/>
        </style:tab-stops>
      </style:paragraph-properties>
      <style:text-properties style:font-name="Bitstream Vera Sans5" fo:font-size="10pt" officeooo:paragraph-rsid="00426e26"/>
    </style:style>
    <style:style style:name="P106" style:family="paragraph" style:parent-style-name="_5f_Paragraphe_20_énoncé_20_après_20_numéro" style:list-style-name="_5f_Numérotation_20_des_20_exercices_20_livrets">
      <style:paragraph-properties fo:margin-top="0.019cm" fo:margin-bottom="0cm" style:contextual-spacing="false"/>
      <style:text-properties fo:font-size="10pt" officeooo:paragraph-rsid="003a58ab" style:font-size-asian="10pt" style:font-size-complex="10pt"/>
    </style:style>
    <style:style style:name="P107" style:family="paragraph" style:parent-style-name="_5f_Paragraphe_20_énoncé_20_après_20_numéro" style:list-style-name="">
      <style:paragraph-properties fo:margin-top="0cm" fo:margin-bottom="0cm" style:contextual-spacing="false"/>
      <style:text-properties fo:font-size="10pt" officeooo:paragraph-rsid="003a58ab" style:font-size-asian="10pt" style:font-size-complex="10pt"/>
    </style:style>
    <style:style style:name="P108" style:family="paragraph" style:parent-style-name="_5f_Paragraphe_20_énoncé_20_après_20_numéro" style:list-style-name="Num_5f_Exo">
      <style:paragraph-properties fo:margin-top="0cm" fo:margin-bottom="0cm" style:contextual-spacing="false"/>
      <style:text-properties officeooo:paragraph-rsid="003a58ab"/>
    </style:style>
    <style:style style:name="P109" style:family="paragraph" style:parent-style-name="_5f_Paragraphe_20_énoncé_20_après_20_numéro" style:list-style-name="">
      <style:paragraph-properties fo:margin-top="0cm" fo:margin-bottom="0cm" style:contextual-spacing="false"/>
      <style:text-properties officeooo:paragraph-rsid="003a58ab"/>
    </style:style>
    <style:style style:name="P110" style:family="paragraph" style:parent-style-name="_5f_Paragraphe_5f_Correction">
      <style:paragraph-properties fo:margin-top="0.101cm" fo:margin-bottom="0.101cm" style:contextual-spacing="false"/>
      <style:text-properties officeooo:paragraph-rsid="004c5381"/>
    </style:style>
    <style:style style:name="P111" style:family="paragraph" style:parent-style-name="_5f_Pied_20_de_20_page" style:list-style-name="">
      <style:paragraph-properties fo:text-align="end" style:justify-single-word="false"/>
    </style:style>
    <style:style style:name="P112" style:family="paragraph" style:parent-style-name="_5f_Pied_20_de_20_page">
      <style:paragraph-properties fo:text-align="end" style:justify-single-word="false"/>
    </style:style>
    <style:style style:name="P113" style:family="paragraph" style:parent-style-name="_5f_Pied_20_de_20_page" style:list-style-name=""/>
    <style:style style:name="P11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5" style:family="paragraph" style:parent-style-name="_5f_Pied_20_de_20_page" style:list-style-name="">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6" style:family="paragraph" style:parent-style-name="_5f_Pied_20_de_20_page" style:list-style-name="">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7" style:family="paragraph">
      <loext:graphic-properties draw:fill="none"/>
      <style:paragraph-properties fo:text-align="center"/>
    </style:style>
    <style:style style:name="P118" style:family="paragraph">
      <loext:graphic-properties draw:fill="none"/>
      <style:paragraph-properties fo:text-align="center"/>
      <style:text-properties fo:font-size="12pt"/>
    </style:style>
    <style:style style:name="P11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0" style:family="paragraph">
      <style:paragraph-properties fo:text-align="center"/>
    </style:style>
    <style:style style:name="P121"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122" style:family="paragraph">
      <loext:graphic-properties draw:fill="solid" draw:fill-color="#d7e12c"/>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308c81"/>
    </style:style>
    <style:style style:name="T6" style:family="text">
      <style:text-properties style:text-position="super 58%"/>
    </style:style>
    <style:style style:name="T7" style:family="text">
      <style:text-properties style:text-position="super 58%" style:font-size-complex="9pt"/>
    </style:style>
    <style:style style:name="T8" style:family="text">
      <style:text-properties style:text-position="super 58%" officeooo:rsid="00494d50" style:font-size-complex="9pt"/>
    </style:style>
    <style:style style:name="T9" style:family="text">
      <style:text-properties style:text-position="super 58%" style:font-name-asian="OpenSymbol1" style:font-size-asian="10pt" style:font-style-asian="normal" style:font-name-complex="OpenSymbol1" style:font-size-complex="10pt" style:font-style-complex="normal"/>
    </style:style>
    <style:style style:name="T10" style:family="text">
      <style:text-properties style:text-position="super 58%" officeooo:rsid="00494d50"/>
    </style:style>
    <style:style style:name="T11" style:family="text">
      <style:text-properties style:text-position="0% 100%"/>
    </style:style>
    <style:style style:name="T12" style:family="text">
      <style:text-properties style:text-position="0% 100%" style:font-name-asian="OpenSymbol1" style:font-size-asian="10pt" style:font-style-asian="normal" style:font-name-complex="OpenSymbol1" style:font-size-complex="10pt" style:font-style-complex="normal"/>
    </style:style>
    <style:style style:name="T13" style:family="text">
      <style:text-properties style:text-position="0% 100%" officeooo:rsid="0043e706" style:font-name-asian="OpenSymbol1" style:font-size-asian="10pt" style:font-style-asian="normal" style:font-name-complex="OpenSymbol1" style:font-size-complex="10pt" style:font-style-complex="normal"/>
    </style:style>
    <style:style style:name="T14" style:family="text">
      <style:text-properties style:text-position="0% 100%" officeooo:rsid="00494d50" style:font-name-asian="OpenSymbol1" style:font-size-asian="10pt" style:font-style-asian="normal" style:font-name-complex="OpenSymbol1" style:font-size-complex="10pt" style:font-style-complex="normal"/>
    </style:style>
    <style:style style:name="T15" style:family="text">
      <style:text-properties style:text-position="0% 100%" fo:font-weight="normal" style:font-name-asian="OpenSymbol1" style:font-size-asian="10pt" style:font-style-asian="normal" style:font-weight-asian="normal" style:font-name-complex="OpenSymbol1" style:font-size-complex="10pt" style:font-style-complex="normal" style:font-weight-complex="normal"/>
    </style:style>
    <style:style style:name="T16" style:family="text">
      <style:text-properties style:text-position="0% 100%"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17" style:family="text">
      <style:text-properties style:text-position="0% 100%" style:text-underline-style="none" fo:font-weight="normal" officeooo:rsid="00225f0f" style:font-name-asian="OpenSymbol1" style:font-size-asian="10pt" style:font-style-asian="normal" style:font-weight-asian="normal" style:font-name-complex="OpenSymbol1" style:font-size-complex="10pt" style:font-style-complex="normal" style:font-weight-complex="normal"/>
    </style:style>
    <style:style style:name="T18" style:family="text">
      <style:text-properties style:text-position="0% 100%" style:font-name="Bitstream Vera Sans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19" style:family="text">
      <style:text-properties style:text-position="0% 100%" style:font-name="Bitstream Vera Sans1" fo:font-style="normal" style:font-name-asian="OpenSymbol1" style:font-size-asian="10pt" style:font-style-asian="normal" style:font-name-complex="OpenSymbol1" style:font-size-complex="10pt" style:font-style-complex="normal"/>
    </style:style>
    <style:style style:name="T20" style:family="text">
      <style:text-properties style:text-position="0% 100%" fo:font-style="normal" style:font-name-asian="OpenSymbol1" style:font-size-asian="10pt" style:font-style-asian="normal" style:font-name-complex="OpenSymbol1" style:font-size-complex="10pt" style:font-style-complex="normal"/>
    </style:style>
    <style:style style:name="T21" style:family="text">
      <style:text-properties style:text-position="0% 100%" fo:font-style="normal" officeooo:rsid="0043e706" style:font-name-asian="OpenSymbol1" style:font-size-asian="10pt" style:font-style-asian="normal" style:font-name-complex="OpenSymbol1" style:font-size-complex="10pt" style:font-style-complex="normal"/>
    </style:style>
    <style:style style:name="T22" style:family="text">
      <style:text-properties style:text-position="0% 100%" fo:font-style="normal" officeooo:rsid="00494d50" style:font-name-asian="OpenSymbol1" style:font-size-asian="10pt" style:font-style-asian="normal" style:font-name-complex="OpenSymbol1" style:font-size-complex="10pt" style:font-style-complex="normal"/>
    </style:style>
    <style:style style:name="T23" style:family="text">
      <style:text-properties style:text-position="0% 100%" fo:font-style="normal" style:font-style-asian="normal" style:font-size-complex="10pt" style:font-style-complex="normal"/>
    </style:style>
    <style:style style:name="T24" style:family="text">
      <style:text-properties style:text-position="0% 100%" style:font-style-asian="normal" style:font-size-complex="10pt" style:font-style-complex="normal"/>
    </style:style>
    <style:style style:name="T25" style:family="text">
      <style:text-properties style:text-position="0% 100%" officeooo:rsid="00226477" style:font-style-asian="normal" style:font-size-complex="10pt" style:font-style-complex="normal"/>
    </style:style>
    <style:style style:name="T26" style:family="text">
      <style:text-properties style:text-position="0% 100%" officeooo:rsid="00494d50" style:font-style-asian="normal" style:font-size-complex="10pt" style:font-style-complex="normal"/>
    </style:style>
    <style:style style:name="T27" style:family="text">
      <style:text-properties style:text-position="0% 100%" officeooo:rsid="0028d9f4" style:font-style-asian="normal" style:font-size-complex="10pt" style:font-style-complex="normal"/>
    </style:style>
    <style:style style:name="T28" style:family="text">
      <style:text-properties style:text-position="0% 100%" officeooo:rsid="002ac550" style:font-style-asian="normal" style:font-size-complex="10pt" style:font-style-complex="normal"/>
    </style:style>
    <style:style style:name="T29" style:family="text">
      <style:text-properties style:text-position="0% 100%" style:font-style-asian="normal" style:font-style-complex="normal"/>
    </style:style>
    <style:style style:name="T30" style:family="text">
      <style:text-properties style:text-position="0% 100%" officeooo:rsid="0028d9f4" style:font-style-asian="normal" style:font-style-complex="normal"/>
    </style:style>
    <style:style style:name="T31" style:family="text">
      <style:text-properties style:text-position="0% 100%" officeooo:rsid="002ac550" style:font-style-asian="normal" style:font-style-complex="normal"/>
    </style:style>
    <style:style style:name="T32" style:family="text">
      <style:text-properties style:text-position="0% 100%" style:font-name="OpenSymbol3" fo:font-style="normal" style:font-name-asian="OpenSymbol1" style:font-size-asian="10pt" style:font-style-asian="normal" style:font-name-complex="OpenSymbol1" style:font-size-complex="10pt" style:font-style-complex="normal"/>
    </style:style>
    <style:style style:name="T33" style:family="text">
      <style:text-properties style:text-position="0% 100%" style:font-size-complex="9pt"/>
    </style:style>
    <style:style style:name="T34" style:family="text">
      <style:text-properties style:text-position="0% 100%" officeooo:rsid="00494d50" style:font-size-complex="9pt"/>
    </style:style>
    <style:style style:name="T35" style:family="text">
      <style:text-properties style:text-position="0% 100%" officeooo:rsid="00494d50"/>
    </style:style>
    <style:style style:name="T36" style:family="text">
      <style:text-properties style:text-position="0% 100%" officeooo:rsid="004c5381"/>
    </style:style>
    <style:style style:name="T37" style:family="text">
      <style:text-properties fo:color="#d3802b" loext:opacity="100%" fo:font-weight="bold" style:font-weight-asian="bold" style:font-weight-complex="bold"/>
    </style:style>
    <style:style style:name="T38" style:family="text">
      <style:text-properties style:use-window-font-color="true" loext:opacity="0%"/>
    </style:style>
    <style:style style:name="T39" style:family="text">
      <style:text-properties style:use-window-font-color="true" loext:opacity="0%" style:text-position="0% 100%" officeooo:rsid="001c824c" style:font-name-asian="OpenSymbol1" style:font-size-asian="10pt" style:font-style-asian="normal" style:font-name-complex="OpenSymbol1" style:font-size-complex="10pt" style:font-style-complex="normal"/>
    </style:style>
    <style:style style:name="T40" style:family="text">
      <style:text-properties style:use-window-font-color="true" loext:opacity="0%" style:text-position="0% 100%" officeooo:rsid="001cfb14" style:font-name-asian="OpenSymbol1" style:font-size-asian="10pt" style:font-style-asian="normal" style:font-name-complex="OpenSymbol1" style:font-size-complex="10pt" style:font-style-complex="normal"/>
    </style:style>
    <style:style style:name="T41" style:family="text">
      <style:text-properties style:use-window-font-color="true" loext:opacity="0%" style:text-position="0% 100%" officeooo:rsid="002a756e" style:font-name-asian="OpenSymbol1" style:font-size-asian="10pt" style:font-style-asian="normal" style:font-name-complex="OpenSymbol1" style:font-size-complex="10pt" style:font-style-complex="normal"/>
    </style:style>
    <style:style style:name="T42" style:family="text">
      <style:text-properties style:use-window-font-color="true" loext:opacity="0%" style:text-position="0% 100%" officeooo:rsid="002d2aa0" style:font-name-asian="OpenSymbol1" style:font-size-asian="10pt" style:font-style-asian="normal" style:font-name-complex="OpenSymbol1" style:font-size-complex="10pt" style:font-style-complex="normal"/>
    </style:style>
    <style:style style:name="T43" style:family="text">
      <style:text-properties style:use-window-font-color="true" loext:opacity="0%" officeooo:rsid="001cfb14"/>
    </style:style>
    <style:style style:name="T44" style:family="text">
      <style:text-properties fo:font-size="10pt" style:font-size-asian="10pt" style:font-size-complex="10pt"/>
    </style:style>
    <style:style style:name="T45" style:family="text">
      <style:text-properties officeooo:rsid="002a756e"/>
    </style:style>
    <style:style style:name="T46" style:family="text">
      <style:text-properties style:font-name="OpenSymbol2" fo:font-size="9pt" officeooo:rsid="004c26f5" style:font-name-asian="OpenSymbol2" style:font-size-asian="9pt" style:font-name-complex="OpenSymbol2" style:font-size-complex="9pt"/>
    </style:style>
    <style:style style:name="T47" style:family="text">
      <style:text-properties fo:font-size="9pt" style:font-size-asian="9pt" style:font-size-complex="9pt"/>
    </style:style>
    <style:style style:name="T48" style:family="text">
      <style:text-properties fo:font-size="9pt" officeooo:rsid="002d13de" style:font-size-asian="9pt" style:font-size-complex="9pt"/>
    </style:style>
    <style:style style:name="T49" style:family="text">
      <style:text-properties fo:letter-spacing="-0.004cm"/>
    </style:style>
    <style:style style:name="T50" style:family="text">
      <style:text-properties fo:letter-spacing="-0.007cm"/>
    </style:style>
    <style:style style:name="T51" style:family="text">
      <style:text-properties style:font-name="Bitstream Vera Sans4" fo:font-size="9pt" style:font-size-asian="9pt" style:font-size-complex="9pt"/>
    </style:style>
    <style:style style:name="T52" style:family="text">
      <style:text-properties style:font-name="Bitstream Vera Sans4" fo:font-size="9pt" officeooo:rsid="003a58ab" style:font-size-asian="9pt" style:font-size-complex="9pt"/>
    </style:style>
    <style:style style:name="T53" style:family="text">
      <style:text-properties style:font-name="Bitstream Vera Sans4" fo:font-size="10pt" officeooo:rsid="003a58ab"/>
    </style:style>
    <style:style style:name="T54" style:family="text">
      <style:text-properties style:font-name="Bitstream Vera Sans4" fo:font-size="10pt" officeooo:rsid="00409c5b"/>
    </style:style>
    <style:style style:name="T55" style:family="text">
      <style:text-properties style:text-underline-style="none" fo:font-weight="normal" style:font-size-asian="10pt" style:font-style-asian="normal" style:font-weight-asian="normal" style:font-size-complex="10pt" style:font-style-complex="normal" style:font-weight-complex="normal"/>
    </style:style>
    <style:style style:name="T56" style:family="text">
      <style:text-properties style:text-underline-style="none" fo:font-weight="normal" officeooo:rsid="00225f0f" style:font-size-asian="10pt" style:font-style-asian="normal" style:font-weight-asian="normal" style:font-size-complex="10pt" style:font-style-complex="normal" style:font-weight-complex="normal"/>
    </style:style>
    <style:style style:name="T57" style:family="text">
      <style:text-properties style:font-name="Bitstream Vera Sans1" fo:font-size="10pt" fo:font-style="normal" style:text-underline-style="none" fo:font-weight="normal" style:font-size-asian="10pt" style:font-style-asian="normal" style:font-weight-asian="normal" style:font-size-complex="10pt" style:font-style-complex="normal" style:font-weight-complex="normal"/>
    </style:style>
    <style:style style:name="T58" style:family="text">
      <style:text-properties style:font-size-asian="10pt" style:font-size-complex="10pt"/>
    </style:style>
    <style:style style:name="T59" style:family="text">
      <style:text-properties fo:font-style="normal"/>
    </style:style>
    <style:style style:name="T60" style:family="text">
      <style:text-properties officeooo:rsid="002d83bc"/>
    </style:style>
    <style:style style:name="T61" style:family="text">
      <style:text-properties style:font-size-complex="10pt"/>
    </style:style>
    <style:style style:name="T62" style:family="text">
      <style:text-properties officeooo:rsid="00494d50"/>
    </style:style>
    <style:style style:name="T63" style:family="text">
      <style:text-properties fo:color="#000000" loext:opacity="100%" style:text-position="0% 100%" style:font-name="Bitstream Vera Sans4" fo:font-size="10pt" fo:language="fr" fo:country="FR" officeooo:rsid="004b2503"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64" style:family="text">
      <style:text-properties fo:color="#000000" loext:opacity="100%" style:text-position="sub 58%" style:font-name="Bitstream Vera Sans4" fo:font-size="10pt" fo:language="fr" fo:country="FR" officeooo:rsid="00494d50"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65" style:family="text">
      <style:text-properties fo:color="#000000" loext:opacity="100%" style:text-position="sub 58%" style:font-name="Bitstream Vera Sans4" fo:font-size="10pt" fo:language="fr" fo:country="FR" officeooo:rsid="004b2503" style:letter-kerning="true" fo:background-color="#ffff00" loext:char-shading-value="0" style:font-name-asian="Bitstream Vera Sans6" style:font-size-asian="10pt" style:language-asian="zh" style:country-asian="CN" style:font-style-asian="normal" style:font-name-complex="Bitstream Vera Sans6" style:font-size-complex="10pt" style:language-complex="hi" style:country-complex="IN" style:font-style-complex="normal"/>
    </style:style>
    <style:style style:name="T66" style:family="text">
      <style:text-properties fo:color="#000000" loext:opacity="100%" style:text-position="sub 58%" style:font-name="Bitstream Vera Sans4" fo:font-size="10pt" fo:language="fr" fo:country="FR" fo:font-style="normal" fo:font-weight="normal" officeooo:rsid="00494d50"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67" style:family="text">
      <style:text-properties fo:color="#000000" loext:opacity="100%" style:font-name="Bitstream Vera Sans4" fo:font-size="10pt" fo:language="fr" fo:country="FR" officeooo:rsid="004b2503" style:letter-kerning="true" fo:background-color="#ffff00" loext:char-shading-value="0" style:font-name-asian="Bitstream Vera Sans6" style:font-size-asian="10pt" style:language-asian="zh" style:country-asian="CN" style:font-name-complex="Bitstream Vera Sans6" style:font-size-complex="9pt" style:language-complex="hi" style:country-complex="IN"/>
    </style:style>
    <style:style style:name="T68" style:family="text">
      <style:text-properties style:font-size-complex="9pt"/>
    </style:style>
    <style:style style:name="T69" style:family="text">
      <style:text-properties officeooo:rsid="00494d50" style:font-size-complex="9pt"/>
    </style:style>
    <style:style style:name="T70" style:family="text">
      <style:text-properties officeooo:rsid="004c5381" style:font-size-complex="9pt"/>
    </style:style>
    <style:style style:name="T71" style:family="text">
      <style:text-properties style:text-position="sub 58%" officeooo:rsid="00494d50"/>
    </style:style>
    <style:style style:name="T72" style:family="text">
      <style:text-properties style:text-position="sub 58%" officeooo:rsid="00494d50" style:font-style-asian="normal" style:font-size-complex="10pt" style:font-style-complex="normal"/>
    </style:style>
    <style:style style:name="T73"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vertical-pos="middle" style:vertical-rel="text" style:horizontal-pos="from-left" style:horizontal-rel="paragraph-content" fo:background-color="#ffff00" style:background-transparency="0%" draw:fill="solid" draw:fill-color="#ffff00" draw:opacity="100%" draw:ole-draw-aspect="1"/>
    </style:style>
    <style:style style:name="fr4" style:family="graphic" style:parent-style-name="_5f_formule_20_corrigée">
      <style:graphic-properties style:vertical-pos="middle" style:vertical-rel="text" style:horizontal-pos="from-left" style:horizontal-rel="paragraph-content" draw:ole-draw-aspect="1"/>
    </style:style>
    <style:style style:name="fr5" style:family="graphic" style:parent-style-name="_5f_formule_20_corrigée">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6" style:family="graphic" style:parent-style-name="_5f_Formule_20_corrigée">
      <style:graphic-properties style:vertical-pos="middle" style:vertical-rel="text"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padding="0cm" fo:border="none" draw:ole-draw-aspect="1"/>
    </style:style>
    <style:style style:name="fr9" style:family="graphic" style:parent-style-name="Formula">
      <style:graphic-properties fo:margin-left="0cm" fo:margin-right="0cm" fo:margin-top="0cm" fo:margin-bottom="0cm" style:wrap="parallel" style:number-wrapped-paragraphs="no-limit" style:wrap-contour="false" style:vertical-pos="middle" style:vertical-rel="text" style:horizontal-pos="from-left" style:horizontal-rel="paragraph-content" fo:padding="0cm" fo:border="none" draw:ole-draw-aspect="1"/>
    </style:style>
    <style:style style:name="fr10" style:family="graphic" style:parent-style-name="_5f_formule_20_corrigée">
      <style:graphic-properties style:vertical-pos="from-top" style:horizontal-pos="from-left" style:horizontal-rel="paragraph-content" draw:ole-draw-aspect="1"/>
    </style:style>
    <style:style style:name="fr11" style:family="graphic" style:parent-style-name="_5f_Formule_5f_corrigée">
      <style:graphic-properties style:vertical-pos="middle" style:vertical-rel="text" style:horizontal-pos="from-left" style:horizontal-rel="paragraph-content" draw:ole-draw-aspect="1"/>
    </style:style>
    <style:style style:name="fr12" style:family="graphic" style:parent-style-name="_5f_Formule_5f_corrigée">
      <style:graphic-properties style:vertical-pos="from-top" style:horizontal-pos="from-left" style:horizontal-rel="paragraph-content" draw:ole-draw-aspect="1"/>
    </style:style>
    <style:style style:name="fr13" style:family="graphic" style:parent-style-name="Formula">
      <style:graphic-properties fo:margin-left="0cm" fo:margin-right="0cm" fo:margin-top="0cm" fo:margin-bottom="0.079cm" style:wrap="parallel" style:number-wrapped-paragraphs="no-limit" style:wrap-contour="false" style:vertical-pos="middle" style:vertical-rel="text" style:horizontal-pos="from-left" style:horizontal-rel="paragraph-content" fo:padding="0cm" fo:border="none" draw:ole-draw-aspect="1"/>
    </style:style>
    <style:style style:name="fr14" style:family="graphic" style:parent-style-name="Formula">
      <style:graphic-properties fo:margin-left="0cm" fo:margin-right="0cm" fo:margin-top="0cm" fo:margin-bottom="0.041cm" style:wrap="parallel" style:number-wrapped-paragraphs="no-limit" style:wrap-contour="false" style:vertical-pos="middle" style:vertical-rel="text" style:horizontal-pos="from-left" style:horizontal-rel="paragraph-content" fo:padding="0cm" fo:border="none" draw:ole-draw-aspect="1"/>
    </style:style>
    <style:style style:name="fr15" style:family="graphic" style:parent-style-name="Formula">
      <style:graphic-properties fo:margin-left="0cm" fo:margin-right="0cm" fo:margin-top="0cm" fo:margin-bottom="0.101cm" style:wrap="parallel" style:number-wrapped-paragraphs="no-limit" style:wrap-contour="false" style:vertical-pos="middle" style:vertical-rel="text" style:horizontal-pos="from-left" style:horizontal-rel="paragraph-content" fo:padding="0cm" fo:border="none"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4" fo:column-gap="0.3cm">
          <style:column-sep style:width="0.021cm" style:color="#b2b2b2" style:height="100%" style:style="solid"/>
          <style:column style:rel-width="16383*" fo:start-indent="0cm" fo:end-indent="0.15cm"/>
          <style:column style:rel-width="16383*" fo:start-indent="0.15cm" fo:end-indent="0.15cm"/>
          <style:column style:rel-width="16383*" fo:start-indent="0.15cm" fo:end-indent="0.15cm"/>
          <style:column style:rel-width="16386*" fo:start-indent="0.15cm" fo:end-indent="0cm"/>
        </style:columns>
      </style:section-properties>
    </style:style>
    <style:style style:name="Sect3" style:family="section">
      <style:section-properties text:dont-balance-text-columns="false" style:editable="false">
        <style:columns fo:column-count="2" fo:column-gap="0.699cm">
          <style:column-sep style:width="0.021cm" style:color="#d7e12c" style:height="100%" style:style="solid"/>
          <style:column style:rel-width="32767*" fo:start-indent="0cm" fo:end-indent="0.349cm"/>
          <style:column style:rel-width="32768*" fo:start-indent="0.349cm" fo:end-indent="0cm"/>
        </style:columns>
      </style:section-properties>
    </style:style>
    <text:list-style style:name="L1">
      <text:list-level-style-number text:level="1" text:style-name="Bold_5f_niv2" style:num-suffix="." style:num-format="a">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76641454" text:style-name="Num_5f_Exo">
        <text:list-item>
          <text:h text:style-name="P60" text:outline-level="1"><text:span text:style-name="corps"> </text:span><text:span text:style-name="corps"><text:span text:style-name="T44">Calcule et écris le résultat sous la forme d’une fraction la plus simple possible.</text:span></text:span></text:h>
        </text:list-item>
      </text:list>
      <text:section text:style-name="Sect1" text:name="Section7">
        <text:section text:style-name="Sect2" text:name="Section1">
          <text:p text:style-name="P49"><draw:frame draw:style-name="fr8" draw:name="Objet332" text:anchor-type="as-char" svg:width="1.429cm" svg:height="0.96cm" draw:z-index="56"><draw:object xlink:href="./Object 2" xlink:type="simple" xlink:show="embed" xlink:actuate="onLoad"/><draw:image xlink:href="./ObjectReplacements/Object 2" xlink:type="simple" xlink:show="embed" xlink:actuate="onLoad"/></draw:frame></text:p>
          <text:p text:style-name="P48"><text:span text:style-name="_5f_pointillés_20_gris"><text:span text:style-name="T15"><draw:frame draw:style-name="fr11" draw:name="Objet5" text:anchor-type="as-char" svg:width="2.29cm" svg:height="0.96cm" draw:z-index="57"><draw:object xlink:href="./Object 35" xlink:type="simple" xlink:show="embed" xlink:actuate="onLoad"/><draw:image xlink:href="./ObjectReplacements/Object 35" xlink:type="simple" xlink:show="embed" xlink:actuate="onLoad"/><svg:desc>formule</svg:desc></draw:frame></text:span></text:span></text:p>
          <text:p text:style-name="P51"><draw:frame draw:style-name="fr14" draw:name="Objet333" text:anchor-type="as-char" svg:width="1.997cm" svg:height="0.977cm" draw:z-index="58"><draw:object xlink:href="./Object 3" xlink:type="simple" xlink:show="embed" xlink:actuate="onLoad"/><draw:image xlink:href="./ObjectReplacements/Object 3" xlink:type="simple" xlink:show="embed" xlink:actuate="onLoad"/></draw:frame></text:p>
          <text:p text:style-name="P48"><text:span text:style-name="_5f_pointillés_20_gris"><text:span text:style-name="T15"><draw:frame draw:style-name="fr11" draw:name="Objet6" text:anchor-type="as-char" svg:width="4.113cm" svg:height="0.933cm" draw:z-index="59"><draw:object xlink:href="./Object 36" xlink:type="simple" xlink:show="embed" xlink:actuate="onLoad"/><draw:image xlink:href="./ObjectReplacements/Object 36" xlink:type="simple" xlink:show="embed" xlink:actuate="onLoad"/><svg:desc>formule</svg:desc></draw:frame></text:span></text:span></text:p>
          <text:p text:style-name="P50"><draw:frame draw:style-name="fr15" draw:name="Objet334" text:anchor-type="as-char" svg:width="1.235cm" svg:height="0.915cm" draw:z-index="60"><draw:object xlink:href="./Object 4" xlink:type="simple" xlink:show="embed" xlink:actuate="onLoad"/><draw:image xlink:href="./ObjectReplacements/Object 4" xlink:type="simple" xlink:show="embed" xlink:actuate="onLoad"/></draw:frame></text:p>
          <text:p text:style-name="P48"><text:span text:style-name="_5f_pointillés_20_gris"><text:span text:style-name="T15"><draw:frame draw:style-name="fr11" draw:name="Objet8" text:anchor-type="as-char" svg:width="2.362cm" svg:height="0.87cm" draw:z-index="61"><draw:object xlink:href="./Object 44" xlink:type="simple" xlink:show="embed" xlink:actuate="onLoad"/><draw:image xlink:href="./ObjectReplacements/Object 44" xlink:type="simple" xlink:show="embed" xlink:actuate="onLoad"/><svg:desc>formule</svg:desc></draw:frame></text:span></text:span></text:p>
          <text:list xml:id="list248748298" text:style-name="_5f_Numérotation_20_des_20_exercices_20_livrets">
            <text:list-item>
              <text:list>
                <text:list-header>
                  <text:p text:style-name="P86"><draw:frame draw:style-name="fr14" draw:name="Objet335" text:anchor-type="as-char" svg:width="1.635cm" svg:height="0.997cm" draw:z-index="62"><draw:object xlink:href="./Object 1" xlink:type="simple" xlink:show="embed" xlink:actuate="onLoad"/><draw:image xlink:href="./ObjectReplacements/Object 1" xlink:type="simple" xlink:show="embed" xlink:actuate="onLoad"/></draw:frame></text:p>
                </text:list-header>
              </text:list>
              <text:p text:style-name="P71"><text:span text:style-name="_5f_pointillés_20_gris"><text:span text:style-name="T16"><draw:frame draw:style-name="fr11" draw:name="Objet7" text:anchor-type="as-char" svg:width="2.665cm" svg:height="0.87cm" draw:z-index="63"><draw:object xlink:href="./Object 45" xlink:type="simple" xlink:show="embed" xlink:actuate="onLoad"/><draw:image xlink:href="./ObjectReplacements/Object 45" xlink:type="simple" xlink:show="embed" xlink:actuate="onLoad"/><svg:desc>formule</svg:desc></draw:frame></text:span></text:span></text:p>
            </text:list-item>
          </text:list>
        </text:section>
      </text:section>
      <text:list xml:id="list92441081810777" text:continue-list="list4276641454" text:style-name="Num_5f_Exo">
        <text:list-item>
          <text:h text:style-name="P62" text:outline-level="1"><text:span text:style-name="corps"> </text:span><text:span text:style-name="corps"><text:span text:style-name="T44">Calcule en respectant les priorités opératoires.</text:span></text:span></text:h>
        </text:list-item>
      </text:list>
      <text:section text:style-name="Sect2" text:name="Section8">
        <text:p text:style-name="P28"><draw:frame draw:style-name="fr8" draw:name="Objet217" text:anchor-type="as-char" svg:width="2.923cm" svg:height="0.96cm" draw:z-index="64"><draw:object xlink:href="./Object 5" xlink:type="simple" xlink:show="embed" xlink:actuate="onLoad"/><draw:image xlink:href="./ObjectReplacements/Object 5" xlink:type="simple" xlink:show="embed" xlink:actuate="onLoad"/><svg:desc>formule</svg:desc></draw:frame></text:p>
        <text:p text:style-name="P97"><text:span text:style-name="_5f_pointillés_20_gris"><text:span text:style-name="T55"><draw:frame draw:style-name="fr11" draw:name="Objet9" text:anchor-type="as-char" svg:width="3.154cm" svg:height="0.96cm" draw:z-index="65"><draw:object xlink:href="./Object 47" xlink:type="simple" xlink:show="embed" xlink:actuate="onLoad"/><draw:image xlink:href="./ObjectReplacements/Object 47" xlink:type="simple" xlink:show="embed" xlink:actuate="onLoad"/><svg:desc>formule</svg:desc></draw:frame></text:span></text:span></text:p>
        <text:p text:style-name="P97"><text:span text:style-name="_5f_pointillés_20_gris"><text:span text:style-name="T55"><draw:frame draw:style-name="fr11" draw:name="Objet10" text:anchor-type="as-char" svg:width="2.656cm" svg:height="0.87cm" draw:z-index="67"><draw:object xlink:href="./Object 48" xlink:type="simple" xlink:show="embed" xlink:actuate="onLoad"/><draw:image xlink:href="./ObjectReplacements/Object 48" xlink:type="simple" xlink:show="embed" xlink:actuate="onLoad"/><svg:desc>formule</svg:desc></draw:frame></text:span></text:span></text:p>
        <text:p text:style-name="P98"><text:span text:style-name="_5f_pointillés_20_gris"><text:span text:style-name="T16"><draw:frame draw:style-name="fr11" draw:name="Objet11" text:anchor-type="as-char" svg:width="1.416cm" svg:height="0.87cm" draw:z-index="68"><draw:object xlink:href="./Object 46" xlink:type="simple" xlink:show="embed" xlink:actuate="onLoad"/><draw:image xlink:href="./ObjectReplacements/Object 46" xlink:type="simple" xlink:show="embed" xlink:actuate="onLoad"/><svg:desc>formule</svg:desc></draw:frame></text:span></text:span></text:p>
        <text:p text:style-name="P103"><draw:frame draw:style-name="fr13" draw:name="Objet245" text:anchor-type="as-char" svg:width="2.602cm" svg:height="0.87cm" draw:z-index="69"><draw:object xlink:href="./Object 6" xlink:type="simple" xlink:show="embed" xlink:actuate="onLoad"/><draw:image xlink:href="./ObjectReplacements/Object 6" xlink:type="simple" xlink:show="embed" xlink:actuate="onLoad"/><svg:desc>formule</svg:desc></draw:frame></text:p>
        <text:p text:style-name="P104"><text:span text:style-name="corps"><text:span text:style-name="T57"><draw:frame draw:style-name="fr11" draw:name="Objet15" text:anchor-type="as-char" svg:width="3.092cm" svg:height="0.87cm" draw:z-index="70"><draw:object xlink:href="./Object 50" xlink:type="simple" xlink:show="embed" xlink:actuate="onLoad"/><draw:image xlink:href="./ObjectReplacements/Object 50" xlink:type="simple" xlink:show="embed" xlink:actuate="onLoad"/><svg:desc>formule</svg:desc></draw:frame></text:span></text:span></text:p>
        <text:p text:style-name="P104"><text:span text:style-name="corps"><text:span text:style-name="T57"><draw:frame draw:style-name="fr12" draw:name="Objet21" text:anchor-type="as-char" svg:y="-0.914cm" svg:width="1.852cm" svg:height="0.87cm" draw:z-index="71"><draw:object xlink:href="./Object 51" xlink:type="simple" xlink:show="embed" xlink:actuate="onLoad"/><draw:image xlink:href="./ObjectReplacements/Object 51" xlink:type="simple" xlink:show="embed" xlink:actuate="onLoad"/><svg:desc>formule</svg:desc></draw:frame></text:span></text:span></text:p>
        <text:p text:style-name="P104"><text:span text:style-name="corps"><text:span text:style-name="T57"><draw:frame draw:style-name="fr11" draw:name="Objet22" text:anchor-type="as-char" svg:width="1.852cm" svg:height="0.87cm" draw:z-index="72"><draw:object xlink:href="./Object 52" xlink:type="simple" xlink:show="embed" xlink:actuate="onLoad"/><draw:image xlink:href="./ObjectReplacements/Object 52" xlink:type="simple" xlink:show="embed" xlink:actuate="onLoad"/><svg:desc>formule</svg:desc></draw:frame></text:span></text:span></text:p>
        <text:p text:style-name="P105"><text:span text:style-name="corps"><text:span text:style-name="T18"><draw:frame draw:style-name="fr11" draw:name="Objet23" text:anchor-type="as-char" svg:width="1.489cm" svg:height="0.87cm" draw:z-index="73"><draw:object xlink:href="./Object 49" xlink:type="simple" xlink:show="embed" xlink:actuate="onLoad"/><draw:image xlink:href="./ObjectReplacements/Object 49" xlink:type="simple" xlink:show="embed" xlink:actuate="onLoad"/><svg:desc>formule</svg:desc></draw:frame></text:span></text:span></text:p>
        <text:p text:style-name="P103"><draw:frame draw:style-name="fr13" draw:name="Objet246" text:anchor-type="as-char" svg:width="3.344cm" svg:height="0.87cm" draw:z-index="74"><draw:object xlink:href="./Object 7" xlink:type="simple" xlink:show="embed" xlink:actuate="onLoad"/><draw:image xlink:href="./ObjectReplacements/Object 7" xlink:type="simple" xlink:show="embed" xlink:actuate="onLoad"/><svg:desc>formule</svg:desc></draw:frame></text:p>
        <text:p text:style-name="P97"><text:span text:style-name="_5f_pointillés_20_gris"><text:span text:style-name="T55"><draw:frame draw:style-name="fr11" draw:name="Objet12" text:anchor-type="as-char" svg:width="4.059cm" svg:height="0.87cm" draw:z-index="75"><draw:object xlink:href="./Object 54" xlink:type="simple" xlink:show="embed" xlink:actuate="onLoad"/><draw:image xlink:href="./ObjectReplacements/Object 54" xlink:type="simple" xlink:show="embed" xlink:actuate="onLoad"/><svg:desc>formule</svg:desc></draw:frame></text:span></text:span></text:p>
        <text:p text:style-name="P97"><text:span text:style-name="_5f_pointillés_20_gris"><text:span text:style-name="T55"><draw:frame draw:style-name="fr11" draw:name="Objet13" text:anchor-type="as-char" svg:width="2.819cm" svg:height="0.87cm" draw:z-index="76"><draw:object xlink:href="./Object 55" xlink:type="simple" xlink:show="embed" xlink:actuate="onLoad"/><draw:image xlink:href="./ObjectReplacements/Object 55" xlink:type="simple" xlink:show="embed" xlink:actuate="onLoad"/><svg:desc>formule</svg:desc></draw:frame></text:span></text:span></text:p>
        <text:p text:style-name="P99"><text:span text:style-name="_5f_pointillés_20_gris"><text:span text:style-name="T55"><draw:frame draw:style-name="fr11" draw:name="Objet14" text:anchor-type="as-char" svg:width="2.953cm" svg:height="0.781cm" draw:z-index="78"><draw:object xlink:href="./Object 56" xlink:type="simple" xlink:show="embed" xlink:actuate="onLoad"/><draw:image xlink:href="./ObjectReplacements/Object 56" xlink:type="simple" xlink:show="embed" xlink:actuate="onLoad"/><svg:desc>formule</svg:desc></draw:frame></text:span></text:span><text:span text:style-name="_5f_pointillés_20_gris"><text:span text:style-name="T55"><text:s/></text:span></text:span><text:span text:style-name="_5f_pointillés_20_gris"><text:span text:style-name="T56"><text:s/></text:span></text:span></text:p>
        <text:p text:style-name="P100"><text:span text:style-name="_5f_pointillés_20_gris"><text:span text:style-name="T17"><draw:frame draw:style-name="fr12" draw:name="Objet20" text:anchor-type="as-char" svg:y="-0.243cm" svg:width="1.422cm" svg:height="0.87cm" draw:z-index="79"><draw:object xlink:href="./Object 53" xlink:type="simple" xlink:show="embed" xlink:actuate="onLoad"/><draw:image xlink:href="./ObjectReplacements/Object 53" xlink:type="simple" xlink:show="embed" xlink:actuate="onLoad"/><svg:desc>formule</svg:desc></draw:frame></text:span></text:span></text:p>
        <text:p text:style-name="P103"><draw:frame draw:style-name="fr8" draw:name="Objet331" text:anchor-type="as-char" svg:width="4.073cm" svg:height="0.96cm" draw:z-index="80"><draw:object xlink:href="./Object 8" xlink:type="simple" xlink:show="embed" xlink:actuate="onLoad"/><draw:image xlink:href="./ObjectReplacements/Object 8" xlink:type="simple" xlink:show="embed" xlink:actuate="onLoad"/><svg:desc>formule</svg:desc></draw:frame></text:p>
        <text:p text:style-name="P97"><text:span text:style-name="_5f_pointillés_20_gris"><text:span text:style-name="T55"><draw:frame draw:style-name="fr11" draw:name="Objet16" text:anchor-type="as-char" svg:width="4.441cm" svg:height="0.96cm" draw:z-index="81"><draw:object xlink:href="./Object 58" xlink:type="simple" xlink:show="embed" xlink:actuate="onLoad"/><draw:image xlink:href="./ObjectReplacements/Object 58" xlink:type="simple" xlink:show="embed" xlink:actuate="onLoad"/><svg:desc>formule</svg:desc></draw:frame></text:span></text:span></text:p>
        <text:p text:style-name="P97"><text:span text:style-name="_5f_pointillés_20_gris"><text:span text:style-name="T55"><draw:frame draw:style-name="fr11" draw:name="Objet17" text:anchor-type="as-char" svg:width="2.406cm" svg:height="0.87cm" draw:z-index="82"><draw:object xlink:href="./Object 59" xlink:type="simple" xlink:show="embed" xlink:actuate="onLoad"/><draw:image xlink:href="./ObjectReplacements/Object 59" xlink:type="simple" xlink:show="embed" xlink:actuate="onLoad"/><svg:desc>formule</svg:desc></draw:frame></text:span></text:span></text:p>
        <text:p text:style-name="P96"><text:span text:style-name="_5f_pointillés_20_gris"><text:span text:style-name="T55"><draw:frame draw:style-name="fr11" draw:name="Objet18" text:anchor-type="as-char" svg:width="2.697cm" svg:height="0.87cm" draw:z-index="83"><draw:object xlink:href="./Object 60" xlink:type="simple" xlink:show="embed" xlink:actuate="onLoad"/><draw:image xlink:href="./ObjectReplacements/Object 60" xlink:type="simple" xlink:show="embed" xlink:actuate="onLoad"/><svg:desc>formule</svg:desc></draw:frame></text:span></text:span></text:p>
        <text:p text:style-name="P98"><text:span text:style-name="_5f_pointillés_20_gris"><text:span text:style-name="T16"><draw:frame draw:style-name="fr11" draw:name="Objet19" text:anchor-type="as-char" svg:width="1.681cm" svg:height="0.87cm" draw:z-index="84"><draw:object xlink:href="./Object 57" xlink:type="simple" xlink:show="embed" xlink:actuate="onLoad"/><draw:image xlink:href="./ObjectReplacements/Object 57" xlink:type="simple" xlink:show="embed" xlink:actuate="onLoad"/><svg:desc>formule</svg:desc></draw:frame></text:span></text:span></text:p>
      </text:section>
      <text:section text:style-name="Sect3" text:name="Section4">
        <text:list xml:id="list92441746591616" text:continue-numbering="true" text:style-name="Num_5f_Exo">
          <text:list-item>
            <text:h text:style-name="P63" text:outline-level="1"> Complète le carré magique (pour l’addition).</text:h>
          </text:list-item>
        </text:list>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40"><draw:frame draw:style-name="fr7" draw:name="Objet1" text:anchor-type="as-char" svg:width="0.663cm" svg:height="0.781cm" draw:z-index="85"><draw:object xlink:href="./Object 37" xlink:type="simple" xlink:show="embed" xlink:actuate="onLoad"/><draw:image xlink:href="./ObjectReplacements/Object 37" xlink:type="simple" xlink:show="embed" xlink:actuate="onLoad"/><svg:desc>formule</svg:desc></draw:frame></text:p>
            </table:table-cell>
            <table:table-cell table:style-name="Tableau2.A1" office:value-type="string">
              <text:p text:style-name="P40"><draw:frame draw:style-name="fr7" draw:name="Objet2" text:anchor-type="as-char" svg:width="0.663cm" svg:height="0.781cm" draw:z-index="86"><draw:object xlink:href="./Object 38" xlink:type="simple" xlink:show="embed" xlink:actuate="onLoad"/><draw:image xlink:href="./ObjectReplacements/Object 38" xlink:type="simple" xlink:show="embed" xlink:actuate="onLoad"/><svg:desc>formule</svg:desc></draw:frame></text:p>
            </table:table-cell>
            <table:table-cell table:style-name="Tableau2.C1" office:value-type="string">
              <text:p text:style-name="P40"><draw:frame draw:style-name="fr7" draw:name="Objet3" text:anchor-type="as-char" svg:width="0.663cm" svg:height="0.781cm" draw:z-index="87"><draw:object xlink:href="./Object 41" xlink:type="simple" xlink:show="embed" xlink:actuate="onLoad"/><draw:image xlink:href="./ObjectReplacements/Object 41" xlink:type="simple" xlink:show="embed" xlink:actuate="onLoad"/><svg:desc>formule</svg:desc></draw:frame></text:p>
            </table:table-cell>
          </table:table-row>
          <table:table-row table:style-name="Tableau2.1">
            <table:table-cell table:style-name="Tableau2.A2" office:value-type="string">
              <text:p text:style-name="P40"><draw:frame draw:style-name="fr7" draw:name="Objet4" text:anchor-type="as-char" svg:width="0.663cm" svg:height="0.781cm" draw:z-index="88"><draw:object xlink:href="./Object 42" xlink:type="simple" xlink:show="embed" xlink:actuate="onLoad"/><draw:image xlink:href="./ObjectReplacements/Object 42" xlink:type="simple" xlink:show="embed" xlink:actuate="onLoad"/><svg:desc>formule</svg:desc></draw:frame></text:p>
            </table:table-cell>
            <table:table-cell table:style-name="Tableau2.A2" office:value-type="string">
              <text:p text:style-name="P41"><draw:frame draw:style-name="fr4" draw:name="Objet644" text:anchor-type="as-char" svg:width="0.721cm" svg:height="0.87cm" draw:z-index="89"><draw:object xlink:href="./Object 61" xlink:type="simple" xlink:show="embed" xlink:actuate="onLoad"/><draw:image xlink:href="./ObjectReplacements/Object 61" xlink:type="simple" xlink:show="embed" xlink:actuate="onLoad"/><svg:desc>formule</svg:desc></draw:frame></text:p>
            </table:table-cell>
            <table:table-cell table:style-name="Tableau2.C2" office:value-type="string">
              <text:p text:style-name="P41"><draw:frame draw:style-name="fr4" draw:name="Objet645" text:anchor-type="as-char" svg:width="0.721cm" svg:height="0.87cm" draw:z-index="90"><draw:object xlink:href="./Object 62" xlink:type="simple" xlink:show="embed" xlink:actuate="onLoad"/><draw:image xlink:href="./ObjectReplacements/Object 62" xlink:type="simple" xlink:show="embed" xlink:actuate="onLoad"/><svg:desc>formule</svg:desc></draw:frame></text:p>
            </table:table-cell>
          </table:table-row>
          <table:table-row table:style-name="Tableau2.1">
            <table:table-cell table:style-name="Tableau2.A3" office:value-type="string">
              <text:p text:style-name="P52"><draw:frame draw:style-name="fr4" draw:name="Objet648" text:anchor-type="as-char" svg:width="0.72cm" svg:height="0.87cm" draw:z-index="91"><draw:object xlink:href="./Object 65" xlink:type="simple" xlink:show="embed" xlink:actuate="onLoad"/><draw:image xlink:href="./ObjectReplacements/Object 65" xlink:type="simple" xlink:show="embed" xlink:actuate="onLoad"/><svg:desc>formule</svg:desc></draw:frame></text:p>
            </table:table-cell>
            <table:table-cell table:style-name="Tableau2.A3" office:value-type="string">
              <text:p text:style-name="P41"><draw:frame draw:style-name="fr10" draw:name="Objet646" text:anchor-type="as-char" svg:y="-0.769cm" svg:width="0.72cm" svg:height="0.87cm" draw:z-index="92"><draw:object xlink:href="./Object 63" xlink:type="simple" xlink:show="embed" xlink:actuate="onLoad"/><draw:image xlink:href="./ObjectReplacements/Object 63" xlink:type="simple" xlink:show="embed" xlink:actuate="onLoad"/><svg:desc>formule</svg:desc></draw:frame></text:p>
            </table:table-cell>
            <table:table-cell table:style-name="Tableau2.C3" office:value-type="string">
              <text:p text:style-name="P41"><draw:frame draw:style-name="fr10" draw:name="Objet647" text:anchor-type="as-char" svg:y="-0.743cm" svg:width="0.496cm" svg:height="0.87cm" draw:z-index="93"><draw:object xlink:href="./Object 64" xlink:type="simple" xlink:show="embed" xlink:actuate="onLoad"/><draw:image xlink:href="./ObjectReplacements/Object 64" xlink:type="simple" xlink:show="embed" xlink:actuate="onLoad"/><svg:desc>formule</svg:desc></draw:frame></text:p>
            </table:table-cell>
          </table:table-row>
        </table:table>
        <text:list xml:id="list92441649849282" text:continue-numbering="true" text:style-name="Num_5f_Exo">
          <text:list-header>
            <text:h text:style-name="P64" text:outline-level="1"/>
          </text:list-header>
          <text:list-item>
            <text:h text:style-name="P65" text:outline-level="1"> Traduis chaque phrase puis effectue le calcul.</text:h>
          </text:list-item>
        </text:list>
        <text:list xml:id="list2164824776" text:style-name="liste_5f_abc">
          <text:list-item>
            <text:p text:style-name="P87">Le tiers du double du sixième du quart de 150.</text:p>
          </text:list-item>
        </text:list>
        <text:list xml:id="list92442838114578" text:continue-list="list248748298" text:style-name="_5f_Numérotation_20_des_20_exercices_20_livrets">
          <text:list-item>
            <text:list>
              <text:list-header>
                <text:p text:style-name="P73"><text:span text:style-name="_5f_Correction_20_surlignée"><text:span text:style-name="T58">A =</text:span></text:span><text:span text:style-name="_5f_Correction_20_surlignée"><draw:frame draw:style-name="fr4" draw:name="Objet638" text:anchor-type="as-char" svg:width="3.983cm" svg:height="0.87cm" draw:z-index="94"><draw:object xlink:href="./Object 68" xlink:type="simple" xlink:show="embed" xlink:actuate="onLoad"/><draw:image xlink:href="./ObjectReplacements/Object 68" xlink:type="simple" xlink:show="embed" xlink:actuate="onLoad"/><svg:desc>formule</svg:desc></draw:frame></text:span></text:p>
                <text:p text:style-name="P73"><text:span text:style-name="_5f_Correction_20_surlignée"><text:span text:style-name="T58">A =</text:span></text:span><text:span text:style-name="_5f_Correction_20_surlignée"><draw:frame draw:style-name="fr4" draw:name="Objet639" text:anchor-type="as-char" svg:width="3.56cm" svg:height="0.87cm" draw:z-index="95"><draw:object xlink:href="./Object 69" xlink:type="simple" xlink:show="embed" xlink:actuate="onLoad"/><draw:image xlink:href="./ObjectReplacements/Object 69" xlink:type="simple" xlink:show="embed" xlink:actuate="onLoad"/><svg:desc>formule</svg:desc></draw:frame></text:span></text:p>
                <text:p text:style-name="P89"><text:span text:style-name="_5f_Correction_20_surlignée"><text:span text:style-name="T12">A =</text:span></text:span><text:span text:style-name="T12"><draw:frame draw:style-name="fr4" draw:name="Objet636" text:anchor-type="as-char" svg:width="3.113cm" svg:height="0.87cm" draw:z-index="96"><draw:object xlink:href="./Object 66" xlink:type="simple" xlink:show="embed" xlink:actuate="onLoad"/><draw:image xlink:href="./ObjectReplacements/Object 66" xlink:type="simple" xlink:show="embed" xlink:actuate="onLoad"/><svg:desc>formule</svg:desc></draw:frame></text:span></text:p>
                <text:p text:style-name="P89"><text:span text:style-name="_5f_Correction_20_surlignée"><text:span text:style-name="T13">A </text:span></text:span><text:span text:style-name="_5f_Correction_20_surlignée"><text:span text:style-name="T12">= </text:span></text:span><text:span text:style-name="_5f_Correction_20_surlignée"><text:span text:style-name="T12"><draw:frame draw:style-name="fr4" draw:name="Objet637" text:anchor-type="as-char" svg:width="0.804cm" svg:height="0.87cm" draw:z-index="97"><draw:object xlink:href="./Object 67" xlink:type="simple" xlink:show="embed" xlink:actuate="onLoad"/><draw:image xlink:href="./ObjectReplacements/Object 67" xlink:type="simple" xlink:show="embed" xlink:actuate="onLoad"/><svg:desc>formule</svg:desc></draw:frame></text:span></text:span></text:p>
              </text:list-header>
            </text:list>
          </text:list-item>
        </text:list>
        <text:list xml:id="list92442228346518" text:continue-list="list2164824776" text:style-name="liste_5f_abc">
          <text:list-item>
            <text:p text:style-name="P78">Les trois quarts du sixième du triple du cinquième de 210.</text:p>
          </text:list-item>
        </text:list>
        <text:list xml:id="list92442477792784" text:continue-list="list92442838114578" text:style-name="_5f_Numérotation_20_des_20_exercices_20_livrets">
          <text:list-item>
            <text:list>
              <text:list-header>
                <text:p text:style-name="P91"><text:span text:style-name="_5f_Correction_20_surlignée">B =</text:span><text:span text:style-name="_5f_Correction_20_surlignée"><draw:frame draw:style-name="fr4" draw:name="Objet642" text:anchor-type="as-char" svg:width="3.948cm" svg:height="0.87cm" draw:z-index="98"><draw:object xlink:href="./Object 72" xlink:type="simple" xlink:show="embed" xlink:actuate="onLoad"/><draw:image xlink:href="./ObjectReplacements/Object 72" xlink:type="simple" xlink:show="embed" xlink:actuate="onLoad"/><svg:desc>formule</svg:desc></draw:frame></text:span></text:p>
                <text:p text:style-name="P91"><text:span text:style-name="_5f_Correction_20_surlignée">B = </text:span><text:span text:style-name="_5f_Correction_20_surlignée"><draw:frame draw:style-name="fr4" draw:name="Objet643" text:anchor-type="as-char" svg:width="3.56cm" svg:height="0.87cm" draw:z-index="99"><draw:object xlink:href="./Object 73" xlink:type="simple" xlink:show="embed" xlink:actuate="onLoad"/><draw:image xlink:href="./ObjectReplacements/Object 73" xlink:type="simple" xlink:show="embed" xlink:actuate="onLoad"/><svg:desc>formule</svg:desc></draw:frame></text:span></text:p>
                <text:p text:style-name="P90"><text:span text:style-name="_5f_Correction_20_surlignée"><text:span text:style-name="T20">B =</text:span></text:span><text:span text:style-name="_5f_Correction_20_surlignée"><text:span text:style-name="T20"><draw:frame draw:style-name="fr4" draw:name="Objet640" text:anchor-type="as-char" svg:width="3.184cm" svg:height="0.87cm" draw:z-index="100"><draw:object xlink:href="./Object 70" xlink:type="simple" xlink:show="embed" xlink:actuate="onLoad"/><draw:image xlink:href="./ObjectReplacements/Object 70" xlink:type="simple" xlink:show="embed" xlink:actuate="onLoad"/><svg:desc>formule</svg:desc></draw:frame></text:span></text:span></text:p>
                <text:p text:style-name="P90"><text:span text:style-name="_5f_Correction_20_surlignée"><text:span text:style-name="T21">B </text:span></text:span><text:span text:style-name="_5f_Correction_20_surlignée"><text:span text:style-name="T20"><text:s/>= </text:span></text:span><text:span text:style-name="_5f_Correction_20_surlignée"><text:span text:style-name="T20"><draw:frame draw:style-name="fr4" draw:name="Objet641" text:anchor-type="as-char" svg:width="0.804cm" svg:height="0.87cm" draw:z-index="101"><draw:object xlink:href="./Object 71" xlink:type="simple" xlink:show="embed" xlink:actuate="onLoad"/><draw:image xlink:href="./ObjectReplacements/Object 71" xlink:type="simple" xlink:show="embed" xlink:actuate="onLoad"/><svg:desc>formule</svg:desc></draw:frame></text:span></text:span></text:p>
              </text:list-header>
            </text:list>
          </text:list-item>
        </text:list>
        <text:list xml:id="list92442042949909" text:continue-list="list92441649849282" text:style-name="Num_5f_Exo">
          <text:list-item>
            <text:h text:style-name="P66" text:outline-level="1"><text:soft-page-break/> <text:span text:style-name="T50">Au collège du Lagon, 180 élèves ont été présents aux épreuves du brevet des collèges.</text:span></text:h>
          </text:list-item>
        </text:list>
        <text:list xml:id="list92441990623583" text:continue-list="list92442228346518" text:style-name="liste_5f_abc">
          <text:list-item text:start-value="1">
            <text:p text:style-name="P80">Les trois quarts ont été orientés en classe de seconde.</text:p>
          </text:list-item>
        </text:list>
        <text:p text:style-name="P46">Combien d’entre eux peuvent prétendre aller en seconde ?</text:p>
        <text:list xml:id="list92441531551642" text:continue-list="list92442477792784" text:style-name="_5f_Numérotation_20_des_20_exercices_20_livrets">
          <text:list-item>
            <text:list>
              <text:list-header>
                <text:p text:style-name="P92"><text:span text:style-name="_5f_Caractères_5f_correction"><text:span text:style-name="T59"><draw:frame draw:style-name="fr4" draw:name="Objet649" text:anchor-type="as-char" svg:width="1.669cm" svg:height="0.87cm" draw:z-index="102"><draw:object xlink:href="./Object 74" xlink:type="simple" xlink:show="embed" xlink:actuate="onLoad"/><draw:image xlink:href="./ObjectReplacements/Object 74" xlink:type="simple" xlink:show="embed" xlink:actuate="onLoad"/><svg:desc>formule</svg:desc></draw:frame></text:span></text:span><text:span text:style-name="_5f_Caractères_5f_correction"><text:s/>= 135</text:span></text:p>
                <text:p text:style-name="P93"><text:span text:style-name="_5f_Caractères_5f_correction"><text:span text:style-name="T23">135 élèves peuvent prétendre aller en seconde.</text:span></text:span></text:p>
              </text:list-header>
            </text:list>
          </text:list-item>
        </text:list>
        <text:list xml:id="list92442230695186" text:continue-list="list92441990623583" text:style-name="liste_5f_abc">
          <text:list-item>
            <text:p text:style-name="P81">Parmi ces derniers, 80 % d’entre eux ont été reçus à l’examen.</text:p>
          </text:list-item>
        </text:list>
        <text:p text:style-name="P46">Combien d’élèves admis en seconde ont échoué au brevet ? </text:p>
        <text:p text:style-name="P46"/>
        <text:h text:style-name="_5f_Paragraphe_5f_Correction" text:outline-level="1"><text:span text:style-name="_5f_Caractères_5f_correction">100% – 80% = 20% ont échoué au brevet.</text:span></text:h>
        <text:h text:style-name="_5f_Paragraphe_5f_Correction" text:outline-level="1"><text:span text:style-name="_5f_Caractères_5f_correction"><draw:frame draw:style-name="fr4" draw:name="Objet650" text:anchor-type="as-char" svg:width="2.117cm" svg:height="0.87cm" draw:z-index="103"><draw:object xlink:href="./Object 75" xlink:type="simple" xlink:show="embed" xlink:actuate="onLoad"/><draw:image xlink:href="./ObjectReplacements/Object 75" xlink:type="simple" xlink:show="embed" xlink:actuate="onLoad"/><svg:desc>formule</svg:desc></draw:frame></text:span><text:span text:style-name="_5f_Caractères_5f_correction"><text:s/>= 27</text:span></text:h>
        <text:h text:style-name="P57" text:outline-level="1"><text:span text:style-name="_5f_Caractères_5f_correction"><text:span text:style-name="T23">27 élèves admis en seconde ont échoué au brevet.</text:span></text:span></text:h>
      </text:section>
      <text:list xml:id="list92443066149554" text:continue-list="list92442042949909" text:style-name="Num_5f_Exo">
        <text:list-item>
          <text:h text:style-name="P59" text:outline-level="1"> Pour chaque ligne du tableau, trois réponses sont proposées et une seule est exacte.</text:h>
        </text:list-item>
      </text:list>
      <text:list xml:id="list92443002789614" text:continue-list="list92441531551642" text:style-name="_5f_Numérotation_20_des_20_exercices_20_livrets">
        <text:list-header>
          <text:p text:style-name="P95"><draw:ellipse text:anchor-type="paragraph" draw:z-index="55" draw:name="Forme12_1" draw:style-name="gr1" draw:text-style-name="P117" svg:width="1.292cm" svg:height="1.228cm" svg:x="11.419cm" svg:y="8.267cm"><text:p/></draw:ellipse>Entoure la bonne réponse.</text:p>
        </text:list-header>
      </text:list>
      <table:table table:name="Tableau14" table:style-name="Tableau14">
        <table:table-column table:style-name="Tableau14.A"/>
        <table:table-column table:style-name="Tableau14.B"/>
        <table:table-column table:style-name="Tableau14.C" table:number-columns-repeated="2"/>
        <table:table-column table:style-name="Tableau14.E"/>
        <table:table-row table:style-name="TableLine2559284221568">
          <table:table-cell table:style-name="Tableau14.A1" office:value-type="string">
            <text:p text:style-name="P36"/>
          </table:table-cell>
          <table:table-cell table:style-name="Tableau14.B1" office:value-type="string">
            <text:p text:style-name="P37"><draw:ellipse text:anchor-type="paragraph" draw:z-index="52" draw:name="Forme9_1" draw:style-name="gr2" draw:text-style-name="P117" svg:width="1.292cm" svg:height="1.228cm" svg:x="15.829cm" svg:y="4.443cm"><text:p/></draw:ellipse><draw:ellipse text:anchor-type="paragraph" draw:z-index="53" draw:name="Forme10_1" draw:style-name="gr2" draw:text-style-name="P117" svg:width="1.292cm" svg:height="1.228cm" svg:x="15.829cm" svg:y="5.459cm"><text:p/></draw:ellipse><draw:ellipse text:anchor-type="paragraph" draw:z-index="50" draw:name="Forme7_1" draw:style-name="gr2" draw:text-style-name="P117" svg:width="1.292cm" svg:height="1.075cm" svg:x="12.95cm" svg:y="2.468cm"><text:p/></draw:ellipse><draw:ellipse text:anchor-type="paragraph" draw:z-index="48" draw:name="Forme5_1" draw:style-name="gr2" draw:text-style-name="P117" svg:width="1.292cm" svg:height="1.056cm" svg:x="15.831cm" svg:y="0.363cm"><text:p/></draw:ellipse></text:p>
          </table:table-cell>
          <table:table-cell table:style-name="Tableau14.C1" office:value-type="string">
            <text:p text:style-name="P39"><draw:ellipse text:anchor-type="paragraph" draw:z-index="49" draw:name="Forme6_1" draw:style-name="gr2" draw:text-style-name="P117" svg:width="1.292cm" svg:height="1.228cm" svg:x="6.331cm" svg:y="1.418cm"><text:p/></draw:ellipse>A</text:p>
          </table:table-cell>
          <table:table-cell table:style-name="Tableau14.C1" office:value-type="string">
            <text:p text:style-name="P39">B</text:p>
          </table:table-cell>
          <table:table-cell table:style-name="Tableau14.E1" office:value-type="string">
            <text:p text:style-name="P39">C</text:p>
          </table:table-cell>
        </table:table-row>
        <table:table-row table:style-name="TableLine2559284244416">
          <table:table-cell table:style-name="Tableau14.A1" office:value-type="string">
            <text:list xml:id="list92442383534615" text:continue-list="list92442230695186" text:style-name="liste_5f_abc">
              <text:list-item text:start-value="1">
                <text:p text:style-name="P76"/>
              </text:list-item>
            </text:list>
          </table:table-cell>
          <table:table-cell table:style-name="Tableau14.B8" office:value-type="string">
            <text:p text:style-name="P37"><draw:frame draw:style-name="fr7" draw:name="Objet55" text:anchor-type="as-char" svg:width="0.804cm" svg:height="0.781cm" draw:z-index="0"><draw:object xlink:href="./Object 9" xlink:type="simple" xlink:show="embed" xlink:actuate="onLoad"/><draw:image xlink:href="./ObjectReplacements/Object 9" xlink:type="simple" xlink:show="embed" xlink:actuate="onLoad"/></draw:frame><text:s/>est égal à :</text:p>
          </table:table-cell>
          <table:table-cell table:style-name="Tableau14.C8" office:value-type="string">
            <text:p text:style-name="P32"><draw:frame draw:style-name="fr7" draw:name="Objet63" text:anchor-type="as-char" svg:width="0.462cm" svg:height="0.781cm" draw:z-index="1"><draw:object xlink:href="./Object 10" xlink:type="simple" xlink:show="embed" xlink:actuate="onLoad"/><draw:image xlink:href="./ObjectReplacements/Object 10" xlink:type="simple" xlink:show="embed" xlink:actuate="onLoad"/></draw:frame></text:p>
          </table:table-cell>
          <table:table-cell table:style-name="Tableau14.D2" office:value-type="string">
            <text:p text:style-name="P34"><text:span text:style-name="T6"><draw:frame draw:style-name="fr7" draw:name="Objet64" text:anchor-type="as-char" svg:width="0.263cm" svg:height="0.781cm" draw:z-index="2"><draw:object xlink:href="./Object 11" xlink:type="simple" xlink:show="embed" xlink:actuate="onLoad"/><draw:image xlink:href="./ObjectReplacements/Object 11" xlink:type="simple" xlink:show="embed" xlink:actuate="onLoad"/></draw:frame></text:span><text:span text:style-name="T11"> + 1</text:span></text:p>
          </table:table-cell>
          <table:table-cell table:style-name="Tableau14.E8" office:value-type="string">
            <text:p text:style-name="P32"><draw:frame draw:style-name="fr7" draw:name="Objet76" text:anchor-type="as-char" svg:width="0.663cm" svg:height="0.781cm" draw:z-index="3"><draw:object xlink:href="./Object 12" xlink:type="simple" xlink:show="embed" xlink:actuate="onLoad"/><draw:image xlink:href="./ObjectReplacements/Object 12" xlink:type="simple" xlink:show="embed" xlink:actuate="onLoad"/></draw:frame></text:p>
          </table:table-cell>
        </table:table-row>
        <table:table-row table:style-name="TableLine2559284234896">
          <table:table-cell table:style-name="Tableau14.A1" office:value-type="string">
            <text:list xml:id="list92441318662367" text:continue-numbering="true" text:style-name="liste_5f_abc">
              <text:list-item>
                <text:p text:style-name="P76"/>
              </text:list-item>
            </text:list>
          </table:table-cell>
          <table:table-cell table:style-name="Tableau14.B3" office:value-type="string">
            <text:p text:style-name="P37"><draw:frame draw:style-name="fr7" draw:name="Objet77" text:anchor-type="as-char" svg:width="0.866cm" svg:height="0.781cm" draw:z-index="4"><draw:object xlink:href="./Object 13" xlink:type="simple" xlink:show="embed" xlink:actuate="onLoad"/><draw:image xlink:href="./ObjectReplacements/Object 13" xlink:type="simple" xlink:show="embed" xlink:actuate="onLoad"/></draw:frame><text:s/>est égal à :</text:p>
          </table:table-cell>
          <table:table-cell table:style-name="Tableau14.C3">
            <text:p text:style-name="P42"><draw:frame draw:style-name="fr7" draw:name="Objet78" text:anchor-type="as-char" svg:width="0.663cm" svg:height="0.781cm" draw:z-index="5"><draw:object xlink:href="./Object 14" xlink:type="simple" xlink:show="embed" xlink:actuate="onLoad"/><draw:image xlink:href="./ObjectReplacements/Object 14" xlink:type="simple" xlink:show="embed" xlink:actuate="onLoad"/></draw:frame></text:p>
          </table:table-cell>
          <table:table-cell table:style-name="Tableau14.B3" office:value-type="string">
            <text:p text:style-name="P43"><draw:frame draw:style-name="fr7" draw:name="Objet79" text:anchor-type="as-char" svg:width="0.663cm" svg:height="0.781cm" draw:z-index="6"><draw:object xlink:href="./Object 15" xlink:type="simple" xlink:show="embed" xlink:actuate="onLoad"/><draw:image xlink:href="./ObjectReplacements/Object 15" xlink:type="simple" xlink:show="embed" xlink:actuate="onLoad"/></draw:frame></text:p>
          </table:table-cell>
          <table:table-cell table:style-name="Tableau14.E3" office:value-type="string">
            <text:p text:style-name="P43"><draw:frame draw:style-name="fr7" draw:name="Objet80" text:anchor-type="as-char" svg:width="0.663cm" svg:height="0.781cm" draw:z-index="7"><draw:object xlink:href="./Object 16" xlink:type="simple" xlink:show="embed" xlink:actuate="onLoad"/><draw:image xlink:href="./ObjectReplacements/Object 16" xlink:type="simple" xlink:show="embed" xlink:actuate="onLoad"/></draw:frame></text:p>
          </table:table-cell>
        </table:table-row>
        <table:table-row table:style-name="TableLine2559284234080">
          <table:table-cell table:style-name="Tableau14.A1" office:value-type="string">
            <text:list xml:id="list92442031571516" text:continue-numbering="true" text:style-name="liste_5f_abc">
              <text:list-item>
                <text:p text:style-name="P76"/>
              </text:list-item>
            </text:list>
          </table:table-cell>
          <table:table-cell table:style-name="Tableau14.B8" office:value-type="string">
            <text:p text:style-name="P33"><text:span text:style-name="T11"><draw:frame draw:style-name="fr9" draw:name="Objet81" text:anchor-type="as-char" svg:width="0.914cm" svg:height="0.781cm" draw:z-index="8"><draw:object xlink:href="./Object 17" xlink:type="simple" xlink:show="embed" xlink:actuate="onLoad"/><draw:image xlink:href="./ObjectReplacements/Object 17" xlink:type="simple" xlink:show="embed" xlink:actuate="onLoad"/></draw:frame></text:span><text:span text:style-name="T11"><text:s/>est égal à :</text:span></text:p>
          </table:table-cell>
          <table:table-cell table:style-name="Tableau14.D6" office:value-type="string">
            <text:p text:style-name="P38"><draw:ellipse text:anchor-type="paragraph" draw:z-index="51" draw:name="Forme8_1" draw:style-name="gr1" draw:text-style-name="P117" svg:width="1.292cm" svg:height="1.151cm" svg:x="0.748cm" svg:y="0.78cm"><text:p/></draw:ellipse><draw:frame draw:style-name="fr7" draw:name="Objet87" text:anchor-type="as-char" svg:width="0.783cm" svg:height="0.781cm" draw:z-index="9"><draw:object xlink:href="./Object 18" xlink:type="simple" xlink:show="embed" xlink:actuate="onLoad"/><draw:image xlink:href="./ObjectReplacements/Object 18" xlink:type="simple" xlink:show="embed" xlink:actuate="onLoad"/></draw:frame></text:p>
          </table:table-cell>
          <table:table-cell table:style-name="Tableau14.D6" office:value-type="string">
            <text:p text:style-name="P38"><draw:frame draw:style-name="fr7" draw:name="Objet88" text:anchor-type="as-char" svg:width="0.663cm" svg:height="0.781cm" draw:z-index="10"><draw:object xlink:href="./Object 19" xlink:type="simple" xlink:show="embed" xlink:actuate="onLoad"/><draw:image xlink:href="./ObjectReplacements/Object 19" xlink:type="simple" xlink:show="embed" xlink:actuate="onLoad"/></draw:frame></text:p>
          </table:table-cell>
          <table:table-cell table:style-name="Tableau14.E4" office:value-type="string">
            <text:p text:style-name="P38">1</text:p>
          </table:table-cell>
        </table:table-row>
        <table:table-row table:style-name="TableLine2559284237616">
          <table:table-cell table:style-name="Tableau14.A1" office:value-type="string">
            <text:list xml:id="list92441201336474" text:continue-numbering="true" text:style-name="liste_5f_abc">
              <text:list-item>
                <text:p text:style-name="P76"/>
              </text:list-item>
            </text:list>
          </table:table-cell>
          <table:table-cell table:style-name="Tableau14.B3" office:value-type="string">
            <text:p text:style-name="P37"><text:span text:style-name="T11"><draw:frame draw:style-name="fr9" draw:name="Objet89" text:anchor-type="as-char" svg:width="1.185cm" svg:height="0.781cm" draw:z-index="11"><draw:object xlink:href="./Object 20" xlink:type="simple" xlink:show="embed" xlink:actuate="onLoad"/><draw:image xlink:href="./ObjectReplacements/Object 20" xlink:type="simple" xlink:show="embed" xlink:actuate="onLoad"/></draw:frame></text:span><text:span text:style-name="T11"><text:s/>est :</text:span></text:p>
          </table:table-cell>
          <table:table-cell table:style-name="Tableau14.B3" office:value-type="string">
            <text:p text:style-name="P29"><text:span text:style-name="_5f_Symbole"><text:span text:style-name="T46"></text:span></text:span><text:span text:style-name="T47"> 0</text:span></text:p>
          </table:table-cell>
          <table:table-cell table:style-name="Tableau14.B3" office:value-type="string">
            <text:p text:style-name="P29"><text:span text:style-name="_5f_Symbole"><text:span text:style-name="T48"></text:span></text:span><text:span text:style-name="T47"> 0</text:span></text:p>
          </table:table-cell>
          <table:table-cell table:style-name="Tableau14.E5" office:value-type="string">
            <text:p text:style-name="P45"><text:span text:style-name="T52">n</text:span><text:span text:style-name="T51">ul</text:span></text:p>
          </table:table-cell>
        </table:table-row>
        <table:table-row table:style-name="TableLine2559284236256">
          <table:table-cell table:style-name="Tableau14.A1" office:value-type="string">
            <text:list xml:id="list92441918427592" text:continue-numbering="true" text:style-name="liste_5f_abc">
              <text:list-item>
                <text:p text:style-name="P76"/>
              </text:list-item>
            </text:list>
          </table:table-cell>
          <table:table-cell table:style-name="Tableau14.B8" office:value-type="string">
            <text:p text:style-name="P37"><draw:frame draw:style-name="fr8" draw:name="Objet93" text:anchor-type="as-char" svg:width="1.346cm" svg:height="0.864cm" draw:z-index="12"><draw:object xlink:href="./Object 21" xlink:type="simple" xlink:show="embed" xlink:actuate="onLoad"/><draw:image xlink:href="./ObjectReplacements/Object 21" xlink:type="simple" xlink:show="embed" xlink:actuate="onLoad"/></draw:frame><text:s/><text:span text:style-name="T11">est égal à :</text:span></text:p>
          </table:table-cell>
          <table:table-cell table:style-name="Tableau14.C6" office:value-type="float" office:value="2">
            <text:p text:style-name="P38">2</text:p>
          </table:table-cell>
          <table:table-cell table:style-name="Tableau14.D6" office:value-type="string">
            <text:p text:style-name="P38"><draw:frame draw:style-name="fr7" draw:name="Objet94" text:anchor-type="as-char" svg:width="0.462cm" svg:height="0.781cm" draw:z-index="13"><draw:object xlink:href="./Object 22" xlink:type="simple" xlink:show="embed" xlink:actuate="onLoad"/><draw:image xlink:href="./ObjectReplacements/Object 22" xlink:type="simple" xlink:show="embed" xlink:actuate="onLoad"/></draw:frame></text:p>
          </table:table-cell>
          <table:table-cell table:style-name="Tableau14.E6">
            <text:p text:style-name="P38"><draw:frame draw:style-name="fr7" draw:name="Objet95" text:anchor-type="as-char" svg:width="0.663cm" svg:height="0.781cm" draw:z-index="14"><draw:object xlink:href="./Object 23" xlink:type="simple" xlink:show="embed" xlink:actuate="onLoad"/><draw:image xlink:href="./ObjectReplacements/Object 23" xlink:type="simple" xlink:show="embed" xlink:actuate="onLoad"/></draw:frame></text:p>
          </table:table-cell>
        </table:table-row>
        <table:table-row table:style-name="Tableau14.7">
          <table:table-cell table:style-name="Tableau14.A1" office:value-type="string">
            <text:list xml:id="list92442519142555" text:continue-numbering="true" text:style-name="liste_5f_abc">
              <text:list-item>
                <text:p text:style-name="P76"/>
              </text:list-item>
            </text:list>
          </table:table-cell>
          <table:table-cell table:style-name="Tableau14.B3" office:value-type="string">
            <text:p text:style-name="P37"><draw:frame draw:style-name="fr9" draw:name="Objet96" text:anchor-type="as-char" svg:width="1.565cm" svg:height="0.781cm" draw:z-index="15"><draw:object xlink:href="./Object 24" xlink:type="simple" xlink:show="embed" xlink:actuate="onLoad"/><draw:image xlink:href="./ObjectReplacements/Object 24" xlink:type="simple" xlink:show="embed" xlink:actuate="onLoad"/></draw:frame><text:s/><text:span text:style-name="T11">est égal à :</text:span></text:p>
          </table:table-cell>
          <table:table-cell table:style-name="Tableau14.B3" office:value-type="string">
            <text:p text:style-name="P38"><draw:frame draw:style-name="fr7" draw:name="Objet97" text:anchor-type="as-char" svg:width="0.783cm" svg:height="0.781cm" draw:z-index="16"><draw:object xlink:href="./Object 25" xlink:type="simple" xlink:show="embed" xlink:actuate="onLoad"/><draw:image xlink:href="./ObjectReplacements/Object 25" xlink:type="simple" xlink:show="embed" xlink:actuate="onLoad"/></draw:frame></text:p>
          </table:table-cell>
          <table:table-cell table:style-name="Tableau14.B3" office:value-type="string">
            <text:p text:style-name="P32"><draw:ellipse text:anchor-type="paragraph" draw:z-index="54" draw:name="Forme11_1" draw:style-name="gr1" draw:text-style-name="P118" svg:width="1.285cm" svg:height="1.024cm" svg:x="0.639cm" svg:y="0.774cm"><text:p/></draw:ellipse><draw:frame draw:style-name="fr7" draw:name="Objet98" text:anchor-type="as-char" svg:width="0.783cm" svg:height="0.781cm" draw:z-index="17"><draw:object xlink:href="./Object 26" xlink:type="simple" xlink:show="embed" xlink:actuate="onLoad"/><draw:image xlink:href="./ObjectReplacements/Object 26" xlink:type="simple" xlink:show="embed" xlink:actuate="onLoad"/></draw:frame></text:p>
          </table:table-cell>
          <table:table-cell table:style-name="Tableau14.E7" office:value-type="string">
            <text:p text:style-name="P32"><draw:frame draw:style-name="fr7" draw:name="Objet101" text:anchor-type="as-char" svg:width="0.462cm" svg:height="0.781cm" draw:z-index="18"><draw:object xlink:href="./Object 27" xlink:type="simple" xlink:show="embed" xlink:actuate="onLoad"/><draw:image xlink:href="./ObjectReplacements/Object 27" xlink:type="simple" xlink:show="embed" xlink:actuate="onLoad"/></draw:frame></text:p>
          </table:table-cell>
        </table:table-row>
        <table:table-row table:style-name="TableLine2559284261824">
          <table:table-cell table:style-name="Tableau14.A1" office:value-type="string">
            <text:list xml:id="list92441682125613" text:continue-numbering="true" text:style-name="liste_5f_abc">
              <text:list-item>
                <text:p text:style-name="P76"/>
              </text:list-item>
            </text:list>
          </table:table-cell>
          <table:table-cell table:style-name="Tableau14.B8" office:value-type="string">
            <text:p text:style-name="P44"><draw:frame draw:style-name="fr9" draw:name="Objet102" text:anchor-type="as-char" svg:width="1.919cm" svg:height="0.781cm" draw:z-index="77"><draw:object xlink:href="./Object 28" xlink:type="simple" xlink:show="embed" xlink:actuate="onLoad"/><draw:image xlink:href="./ObjectReplacements/Object 28" xlink:type="simple" xlink:show="embed" xlink:actuate="onLoad"/><svg:desc>formule</svg:desc></draw:frame><text:s/>est égal à :</text:p>
          </table:table-cell>
          <table:table-cell table:style-name="Tableau14.C8" office:value-type="string">
            <text:p text:style-name="P32"><draw:frame draw:style-name="fr7" draw:name="Objet116" text:anchor-type="as-char" svg:width="0.864cm" svg:height="0.781cm" draw:z-index="19"><draw:object xlink:href="./Object 29" xlink:type="simple" xlink:show="embed" xlink:actuate="onLoad"/><draw:image xlink:href="./ObjectReplacements/Object 29" xlink:type="simple" xlink:show="embed" xlink:actuate="onLoad"/></draw:frame></text:p>
          </table:table-cell>
          <table:table-cell table:style-name="Tableau14.D8" office:value-type="float" office:value="18">
            <text:p text:style-name="P30">18</text:p>
          </table:table-cell>
          <table:table-cell table:style-name="Tableau14.E8" office:value-type="string">
            <text:p text:style-name="P32"><draw:frame draw:style-name="fr7" draw:name="Objet117" text:anchor-type="as-char" svg:width="0.663cm" svg:height="0.781cm" draw:z-index="20"><draw:object xlink:href="./Object 30" xlink:type="simple" xlink:show="embed" xlink:actuate="onLoad"/><draw:image xlink:href="./ObjectReplacements/Object 30" xlink:type="simple" xlink:show="embed" xlink:actuate="onLoad"/></draw:frame></text:p>
          </table:table-cell>
        </table:table-row>
        <table:table-row table:style-name="TableLine2559284260192">
          <table:table-cell table:style-name="Tableau14.A1" office:value-type="string">
            <text:list xml:id="list92441316137117" text:continue-numbering="true" text:style-name="liste_5f_abc">
              <text:list-item>
                <text:p text:style-name="P76"/>
              </text:list-item>
            </text:list>
          </table:table-cell>
          <table:table-cell table:style-name="Tableau14.B3" office:value-type="string">
            <text:p text:style-name="P44"><draw:frame draw:style-name="fr8" draw:name="Objet123" text:anchor-type="as-char" svg:width="2.078cm" svg:height="0.863cm" draw:z-index="66"><draw:object xlink:href="./Object 31" xlink:type="simple" xlink:show="embed" xlink:actuate="onLoad"/><draw:image xlink:href="./ObjectReplacements/Object 31" xlink:type="simple" xlink:show="embed" xlink:actuate="onLoad"/><svg:desc>formule</svg:desc></draw:frame><text:s/>est égal à :</text:p>
          </table:table-cell>
          <table:table-cell table:style-name="Tableau14.C9">
            <text:p text:style-name="P38"><draw:frame draw:style-name="fr7" draw:name="Objet124" text:anchor-type="as-char" svg:width="0.984cm" svg:height="0.781cm" draw:z-index="21"><draw:object xlink:href="./Object 32" xlink:type="simple" xlink:show="embed" xlink:actuate="onLoad"/><draw:image xlink:href="./ObjectReplacements/Object 32" xlink:type="simple" xlink:show="embed" xlink:actuate="onLoad"/></draw:frame></text:p>
          </table:table-cell>
          <table:table-cell table:style-name="Tableau14.C9">
            <text:p text:style-name="P38"><draw:frame draw:style-name="fr7" draw:name="Objet128" text:anchor-type="as-char" svg:width="0.663cm" svg:height="0.781cm" draw:z-index="22"><draw:object xlink:href="./Object 33" xlink:type="simple" xlink:show="embed" xlink:actuate="onLoad"/><draw:image xlink:href="./ObjectReplacements/Object 33" xlink:type="simple" xlink:show="embed" xlink:actuate="onLoad"/></draw:frame></text:p>
          </table:table-cell>
          <table:table-cell table:style-name="Tableau14.E9">
            <text:p text:style-name="P38"><draw:frame draw:style-name="fr7" draw:name="Objet129" text:anchor-type="as-char" svg:width="0.663cm" svg:height="0.781cm" draw:z-index="23"><draw:object xlink:href="./Object 34" xlink:type="simple" xlink:show="embed" xlink:actuate="onLoad"/><draw:image xlink:href="./ObjectReplacements/Object 34" xlink:type="simple" xlink:show="embed" xlink:actuate="onLoad"/></draw:frame></text:p>
          </table:table-cell>
        </table:table-row>
      </table:table>
      <text:p text:style-name="P35"/>
      <text:section text:style-name="Sect3" text:name="Section10">
        <text:list xml:id="list92443220505422" text:continue-list="list92443066149554" text:style-name="Num_5f_Exo">
          <text:list-item>
            <text:h text:style-name="P67" text:outline-level="1"> Trois points A, B et C d’une droite graduée ont respectivement pour abscisse : <draw:frame draw:style-name="fr7" draw:name="Objet38" text:anchor-type="as-char" svg:width="0.293cm" svg:height="0.87cm" draw:z-index="104"><draw:object xlink:href="./Object 39" xlink:type="simple" xlink:show="embed" xlink:actuate="onLoad"/><draw:image xlink:href="./ObjectReplacements/Object 39" xlink:type="simple" xlink:show="embed" xlink:actuate="onLoad"/><svg:desc>formule</svg:desc></draw:frame> ; <draw:frame draw:style-name="fr7" draw:name="Objet39" text:anchor-type="as-char" svg:width="0.293cm" svg:height="0.87cm" draw:z-index="105"><draw:object xlink:href="./Object 40" xlink:type="simple" xlink:show="embed" xlink:actuate="onLoad"/><draw:image xlink:href="./ObjectReplacements/Object 40" xlink:type="simple" xlink:show="embed" xlink:actuate="onLoad"/><svg:desc>formule</svg:desc></draw:frame><text:s/>et <draw:frame draw:style-name="fr7" draw:name="Objet51" text:anchor-type="as-char" svg:width="0.517cm" svg:height="0.87cm" draw:z-index="106"><draw:object xlink:href="./Object 43" xlink:type="simple" xlink:show="embed" xlink:actuate="onLoad"/><draw:image xlink:href="./ObjectReplacements/Object 43" xlink:type="simple" xlink:show="embed" xlink:actuate="onLoad"/><svg:desc>formule</svg:desc></draw:frame>.</text:h>
          </text:list-item>
        </text:list>
        <text:list xml:id="list92441849702677" text:continue-list="list92443002789614" text:style-name="_5f_Numérotation_20_des_20_exercices_20_livrets">
          <text:list-header>
            <text:p text:style-name="P106">Ces trois points sont-ils régulièrement espacés sur la droite graduée ?</text:p>
          </text:list-header>
        </text:list>
        <text:p text:style-name="P107">Justifie.</text:p>
        <text:list xml:id="list92441154182184" text:continue-numbering="true" text:style-name="_5f_Numérotation_20_des_20_exercices_20_livrets">
          <text:list-header>
            <text:h text:style-name="P68" text:outline-level="1"><text:span text:style-name="_5f_Caractères_5f_correction"><text:span text:style-name="T60">On a </text:span></text:span><text:span text:style-name="_5f_Caractères_5f_correction"><draw:frame draw:style-name="fr4" draw:name="Objet48" text:anchor-type="as-char" svg:width="0.497cm" svg:height="0.87cm" draw:z-index="107"><draw:object xlink:href="./Object 76" xlink:type="simple" xlink:show="embed" xlink:actuate="onLoad"/><draw:image xlink:href="./ObjectReplacements/Object 76" xlink:type="simple" xlink:show="embed" xlink:actuate="onLoad"/><svg:desc>formule</svg:desc></draw:frame></text:span><text:span text:style-name="_5f_Caractères_5f_correction"><text:span text:style-name="T60">&lt;</text:span></text:span><text:span text:style-name="_5f_Caractères_5f_correction"><draw:frame draw:style-name="fr6" draw:name="Objet49" text:anchor-type="as-char" svg:width="0.497cm" svg:height="0.87cm" draw:z-index="108"><draw:object xlink:href="./Object 77" xlink:type="simple" xlink:show="embed" xlink:actuate="onLoad"/><draw:image xlink:href="./ObjectReplacements/Object 77" xlink:type="simple" xlink:show="embed" xlink:actuate="onLoad"/><svg:desc>formule</svg:desc></draw:frame></text:span><text:span text:style-name="_5f_Caractères_5f_correction"><text:span text:style-name="T60">&lt;</text:span></text:span><text:span text:style-name="_5f_Caractères_5f_correction"><draw:frame draw:style-name="fr4" draw:name="Objet50" text:anchor-type="as-char" svg:width="0.721cm" svg:height="0.87cm" draw:z-index="109"><draw:object xlink:href="./Object 78" xlink:type="simple" xlink:show="embed" xlink:actuate="onLoad"/><draw:image xlink:href="./ObjectReplacements/Object 78" xlink:type="simple" xlink:show="embed" xlink:actuate="onLoad"/><svg:desc>formule</svg:desc></draw:frame></text:span><text:span text:style-name="_5f_Caractères_5f_correction"> </text:span><text:span text:style-name="_5f_Caractères_5f_correction"><text:span text:style-name="T60">d’où : </text:span></text:span></text:h>
            <text:p text:style-name="P74"><text:span text:style-name="_5f_Caractères_5f_correction"/></text:p>
            <text:p text:style-name="P94"><text:span text:style-name="_5f_Caractères_5f_correction"><draw:frame draw:style-name="fr6" draw:name="Objet652" text:anchor-type="as-char" svg:width="1.222cm" svg:height="0.87cm" draw:z-index="110"><draw:object xlink:href="./Object 79" xlink:type="simple" xlink:show="embed" xlink:actuate="onLoad"/><draw:image xlink:href="./ObjectReplacements/Object 79" xlink:type="simple" xlink:show="embed" xlink:actuate="onLoad"/><svg:desc>formule</svg:desc></draw:frame></text:span><text:span text:style-name="_5f_Caractères_5f_correction"> = </text:span><text:span text:style-name="_5f_Caractères_5f_correction"><draw:frame draw:style-name="fr6" draw:name="Objet653" text:anchor-type="as-char" svg:width="2.602cm" svg:height="0.87cm" draw:z-index="111"><draw:object xlink:href="./Object 80" xlink:type="simple" xlink:show="embed" xlink:actuate="onLoad"/><draw:image xlink:href="./ObjectReplacements/Object 80" xlink:type="simple" xlink:show="embed" xlink:actuate="onLoad"/><svg:desc>formule</svg:desc></draw:frame></text:span><text:span text:style-name="_5f_Caractères_5f_correction"> = </text:span><text:span text:style-name="_5f_Caractères_5f_correction"><draw:frame draw:style-name="fr6" draw:name="Objet654" text:anchor-type="as-char" svg:width="1.67cm" svg:height="0.87cm" draw:z-index="112"><draw:object xlink:href="./Object 81" xlink:type="simple" xlink:show="embed" xlink:actuate="onLoad"/><draw:image xlink:href="./ObjectReplacements/Object 81" xlink:type="simple" xlink:show="embed" xlink:actuate="onLoad"/><svg:desc>formule</svg:desc></draw:frame></text:span><text:span text:style-name="_5f_Caractères_5f_correction"> </text:span><text:span text:style-name="_5f_Caractères_5f_correction"><text:span text:style-name="T61">= </text:span></text:span><text:span text:style-name="_5f_Caractères_5f_correction"><text:span text:style-name="T61"><draw:frame draw:style-name="fr6" draw:name="Objet651" text:anchor-type="as-char" svg:width="0.72cm" svg:height="0.87cm" draw:z-index="113"><draw:object xlink:href="./Object 82" xlink:type="simple" xlink:show="embed" xlink:actuate="onLoad"/><draw:image xlink:href="./ObjectReplacements/Object 82" xlink:type="simple" xlink:show="embed" xlink:actuate="onLoad"/><svg:desc>formule</svg:desc></draw:frame></text:span></text:span></text:p>
            <text:p text:style-name="P94"><text:span text:style-name="_5f_Caractères_5f_correction"><text:span text:style-name="T61"><draw:frame draw:style-name="fr6" draw:name="Objet655" text:anchor-type="as-char" svg:width="1.445cm" svg:height="0.87cm" draw:z-index="114"><draw:object xlink:href="./Object 83" xlink:type="simple" xlink:show="embed" xlink:actuate="onLoad"/><draw:image xlink:href="./ObjectReplacements/Object 83" xlink:type="simple" xlink:show="embed" xlink:actuate="onLoad"/><svg:desc>formule</svg:desc></draw:frame></text:span></text:span><text:span text:style-name="_5f_Caractères_5f_correction"><text:span text:style-name="T61"> = </text:span></text:span><text:span text:style-name="_5f_Caractères_5f_correction"><text:span text:style-name="T61"><draw:frame draw:style-name="fr6" draw:name="Objet656" text:anchor-type="as-char" svg:width="2.171cm" svg:height="0.87cm" draw:z-index="115"><draw:object xlink:href="./Object 84" xlink:type="simple" xlink:show="embed" xlink:actuate="onLoad"/><draw:image xlink:href="./ObjectReplacements/Object 84" xlink:type="simple" xlink:show="embed" xlink:actuate="onLoad"/><svg:desc>formule</svg:desc></draw:frame></text:span></text:span><text:span text:style-name="_5f_Caractères_5f_correction"><text:span text:style-name="T61"> = </text:span></text:span><text:span text:style-name="_5f_Caractères_5f_correction"><text:span text:style-name="T61"><draw:frame draw:style-name="fr6" draw:name="Objet657" text:anchor-type="as-char" svg:width="1.67cm" svg:height="0.87cm" draw:z-index="116"><draw:object xlink:href="./Object 85" xlink:type="simple" xlink:show="embed" xlink:actuate="onLoad"/><draw:image xlink:href="./ObjectReplacements/Object 85" xlink:type="simple" xlink:show="embed" xlink:actuate="onLoad"/><svg:desc>formule</svg:desc></draw:frame></text:span></text:span><text:span text:style-name="_5f_Caractères_5f_correction"><text:span text:style-name="T61"> = </text:span></text:span><text:span text:style-name="_5f_Caractères_5f_correction"><text:span text:style-name="T61"><draw:frame draw:style-name="fr6" draw:name="Objet658" text:anchor-type="as-char" svg:width="0.72cm" svg:height="0.87cm" draw:z-index="117"><draw:object xlink:href="./Object 86" xlink:type="simple" xlink:show="embed" xlink:actuate="onLoad"/><draw:image xlink:href="./ObjectReplacements/Object 86" xlink:type="simple" xlink:show="embed" xlink:actuate="onLoad"/><svg:desc>formule</svg:desc></draw:frame></text:span></text:span></text:p>
            <text:p text:style-name="P94"><text:span text:style-name="_5f_Caractères_5f_correction"><text:span text:style-name="T25">Comme les différences entre deux abscisses consécutives sont égales, alors les points sont régulièrement espacés sur la droite graduée.</text:span></text:span></text:p>
          </text:list-header>
        </text:list>
        <text:list xml:id="list92442079550361" text:continue-list="list92443220505422" text:style-name="Num_5f_Exo">
          <text:list-item>
            <text:h text:style-name="P69" text:outline-level="1"> Entre 1890 et 1990, la population d’un village a triplé. Puis entre 1990 et 2010, elle a perdu un tiers de ses habitants. </text:h>
            <text:p text:style-name="P108">La population a-t-elle augmenté ou diminué entre 1890 et <text:span text:style-name="T53">20</text:span><text:span text:style-name="T54">1</text:span><text:span text:style-name="T53">0.</text:span></text:p>
          </text:list-item>
        </text:list>
        <text:p text:style-name="P109"><text:span text:style-name="T53">E</text:span>n quelle proportion ?</text:p>
        <text:h text:style-name="_5f_Paragraphe_5f_Correction" text:outline-level="1">Entre 1890 et 1990, la population du village a été multipliée par 3.</text:h>
        <text:h text:style-name="_5f_Paragraphe_5f_Correction" text:outline-level="1">Entre 1990 et 2010, la population du village a été multipliée par <draw:frame draw:style-name="fr3" draw:name="Objet675" text:anchor-type="as-char" svg:width="0.36cm" svg:height="0.873cm" draw:z-index="118"><draw:object xlink:href="./Object 87" xlink:type="simple" xlink:show="embed" xlink:actuate="onLoad"/><draw:image xlink:href="./ObjectReplacements/Object 87" xlink:type="simple" xlink:show="embed" xlink:actuate="onLoad"/><svg:desc>formule</svg:desc></draw:frame>.</text:h>
        <text:h text:style-name="_5f_Paragraphe_5f_Correction" text:outline-level="1">Donc, entre 1890 et 2010, la population du village a été multipliée par <draw:frame draw:style-name="fr3" draw:name="Objet676" text:anchor-type="as-char" svg:width="0.937cm" svg:height="0.873cm" draw:z-index="119"><draw:object xlink:href="./Object 88" xlink:type="simple" xlink:show="embed" xlink:actuate="onLoad"/><draw:image xlink:href="./ObjectReplacements/Object 88" xlink:type="simple" xlink:show="embed" xlink:actuate="onLoad"/><svg:desc>formule</svg:desc></draw:frame>, c'est-à-dire par 2.</text:h>
        <text:h text:style-name="_5f_Paragraphe_5f_Correction" text:outline-level="1"><text:span text:style-name="_5f_Caractères_5f_correction">Entre 1890 et 2010, la population du village a donc doublé.</text:span></text:h>
        <text:h text:style-name="_5f_Paragraphe_5f_Correction" text:outline-level="1"><text:span text:style-name="_5f_Caractères_5f_correction"/></text:h>
        <text:list xml:id="list92442261755861" text:continue-numbering="true" text:style-name="Num_5f_Exo">
          <text:list-item>
            <text:p text:style-name="P75"><text:soft-page-break/> <text:span text:style-name="T49">ABCD est un rectangle de 8 cm de long sur 6 cm de large.</text:span></text:p>
          </text:list-item>
        </text:list>
        <text:list xml:id="list107651639" text:style-name="L1">
          <text:list-item>
            <text:p text:style-name="P101">Quelle est l’aire de ce rectangle ?</text:p>
          </text:list-item>
        </text:list>
        <text:h text:style-name="_5f_Paragraphe_5f_Correction" text:outline-level="1"><text:span text:style-name="_5f_Correction_20_surlignée"><text:span text:style-name="T22">Aire (ABCD) </text:span></text:span><text:span text:style-name="_5f_correction_20_surlignée"><text:span text:style-name="T14"><text:s/>= </text:span></text:span><text:span text:style-name="_5f_correction_20_surlignée"><text:span text:style-name="T12">8</text:span></text:span><text:span text:style-name="_5f_correction_20_surlignée"><text:span text:style-name="T19"> cm </text:span></text:span><text:span text:style-name="_5f_correction_20_surlignée"><text:span text:style-name="T32">×</text:span></text:span><text:span text:style-name="_5f_correction_20_surlignée"><text:span text:style-name="T20"> </text:span></text:span><text:span text:style-name="_5f_correction_20_surlignée"><text:span text:style-name="T12">6 cm = 48 cm²</text:span></text:span><text:span text:style-name="_5f_pointillés_20_gris"><text:span text:style-name="T12">.</text:span></text:span></text:h>
        <text:list xml:id="list92441794337168" text:continue-numbering="true" text:style-name="L1">
          <text:list-item>
            <text:p text:style-name="P83">On considère un rectangle EFGH de longueur les cinq huitièmes de celle de ABCD et de largeur le tiers de celle de ABCD. Exprime l’aire de EFGH en fonction de celle de ABCD puis calcule-la.</text:p>
          </text:list-item>
        </text:list>
        <text:h text:style-name="_5f_Paragraphe_5f_Correction" text:outline-level="1"><text:span text:style-name="_5f_Caractères_5f_correction">Aire (EFGH) = </text:span><text:span text:style-name="_5f_Caractères_5f_correction"><draw:frame draw:style-name="fr3" draw:name="Objet54" text:anchor-type="as-char" svg:width="1.663cm" svg:height="0.873cm" draw:z-index="120"><draw:object xlink:href="./Object 91" xlink:type="simple" xlink:show="embed" xlink:actuate="onLoad"/><draw:image xlink:href="./ObjectReplacements/Object 91" xlink:type="simple" xlink:show="embed" xlink:actuate="onLoad"/><svg:desc>formule</svg:desc></draw:frame></text:span><text:span text:style-name="_5f_Caractères_5f_correction"><text:s/>Aire (ABCD) </text:span></text:h>
        <text:h text:style-name="_5f_Paragraphe_5f_Correction" text:outline-level="1"><text:span text:style-name="_5f_Caractères_5f_correction">Aire (EFGH) = </text:span><text:span text:style-name="_5f_Caractères_5f_correction"><draw:frame draw:style-name="fr3" draw:name="Objet56" text:anchor-type="as-char" svg:width="0.584cm" svg:height="0.873cm" draw:z-index="121"><draw:object xlink:href="./Object 92" xlink:type="simple" xlink:show="embed" xlink:actuate="onLoad"/><draw:image xlink:href="./ObjectReplacements/Object 92" xlink:type="simple" xlink:show="embed" xlink:actuate="onLoad"/><svg:desc>formule</svg:desc></draw:frame></text:span><text:span text:style-name="_5f_Caractères_5f_correction"><text:s/></text:span><text:span text:style-name="_5f_Caractères_5f_correction"><draw:frame draw:style-name="fr3" draw:name="Objet57" text:anchor-type="as-char" svg:width="0.415cm" svg:height="0.411cm" draw:z-index="122"><draw:object xlink:href="./Object 93" xlink:type="simple" xlink:show="embed" xlink:actuate="onLoad"/><draw:image xlink:href="./ObjectReplacements/Object 93" xlink:type="simple" xlink:show="embed" xlink:actuate="onLoad"/><svg:desc>formule</svg:desc></draw:frame></text:span><text:span text:style-name="_5f_Caractères_5f_correction"><text:s/>Aire (ABCD)</text:span></text:h>
        <text:h text:style-name="_5f_Paragraphe_5f_Correction" text:outline-level="1"><text:span text:style-name="_5f_Caractères_5f_correction"><text:span text:style-name="T23">Aire (EFGH) = </text:span></text:span><text:span text:style-name="_5f_Caractères_5f_correction"><text:span text:style-name="T23"><draw:frame draw:style-name="fr3" draw:name="Objet52" text:anchor-type="as-char" svg:width="0.584cm" svg:height="0.873cm" draw:z-index="123"><draw:object xlink:href="./Object 89" xlink:type="simple" xlink:show="embed" xlink:actuate="onLoad"/><draw:image xlink:href="./ObjectReplacements/Object 89" xlink:type="simple" xlink:show="embed" xlink:actuate="onLoad"/><svg:desc>formule</svg:desc></draw:frame></text:span></text:span><text:span text:style-name="_5f_Caractères_5f_correction"><text:span text:style-name="T23"><text:s/></text:span></text:span><text:span text:style-name="_5f_Caractères_5f_correction"><text:span text:style-name="T23"><draw:frame draw:style-name="fr3" draw:name="Objet53" text:anchor-type="as-char" svg:width="0.415cm" svg:height="0.411cm" draw:z-index="124"><draw:object xlink:href="./Object 90" xlink:type="simple" xlink:show="embed" xlink:actuate="onLoad"/><draw:image xlink:href="./ObjectReplacements/Object 90" xlink:type="simple" xlink:show="embed" xlink:actuate="onLoad"/><svg:desc>formule</svg:desc></draw:frame></text:span></text:span><text:span text:style-name="_5f_Caractères_5f_correction"><text:span text:style-name="T23"><text:s/>Aire (ABCD) <text:s/>= 1</text:span></text:span><text:span text:style-name="_5f_Correction_20_surlignée"><text:span text:style-name="T20">0 cm²</text:span></text:span></text:h>
        <text:h text:style-name="_5f_Paragraphe_5f_Correction" text:outline-level="1"><text:span text:style-name="_5f_Correction_20_surlignée"><text:span text:style-name="T20"/></text:span></text:h>
        <text:list xml:id="list92442810706785" text:continue-list="list92442261755861" text:style-name="Num_5f_Exo">
          <text:list-item>
            <text:h text:style-name="P70" text:outline-level="1"> Le train Marseille-Lille part de la gare de Marseille avec 800 passagers. </text:h>
          </text:list-item>
        </text:list>
        <text:list xml:id="list92441485594631" text:continue-list="list92441154182184" text:style-name="_5f_Numérotation_20_des_20_exercices_20_livrets">
          <text:list-header>
            <text:p text:style-name="P84">Un quart d’entre eux sont en 1<text:span text:style-name="T6">re</text:span><text:span text:style-name="T11"> </text:span>classe et le reste en 2<text:span text:style-name="T6">e</text:span><text:span text:style-name="T11"> </text:span>classe.</text:p>
            <text:p text:style-name="P84">Les trois huitièmes des passagers de la 1<text:span text:style-name="T6">re</text:span><text:span text:style-name="T11"> </text:span>classe et le sixième des passagers de la 2<text:span text:style-name="T6">e</text:span><text:span text:style-name="T11"> </text:span>classe descendent en gare de Lyon. </text:p>
          </text:list-header>
        </text:list>
        <text:list xml:id="list92442552297142" text:continue-list="list92441316137117" text:style-name="liste_5f_abc">
          <text:list-item text:start-value="1">
            <text:p text:style-name="P85">Au départ de Marseille, quel est le nombre de passagers en 1<text:span text:style-name="T6">re</text:span><text:span text:style-name="T11"> </text:span>classe ? en 2<text:span text:style-name="T6">e</text:span><text:span text:style-name="T11"> </text:span>classe ?</text:p>
          </text:list-item>
        </text:list>
        <text:h text:style-name="P53" text:outline-level="1"><text:span text:style-name="_5f_Caractères_5f_correction"><text:span text:style-name="T62">N</text:span></text:span><text:span text:style-name="_5f_Caractères_5f_correction"><text:span text:style-name="T71">1M </text:span></text:span><text:span text:style-name="_5f_Caractères_5f_correction"><text:span text:style-name="T62">= </text:span></text:span><text:span text:style-name="_5f_Caractères_5f_correction"><draw:frame draw:style-name="fr5" draw:name="Objet659" text:anchor-type="as-char" svg:width="1.598cm" svg:height="0.87cm" draw:z-index="125"><draw:object xlink:href="./Object 94" xlink:type="simple" xlink:show="embed" xlink:actuate="onLoad"/><draw:image xlink:href="./ObjectReplacements/Object 94" xlink:type="simple" xlink:show="embed" xlink:actuate="onLoad"/><svg:desc>formule</svg:desc></draw:frame></text:span><text:span text:style-name="_5f_Caractères_5f_correction"><text:span text:style-name="T68"><text:s/>= 200, <text:s/>200 passagers sont en 1</text:span></text:span><text:span text:style-name="_5f_Caractères_5f_correction"><text:span text:style-name="T7">re </text:span></text:span><text:span text:style-name="_5f_Caractères_5f_correction"><text:span text:style-name="T33">.</text:span></text:span></text:h>
        <text:h text:style-name="P53" text:outline-level="1"><text:span text:style-name="_5f_Caractères_5f_correction"><text:span text:style-name="T62">N</text:span></text:span><text:span text:style-name="_5f_Caractères_5f_correction"><text:span text:style-name="T71">2M </text:span></text:span><text:span text:style-name="_5f_Caractères_5f_correction"><text:span text:style-name="T35">=</text:span></text:span><text:span text:style-name="_5f_Caractères_5f_correction"><text:span text:style-name="T71"> <text:s/></text:span></text:span><text:span text:style-name="_5f_Caractères_5f_correction">800 – 200 = 600, <text:s/>600 passagers sont en 2</text:span><text:span text:style-name="_5f_Caractères_5f_correction"><text:span text:style-name="T6">e</text:span></text:span><text:span text:style-name="_5f_Caractères_5f_correction">.</text:span></text:h>
        <text:list xml:id="list92441651216104" text:continue-numbering="true" text:style-name="liste_5f_abc">
          <text:list-item>
            <text:p text:style-name="P82">Déduis-en le nombre de personnes de 1<text:span text:style-name="T6">re</text:span><text:span text:style-name="T11"> </text:span>classe, puis de 2<text:span text:style-name="T6">e</text:span><text:span text:style-name="T11"> </text:span>classe, descendant gare de Lyon.</text:p>
          </text:list-item>
        </text:list>
        <text:h text:style-name="P54" text:outline-level="1"><text:span text:style-name="_5f_Caractères_5f_correction"><text:span text:style-name="T62">N</text:span></text:span><text:span text:style-name="_5f_Caractères_5f_correction"><text:span text:style-name="T71">1</text:span></text:span><text:span text:style-name="_5f_Caractères_5f_correction"><text:span text:style-name="T66">L</text:span></text:span><text:span text:style-name="_5f_Caractères_5f_correction"><text:span text:style-name="T71"> </text:span></text:span><text:span text:style-name="_5f_Caractères_5f_correction"><text:span text:style-name="T62">= </text:span></text:span><draw:frame draw:style-name="fr5" draw:name="Objet660" text:anchor-type="as-char" svg:width="1.595cm" svg:height="0.87cm" draw:z-index="126"><draw:object xlink:href="./Object 95" xlink:type="simple" xlink:show="embed" xlink:actuate="onLoad"/><draw:image xlink:href="./ObjectReplacements/Object 95" xlink:type="simple" xlink:show="embed" xlink:actuate="onLoad"/><svg:desc>formule</svg:desc></draw:frame><text:span text:style-name="_5f_correction_20_surlignée"><text:s/></text:span><text:span text:style-name="_5f_correction_20_surlignée"><text:span text:style-name="T62">= 75, </text:span></text:span><text:span text:style-name="_5f_Caractères_5f_correction"><text:span text:style-name="T69"><text:s/></text:span></text:span><text:span text:style-name="_5f_Caractères_5f_correction"><text:span text:style-name="T67">75</text:span></text:span><text:span text:style-name="_5f_Caractères_5f_correction"><text:span text:style-name="T69"> passagers sont en 1</text:span></text:span><text:span text:style-name="_5f_Caractères_5f_correction"><text:span text:style-name="T8">re </text:span></text:span><text:span text:style-name="_5f_Caractères_5f_correction"><text:span text:style-name="T34">.</text:span></text:span></text:h>
        <text:h text:style-name="P54" text:outline-level="1"><text:span text:style-name="_5f_Caractères_5f_correction"><text:span text:style-name="T62">N</text:span></text:span><text:span text:style-name="_5f_Caractères_5f_correction"><text:span text:style-name="T64">2</text:span></text:span><text:span text:style-name="_5f_Caractères_5f_correction"><text:span text:style-name="T66">L </text:span></text:span><text:span text:style-name="_5f_Caractères_5f_correction"><text:span text:style-name="T35">= </text:span></text:span><text:span text:style-name="_5f_Caractères_5f_correction"><text:span text:style-name="T35"><draw:frame draw:style-name="fr5" draw:name="Objet24" text:anchor-type="as-char" svg:width="1.595cm" svg:height="0.87cm" draw:z-index="127"><draw:object xlink:href="./Object 96" xlink:type="simple" xlink:show="embed" xlink:actuate="onLoad"/><draw:image xlink:href="./ObjectReplacements/Object 96" xlink:type="simple" xlink:show="embed" xlink:actuate="onLoad"/><svg:desc>formule</svg:desc></draw:frame></text:span></text:span><text:span text:style-name="_5f_Caractères_5f_correction"><text:span text:style-name="T35"><text:s/>= 100, </text:span></text:span><text:span text:style-name="_5f_Caractères_5f_correction"><text:span text:style-name="T63">100</text:span></text:span><text:span text:style-name="_5f_Caractères_5f_correction"><text:span text:style-name="T35"> passagers sont en 2</text:span></text:span><text:span text:style-name="_5f_Caractères_5f_correction"><text:span text:style-name="T10">e</text:span></text:span><text:span text:style-name="_5f_Caractères_5f_correction"><text:span text:style-name="T35">.</text:span></text:span></text:h>
        <text:list xml:id="list92441165063759" text:continue-numbering="true" text:style-name="liste_5f_abc">
          <text:list-item>
            <text:p text:style-name="P82">Exprime alors à l’aide d’une fraction simplifiée la proportion des passagers de 1<text:span text:style-name="T6">re</text:span><text:span text:style-name="T11"> </text:span>classe puis <text:span text:style-name="T45">la proportion</text:span> de ceux de 2<text:span text:style-name="T6">e</text:span><text:span text:style-name="T11"> </text:span>classe descendant en gare de Lyon par rapport au total des voyageurs.</text:p>
          </text:list-item>
        </text:list>
        <text:h text:style-name="P55" text:outline-level="1"><text:span text:style-name="_5f_Caractères_5f_correction"><text:span text:style-name="T62">P</text:span></text:span><text:span text:style-name="_5f_Caractères_5f_correction"><text:span text:style-name="T71">1L </text:span></text:span><text:span text:style-name="_5f_Caractères_5f_correction"><text:span text:style-name="T35">=</text:span></text:span><text:span text:style-name="_5f_Caractères_5f_correction"><text:span text:style-name="T71"> </text:span></text:span><text:span text:style-name="T71"><draw:frame draw:style-name="fr4" draw:name="Objet661" text:anchor-type="as-char" svg:width="2.184cm" svg:height="0.87cm" draw:z-index="128"><draw:object xlink:href="./Object 98" xlink:type="simple" xlink:show="embed" xlink:actuate="onLoad"/><draw:image xlink:href="./ObjectReplacements/Object 98" xlink:type="simple" xlink:show="embed" xlink:actuate="onLoad"/><svg:desc>formule</svg:desc></draw:frame></text:span></text:h>
        <text:h text:style-name="P55" text:outline-level="1"><draw:frame draw:style-name="fr4" draw:name="Objet25" text:anchor-type="as-char" svg:width="0.804cm" svg:height="0.87cm" draw:z-index="129"><draw:object xlink:href="./Object 99" xlink:type="simple" xlink:show="embed" xlink:actuate="onLoad"/><draw:image xlink:href="./ObjectReplacements/Object 99" xlink:type="simple" xlink:show="embed" xlink:actuate="onLoad"/><svg:desc>formule</svg:desc></draw:frame><text:span text:style-name="_5f_Caractères_5f_correction"><text:span text:style-name="T70">des </text:span></text:span><text:span text:style-name="_5f_Caractères_5f_correction"><text:span text:style-name="T69">passagers sont en 1</text:span></text:span><text:span text:style-name="_5f_Caractères_5f_correction"><text:span text:style-name="T8">re </text:span></text:span><text:span text:style-name="_5f_Caractères_5f_correction"><text:span text:style-name="T34">.</text:span></text:span></text:h>
        <text:h text:style-name="P110" text:outline-level="1"><text:span text:style-name="_5f_Caractères_5f_correction"><text:span text:style-name="T62">P</text:span></text:span><text:span text:style-name="_5f_Caractères_5f_correction"><text:span text:style-name="T66">2</text:span></text:span><text:span text:style-name="_5f_Caractères_5f_correction"><text:span text:style-name="T71">L </text:span></text:span><text:span text:style-name="_5f_Caractères_5f_correction"><text:span text:style-name="T35">=</text:span></text:span><text:span text:style-name="_5f_Caractères_5f_correction"><text:span text:style-name="T71"> </text:span></text:span><text:span text:style-name="_5f_Correction_20_surlignée"><draw:frame draw:style-name="fr4" draw:name="Objet665" text:anchor-type="as-char" svg:width="1.96cm" svg:height="0.87cm" draw:z-index="130"><draw:object xlink:href="./Object 101" xlink:type="simple" xlink:show="embed" xlink:actuate="onLoad"/><draw:image xlink:href="./ObjectReplacements/Object 101" xlink:type="simple" xlink:show="embed" xlink:actuate="onLoad"/><svg:desc>formule</svg:desc></draw:frame></text:span></text:h>
        <text:h text:style-name="P47" text:outline-level="1"><text:span text:style-name="_5f_Caractères_5f_correction"><text:span text:style-name="T63"><draw:frame draw:style-name="fr4" draw:name="Objet27" text:anchor-type="as-char" svg:width="0.58cm" svg:height="0.87cm" draw:z-index="131"><draw:object xlink:href="./Object 102" xlink:type="simple" xlink:show="embed" xlink:actuate="onLoad"/><draw:image xlink:href="./ObjectReplacements/Object 102" xlink:type="simple" xlink:show="embed" xlink:actuate="onLoad"/><svg:desc>formule</svg:desc></draw:frame></text:span></text:span><text:span text:style-name="_5f_Caractères_5f_correction"><text:span text:style-name="T35"><text:s/></text:span></text:span><text:span text:style-name="_5f_Caractères_5f_correction"><text:span text:style-name="T36">des </text:span></text:span><text:span text:style-name="_5f_Caractères_5f_correction"><text:span text:style-name="T35">passagers sont en 2</text:span></text:span><text:span text:style-name="_5f_Caractères_5f_correction"><text:span text:style-name="T10">e</text:span></text:span><text:span text:style-name="_5f_Caractères_5f_correction"><text:span text:style-name="T35">.</text:span></text:span></text:h>
        <text:list xml:id="list92442976765743" text:continue-numbering="true" text:style-name="liste_5f_abc">
          <text:list-item>
            <text:p text:style-name="P79">Retrouve les résultats de la question <text:span text:style-name="T37">c.</text:span> à l’aide de produits de fractions.</text:p>
          </text:list-item>
        </text:list>
        <text:h text:style-name="_5f_Paragraphe_5f_Correction" text:outline-level="1"><text:span text:style-name="_5f_correction_20_surlignée">Pour la 1</text:span><text:span text:style-name="_5f_correction_20_surlignée"><text:span text:style-name="T6">re </text:span></text:span><text:span text:style-name="_5f_correction_20_surlignée">classe : </text:span><text:span text:style-name="_5f_Caractères_5f_correction"><text:span text:style-name="T62">P</text:span></text:span><text:span text:style-name="_5f_Caractères_5f_correction"><text:span text:style-name="T71">1L <text:s/></text:span></text:span><text:span text:style-name="_5f_Caractères_5f_correction"><text:span text:style-name="T35">=</text:span></text:span><text:span text:style-name="_5f_correction_20_surlignée"> </text:span><text:span text:style-name="_5f_correction_20_surlignée"><draw:frame draw:style-name="fr4" draw:name="Objet668" text:anchor-type="as-char" svg:width="2.506cm" svg:height="0.87cm" draw:z-index="132"><draw:object xlink:href="./Object 104" xlink:type="simple" xlink:show="embed" xlink:actuate="onLoad"/><draw:image xlink:href="./ObjectReplacements/Object 104" xlink:type="simple" xlink:show="embed" xlink:actuate="onLoad"/><svg:desc>formule</svg:desc></draw:frame></text:span></text:h>
        <text:h text:style-name="_5f_Paragraphe_5f_Correction" text:outline-level="1"><text:span text:style-name="_5f_correction_20_surlignée"><text:span text:style-name="T12">Pour la 2</text:span></text:span><text:span text:style-name="_5f_correction_20_surlignée"><text:span text:style-name="T9">e </text:span></text:span><text:span text:style-name="_5f_correction_20_surlignée"><text:span text:style-name="T12">classe <text:s/>: </text:span></text:span><text:span text:style-name="_5f_Caractères_5f_correction"><text:span text:style-name="T26">P</text:span></text:span><text:span text:style-name="_5f_Caractères_5f_correction"><text:span text:style-name="T65">2</text:span></text:span><text:span text:style-name="_5f_Caractères_5f_correction"><text:span text:style-name="T72">L <text:s/></text:span></text:span><text:span text:style-name="_5f_Caractères_5f_correction"><text:span text:style-name="T26">=</text:span></text:span><text:span text:style-name="_5f_correction_20_surlignée"><text:span text:style-name="T12"> </text:span></text:span><text:span text:style-name="_5f_correction_20_surlignée"><text:span text:style-name="T12"><draw:frame draw:style-name="fr4" draw:name="Objet667" text:anchor-type="as-char" svg:width="2.282cm" svg:height="0.87cm" draw:z-index="133"><draw:object xlink:href="./Object 103" xlink:type="simple" xlink:show="embed" xlink:actuate="onLoad"/><draw:image xlink:href="./ObjectReplacements/Object 103" xlink:type="simple" xlink:show="embed" xlink:actuate="onLoad"/><svg:desc>formule</svg:desc></draw:frame></text:span></text:span></text:h>
        <text:list xml:id="list92441676522426" text:continue-list="list92442810706785" text:style-name="Num_5f_Exo">
          <text:list-item>
            <text:h text:style-name="P61" text:outline-level="1"><text:span text:style-name="_5f_pointillés_20_gris"><text:span text:style-name="T38"> Des enfants sont réunis pour manger un gâteau. Les parents ont coupé ce gâteau en quatre parts égales. Asma prend une part. Béa prend le tiers d’une part. Cédric, </text:span></text:span><text:span text:style-name="_5f_pointillés_20_gris"><text:span text:style-name="T43">se croyant le dernier,</text:span></text:span><text:span text:style-name="_5f_pointillés_20_gris"><text:span text:style-name="T38"> prend une part et demie. </text:span></text:span></text:h>
          </text:list-item>
        </text:list>
        <text:list xml:id="list92441969941948" text:continue-list="list92442976765743" text:style-name="liste_5f_abc">
          <text:list-item text:start-value="1">
            <text:p text:style-name="P88"><text:span text:style-name="_5f_pointillés_20_gris"><text:span text:style-name="T39">Reste-t-il encore de quoi faire une part ?</text:span></text:span></text:p>
          </text:list-item>
        </text:list>
        <text:h text:style-name="_5f_Paragraphe_5f_Correction" text:outline-level="1"><text:span text:style-name="_5f_Caractères_5f_correction"><text:span text:style-name="T29">Asma </text:span></text:span><text:span text:style-name="_5f_Caractères_5f_correction"><text:span text:style-name="T30">prend </text:span></text:span><text:span text:style-name="_5f_Caractères_5f_correction"><text:span text:style-name="T30"><draw:frame draw:style-name="fr3" draw:name="Objet26" text:anchor-type="as-char" svg:width="0.355cm" svg:height="0.873cm" draw:z-index="134"><draw:object xlink:href="./Object 100" xlink:type="simple" xlink:show="embed" xlink:actuate="onLoad"/><draw:image xlink:href="./ObjectReplacements/Object 100" xlink:type="simple" xlink:show="embed" xlink:actuate="onLoad"/><svg:desc>formule</svg:desc></draw:frame></text:span></text:span><text:span text:style-name="_5f_Caractères_5f_correction"><text:span text:style-name="T30"><text:s text:c="4"/>Béa pend </text:span></text:span><text:span text:style-name="_5f_Caractères_5f_correction"><text:span text:style-name="T30"><draw:frame draw:style-name="fr3" draw:name="Objet28" text:anchor-type="as-char" svg:width="1.871cm" svg:height="0.873cm" draw:z-index="135"><draw:object xlink:href="./Object 105" xlink:type="simple" xlink:show="embed" xlink:actuate="onLoad"/><draw:image xlink:href="./ObjectReplacements/Object 105" xlink:type="simple" xlink:show="embed" xlink:actuate="onLoad"/><svg:desc>formule</svg:desc></draw:frame></text:span></text:span></text:h>
        <text:h text:style-name="_5f_Paragraphe_5f_Correction" text:outline-level="1"><text:span text:style-name="_5f_Caractères_5f_correction">Cédric prend </text:span><text:span text:style-name="_5f_Caractères_5f_correction"><draw:frame draw:style-name="fr3" draw:name="Objet30" text:anchor-type="as-char" svg:width="0.691cm" svg:height="0.873cm" draw:z-index="136"><draw:object xlink:href="./Object 106" xlink:type="simple" xlink:show="embed" xlink:actuate="onLoad"/><draw:image xlink:href="./ObjectReplacements/Object 106" xlink:type="simple" xlink:show="embed" xlink:actuate="onLoad"/><svg:desc>formule</svg:desc></draw:frame></text:span><text:span text:style-name="_5f_Caractères_5f_correction"><text:s/>En tout cela fait : </text:span></text:h>
        <text:h text:style-name="_5f_Paragraphe_5f_Correction" text:outline-level="1"><text:span text:style-name="_5f_Caractères_5f_correction"><draw:frame draw:style-name="fr3" draw:name="Objet31" text:anchor-type="as-char" svg:width="2.073cm" svg:height="0.873cm" draw:z-index="137"><draw:object xlink:href="./Object 107" xlink:type="simple" xlink:show="embed" xlink:actuate="onLoad"/><draw:image xlink:href="./ObjectReplacements/Object 107" xlink:type="simple" xlink:show="embed" xlink:actuate="onLoad"/><svg:desc>formule</svg:desc></draw:frame></text:span><text:span text:style-name="_5f_Caractères_5f_correction">=</text:span><text:span text:style-name="_5f_Caractères_5f_correction"><draw:frame draw:style-name="fr3" draw:name="Objet32" text:anchor-type="as-char" svg:width="2.297cm" svg:height="0.873cm" draw:z-index="138"><draw:object xlink:href="./Object 108" xlink:type="simple" xlink:show="embed" xlink:actuate="onLoad"/><draw:image xlink:href="./ObjectReplacements/Object 108" xlink:type="simple" xlink:show="embed" xlink:actuate="onLoad"/><svg:desc>formule</svg:desc></draw:frame></text:span><text:span text:style-name="_5f_Caractères_5f_correction"> = </text:span><text:span text:style-name="_5f_Caractères_5f_correction"><draw:frame draw:style-name="fr3" draw:name="Objet33" text:anchor-type="as-char" svg:width="1.563cm" svg:height="0.873cm" draw:z-index="139"><draw:object xlink:href="./Object 109" xlink:type="simple" xlink:show="embed" xlink:actuate="onLoad"/><draw:image xlink:href="./ObjectReplacements/Object 109" xlink:type="simple" xlink:show="embed" xlink:actuate="onLoad"/><svg:desc>formule</svg:desc></draw:frame></text:span></text:h>
        <text:h text:style-name="_5f_Paragraphe_5f_Correction" text:outline-level="1"><text:span text:style-name="_5f_Caractères_5f_correction">il reste </text:span><text:span text:style-name="_5f_Caractères_5f_correction"><draw:frame draw:style-name="fr3" draw:name="Objet29" text:anchor-type="as-char" svg:width="3.18cm" svg:height="0.873cm" draw:z-index="140"><draw:object xlink:href="./Object 97" xlink:type="simple" xlink:show="embed" xlink:actuate="onLoad"/><draw:image xlink:href="./ObjectReplacements/Object 97" xlink:type="simple" xlink:show="embed" xlink:actuate="onLoad"/><svg:desc>formule</svg:desc></draw:frame></text:span><text:span text:style-name="_5f_Caractères_5f_correction"><text:s/>Il reste plus d’une part. </text:span></text:h>
        <text:list xml:id="list92442456180963" text:continue-numbering="true" text:style-name="liste_5f_abc">
          <text:list-item>
            <text:p text:style-name="P102"><text:span text:style-name="_5f_pointillés_20_gris"><text:span text:style-name="T40">Dilma, arrivée en retard, prend la moitié du reste. Ce qui reste alors du gâteau est partagé équitablement entre les quatre enfants.</text:span></text:span></text:p>
          </text:list-item>
        </text:list>
        <text:p text:style-name="P31"><text:span text:style-name="_5f_pointillés_20_gris"><text:span text:style-name="T40">Quelle portion du </text:span></text:span><text:span text:style-name="_5f_pointillés_20_gris"><text:span text:style-name="T42">gâteau</text:span></text:span><text:span text:style-name="_5f_pointillés_20_gris"><text:span text:style-name="T40"> de départ chacun a-t-il reçu</text:span></text:span><text:span text:style-name="_5f_pointillés_20_gris"><text:span text:style-name="T41">e</text:span></text:span><text:span text:style-name="_5f_pointillés_20_gris"><text:span text:style-name="T40"> ?</text:span></text:span></text:p>
        <text:h text:style-name="P56" text:outline-level="1"><text:span text:style-name="_5f_Caractères_5f_correction"><text:span text:style-name="T31">Il restait </text:span></text:span><text:span text:style-name="_5f_Caractères_5f_correction"><text:span text:style-name="T31"><draw:frame draw:style-name="fr3" draw:name="Objet34" text:anchor-type="as-char" svg:width="0.579cm" svg:height="0.873cm" draw:z-index="141"><draw:object xlink:href="./Object 113" xlink:type="simple" xlink:show="embed" xlink:actuate="onLoad"/><draw:image xlink:href="./ObjectReplacements/Object 113" xlink:type="simple" xlink:show="embed" xlink:actuate="onLoad"/><svg:desc>formule</svg:desc></draw:frame></text:span></text:span><text:span text:style-name="_5f_Caractères_5f_correction"><text:span text:style-name="T31"><text:s/>Dilma prend </text:span></text:span><text:span text:style-name="_5f_Caractères_5f_correction"><text:span text:style-name="T31"><draw:frame draw:style-name="fr3" draw:name="Objet35" text:anchor-type="as-char" svg:width="2.096cm" svg:height="0.873cm" draw:z-index="142"><draw:object xlink:href="./Object 114" xlink:type="simple" xlink:show="embed" xlink:actuate="onLoad"/><draw:image xlink:href="./ObjectReplacements/Object 114" xlink:type="simple" xlink:show="embed" xlink:actuate="onLoad"/><svg:desc>formule</svg:desc></draw:frame></text:span></text:span><text:span text:style-name="_5f_Caractères_5f_correction"><text:span text:style-name="T31"><text:s text:c="2"/></text:span></text:span></text:h>
        <text:h text:style-name="P56" text:outline-level="1"><text:span text:style-name="_5f_Caractères_5f_correction"><text:span text:style-name="T31">Il reste donc </text:span></text:span><text:span text:style-name="_5f_Caractères_5f_correction"><text:span text:style-name="T29"><text:tab/></text:span></text:span><text:span text:style-name="_5f_Caractères_5f_correction"><text:span text:style-name="T29"><draw:frame draw:style-name="fr3" draw:name="Objet36" text:anchor-type="as-char" svg:width="0.579cm" svg:height="0.873cm" draw:z-index="143"><draw:object xlink:href="./Object 115" xlink:type="simple" xlink:show="embed" xlink:actuate="onLoad"/><draw:image xlink:href="./ObjectReplacements/Object 115" xlink:type="simple" xlink:show="embed" xlink:actuate="onLoad"/><svg:desc>formule</svg:desc></draw:frame></text:span></text:span><text:span text:style-name="_5f_Caractères_5f_correction"><text:span text:style-name="T29"> </text:span></text:span><text:span text:style-name="_5f_Caractères_5f_correction"><text:span text:style-name="T31">du gateau. </text:span></text:span></text:h>
        <text:h text:style-name="P56" text:outline-level="1"><text:span text:style-name="_5f_Caractères_5f_correction"><text:span text:style-name="T31">Partagé en <text:s/>4 cela donne </text:span></text:span><text:span text:style-name="_5f_Caractères_5f_correction"><text:span text:style-name="T31"><draw:frame draw:style-name="fr3" draw:name="Objet37" text:anchor-type="as-char" svg:width="2.32cm" svg:height="0.873cm" draw:z-index="144"><draw:object xlink:href="./Object 116" xlink:type="simple" xlink:show="embed" xlink:actuate="onLoad"/><draw:image xlink:href="./ObjectReplacements/Object 116" xlink:type="simple" xlink:show="embed" xlink:actuate="onLoad"/><svg:desc>formule</svg:desc></draw:frame></text:span></text:span></text:h>
        <text:h text:style-name="_5f_Paragraphe_5f_Correction" text:outline-level="1"><text:span text:style-name="_5f_Caractères_5f_correction"><text:span text:style-name="T24">Asma </text:span></text:span><text:span text:style-name="_5f_Caractères_5f_correction"><text:span text:style-name="T28">a </text:span></text:span><text:span text:style-name="_5f_Caractères_5f_correction"><text:span text:style-name="T27">pr</text:span></text:span><text:span text:style-name="_5f_Caractères_5f_correction"><text:span text:style-name="T28">is</text:span></text:span><text:span text:style-name="_5f_Caractères_5f_correction"><text:span text:style-name="T27"> </text:span></text:span><text:span text:style-name="_5f_Caractères_5f_correction"><text:span text:style-name="T27"><draw:frame draw:style-name="fr3" draw:name="Objet40" text:anchor-type="as-char" svg:width="1.381cm" svg:height="0.873cm" draw:z-index="145"><draw:object xlink:href="./Object 117" xlink:type="simple" xlink:show="embed" xlink:actuate="onLoad"/><draw:image xlink:href="./ObjectReplacements/Object 117" xlink:type="simple" xlink:show="embed" xlink:actuate="onLoad"/><svg:desc>formule</svg:desc></draw:frame></text:span></text:span><text:span text:style-name="_5f_Caractères_5f_correction"><text:span text:style-name="T27"><text:s/></text:span></text:span><text:span text:style-name="_5f_Caractères_5f_correction"><text:span text:style-name="T28">= </text:span></text:span><text:span text:style-name="_5f_Caractères_5f_correction"><text:span text:style-name="T28"><draw:frame draw:style-name="fr3" draw:name="Objet41" text:anchor-type="as-char" svg:width="1.831cm" svg:height="0.873cm" draw:z-index="146"><draw:object xlink:href="./Object 118" xlink:type="simple" xlink:show="embed" xlink:actuate="onLoad"/><draw:image xlink:href="./ObjectReplacements/Object 118" xlink:type="simple" xlink:show="embed" xlink:actuate="onLoad"/><svg:desc>formule</svg:desc></draw:frame></text:span></text:span><text:span text:style-name="_5f_Caractères_5f_correction"><text:span text:style-name="T27"><text:s/></text:span></text:span><text:span text:style-name="_5f_Caractères_5f_correction"><text:span text:style-name="T28">=</text:span></text:span><text:span text:style-name="_5f_Caractères_5f_correction"><text:span text:style-name="T28"><draw:frame draw:style-name="fr3" draw:name="Objet42" text:anchor-type="as-char" svg:width="0.804cm" svg:height="0.873cm" draw:z-index="147"><draw:object xlink:href="./Object 119" xlink:type="simple" xlink:show="embed" xlink:actuate="onLoad"/><draw:image xlink:href="./ObjectReplacements/Object 119" xlink:type="simple" xlink:show="embed" xlink:actuate="onLoad"/><svg:desc>formule</svg:desc></draw:frame></text:span></text:span><text:span text:style-name="_5f_Caractères_5f_correction"><text:span text:style-name="T28"> </text:span></text:span></text:h>
        <text:h text:style-name="_5f_Paragraphe_5f_Correction" text:outline-level="1"><text:span text:style-name="_5f_Caractères_5f_correction"><text:span text:style-name="T28">Béa a </text:span></text:span><text:span text:style-name="_5f_Caractères_5f_correction"><text:span text:style-name="T27">pr</text:span></text:span><text:span text:style-name="_5f_Caractères_5f_correction"><text:span text:style-name="T28">is</text:span></text:span><text:span text:style-name="_5f_Caractères_5f_correction"><text:span text:style-name="T27"> </text:span></text:span><text:span text:style-name="_5f_Caractères_5f_correction"><text:span text:style-name="T27"><draw:frame draw:style-name="fr3" draw:name="Objet43" text:anchor-type="as-char" svg:width="1.605cm" svg:height="0.873cm" draw:z-index="148"><draw:object xlink:href="./Object 120" xlink:type="simple" xlink:show="embed" xlink:actuate="onLoad"/><draw:image xlink:href="./ObjectReplacements/Object 120" xlink:type="simple" xlink:show="embed" xlink:actuate="onLoad"/><svg:desc>formule</svg:desc></draw:frame></text:span></text:span><text:span text:style-name="_5f_Caractères_5f_correction"><text:span text:style-name="T27"><text:s/></text:span></text:span><text:span text:style-name="_5f_Caractères_5f_correction"><text:span text:style-name="T28">= </text:span></text:span><text:span text:style-name="_5f_Caractères_5f_correction"><text:span text:style-name="T28"><draw:frame draw:style-name="fr3" draw:name="Objet44" text:anchor-type="as-char" svg:width="1.831cm" svg:height="0.873cm" draw:z-index="149"><draw:object xlink:href="./Object 121" xlink:type="simple" xlink:show="embed" xlink:actuate="onLoad"/><draw:image xlink:href="./ObjectReplacements/Object 121" xlink:type="simple" xlink:show="embed" xlink:actuate="onLoad"/><svg:desc>formule</svg:desc></draw:frame></text:span></text:span><text:span text:style-name="_5f_Caractères_5f_correction"><text:span text:style-name="T27"><text:s/></text:span></text:span><text:span text:style-name="_5f_Caractères_5f_correction"><text:span text:style-name="T28">=</text:span></text:span><text:span text:style-name="_5f_Caractères_5f_correction"><text:span text:style-name="T28"><draw:frame draw:style-name="fr3" draw:name="Objet58" text:anchor-type="as-char" svg:width="0.804cm" svg:height="0.873cm" draw:z-index="150"><draw:object xlink:href="./Object 122" xlink:type="simple" xlink:show="embed" xlink:actuate="onLoad"/><draw:image xlink:href="./ObjectReplacements/Object 122" xlink:type="simple" xlink:show="embed" xlink:actuate="onLoad"/><svg:desc>formule</svg:desc></draw:frame></text:span></text:span><text:span text:style-name="_5f_Caractères_5f_correction"><text:span text:style-name="T28"> </text:span></text:span></text:h>
        <text:h text:style-name="_5f_Paragraphe_5f_Correction" text:outline-level="1"><text:span text:style-name="_5f_Caractères_5f_correction"><text:span text:style-name="T27">Cédric </text:span></text:span><text:span text:style-name="_5f_Caractères_5f_correction"><text:span text:style-name="T28">a pris </text:span></text:span><text:span text:style-name="_5f_Caractères_5f_correction"><text:span text:style-name="T27"><text:s/></text:span></text:span><text:span text:style-name="_5f_Caractères_5f_correction"><text:span text:style-name="T27"><draw:frame draw:style-name="fr3" draw:name="Objet59" text:anchor-type="as-char" svg:width="1.72cm" svg:height="0.873cm" draw:z-index="151"><draw:object xlink:href="./Object 123" xlink:type="simple" xlink:show="embed" xlink:actuate="onLoad"/><draw:image xlink:href="./ObjectReplacements/Object 123" xlink:type="simple" xlink:show="embed" xlink:actuate="onLoad"/><svg:desc>formule</svg:desc></draw:frame></text:span></text:span><text:span text:style-name="_5f_Caractères_5f_correction"><text:span text:style-name="T27"><text:s/></text:span></text:span><text:span text:style-name="_5f_Caractères_5f_correction"><text:span text:style-name="T28">=</text:span></text:span><text:span text:style-name="_5f_Caractères_5f_correction"><text:span text:style-name="T28"><draw:frame draw:style-name="fr3" draw:name="Objet60" text:anchor-type="as-char" svg:width="1.831cm" svg:height="0.873cm" draw:z-index="152"><draw:object xlink:href="./Object 124" xlink:type="simple" xlink:show="embed" xlink:actuate="onLoad"/><draw:image xlink:href="./ObjectReplacements/Object 124" xlink:type="simple" xlink:show="embed" xlink:actuate="onLoad"/><svg:desc>formule</svg:desc></draw:frame></text:span></text:span><text:span text:style-name="_5f_Caractères_5f_correction"><text:span text:style-name="T28">=</text:span></text:span><text:span text:style-name="_5f_Caractères_5f_correction"><text:span text:style-name="T28"><draw:frame draw:style-name="fr3" draw:name="Objet61" text:anchor-type="as-char" svg:width="0.804cm" svg:height="0.873cm" draw:z-index="153"><draw:object xlink:href="./Object 125" xlink:type="simple" xlink:show="embed" xlink:actuate="onLoad"/><draw:image xlink:href="./ObjectReplacements/Object 125" xlink:type="simple" xlink:show="embed" xlink:actuate="onLoad"/><svg:desc>formule</svg:desc></draw:frame></text:span></text:span></text:h>
        <text:h text:style-name="_5f_Paragraphe_5f_Correction" text:outline-level="1"><text:span text:style-name="_5f_Caractères_5f_correction">Dilma a pris </text:span><text:span text:style-name="_5f_Caractères_5f_correction"><draw:frame draw:style-name="fr3" draw:name="Objet45" text:anchor-type="as-char" svg:width="1.605cm" svg:height="0.873cm" draw:z-index="154"><draw:object xlink:href="./Object 110" xlink:type="simple" xlink:show="embed" xlink:actuate="onLoad"/><draw:image xlink:href="./ObjectReplacements/Object 110" xlink:type="simple" xlink:show="embed" xlink:actuate="onLoad"/><svg:desc>formule</svg:desc></draw:frame></text:span><text:span text:style-name="_5f_Caractères_5f_correction"><text:s/>= </text:span><text:span text:style-name="_5f_Caractères_5f_correction"><draw:frame draw:style-name="fr3" draw:name="Objet46" text:anchor-type="as-char" svg:width="1.831cm" svg:height="0.873cm" draw:z-index="155"><draw:object xlink:href="./Object 111" xlink:type="simple" xlink:show="embed" xlink:actuate="onLoad"/><draw:image xlink:href="./ObjectReplacements/Object 111" xlink:type="simple" xlink:show="embed" xlink:actuate="onLoad"/><svg:desc>formule</svg:desc></draw:frame></text:span><text:span text:style-name="_5f_Caractères_5f_correction"><text:s/>= </text:span><text:span text:style-name="_5f_Caractères_5f_correction"><draw:frame draw:style-name="fr3" draw:name="Objet47" text:anchor-type="as-char" svg:width="0.804cm" svg:height="0.873cm" draw:z-index="156"><draw:object xlink:href="./Object 112" xlink:type="simple" xlink:show="embed" xlink:actuate="onLoad"/><draw:image xlink:href="./ObjectReplacements/Object 112" xlink:type="simple" xlink:show="embed" xlink:actuate="onLoad"/><svg:desc>formule</svg:desc></draw:frame></text:span></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2"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OpenSymbol3" svg:font-family="OpenSymbol"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4"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4"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4"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4"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4" fo:font-family="'Bitstream Vera Sans'" style:font-style-name="Roman" style:font-family-generic="swiss" style:font-pitch="variable" fo:font-size="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4"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4"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1"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2"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3"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4"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2"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Numéros_20_exercices_20_livret" style:display-name="_Numéros exercices livret" style:family="text">
      <style:text-properties fo:color="#ffffff" loext:opacity="100%" style:font-name="Bitstream Vera Sans"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4"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4"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4"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Puce_5f_enonce1" style:display-name="Puce_enonce1" style:family="text">
      <style:text-properties fo:color="#e8c32a" loext:opacity="100%" style:font-name="Bitstream Vera Sans4"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4"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3"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3"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Num_5f_T2" style:display-name="Num_T2" style:family="text">
      <style:text-properties fo:color="#9d0f89" loext:opacity="100%"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3"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4"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4"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4"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4" fo:font-family="'Bitstream Vera Sans'" style:font-style-name="Roman" style:font-family-generic="swiss" style:font-pitch="variable" fo:font-size="10pt" fo:font-style="normal" fo:text-shadow="none" fo:font-weight="bold" fo:background-color="#ffff8b"/>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Bold" style:family="text">
      <style:text-properties style:font-name="Bitstream Vera Sans4"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4"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4"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4"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4"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4"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4"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orrection_20_surlignée" style:display-name="_Correction surlignée" style:family="text">
      <style:text-properties fo:color="#000000" loext:opacity="100%" style:font-name="Bitstream Vera Sans4" fo:font-family="'Bitstream Vera Sans'" style:font-style-name="Roman" style:font-family-generic="swiss" style:font-pitch="variable" fo:font-size="10pt" fo:background-color="#ffff00"/>
    </style:style>
    <style:style style:name="_5f_correction_20_surlignée" style:display-name="_correction surlignée" style:family="text">
      <style:text-properties style:font-name="Bitstream Vera Sans4" fo:font-family="'Bitstream Vera Sans'" style:font-style-name="Roman" style:font-family-generic="swiss" style:font-pitch="variable" fo:font-size="10pt" fo:background-color="#ffff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ormule_20_corrigée" style:display-name="_formule corrigée" style:family="graphic" style:parent-style-name="Formula">
      <style:graphic-properties fo:background-color="#ffff00" style:background-transparency="0%" draw:fill="solid" draw:fill-color="#ffff00" draw:opacity="100%"/>
    </style:style>
    <style:style style:name="_5f_Formule_20_corrigée" style:display-name="_Formule corrigée" style:family="graphic" style:parent-style-name="Formula">
      <style:graphic-properties fo:margin-left="0cm" fo:margin-right="0cm" style:wrap="parallel" style:number-wrapped-paragraphs="no-limit" style:wrap-contour="false" fo:background-color="#ffff00" style:background-transparency="0%" draw:fill="solid" draw:fill-color="#ffff00" dra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_5f_En-tête" style:list-style-name="_5f_Numérotation_20_des_20_exercices_20_livrets"/>
    <style:style style:name="MP2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Entête_20_couleur" style:list-style-name="_5f_Numérotation_20_des_20_exercices_20_livrets"/>
    <style:style style:name="MP27" style:family="paragraph" style:parent-style-name="Header" style:list-style-name="_5f_Numérotation_20_des_20_exercices_20_livrets">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28" style:family="paragraph" style:parent-style-name="_5f_Pied_20_de_20_page" style:list-style-name="">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9" style:family="paragraph" style:parent-style-name="_5f_Pied_20_de_20_page" style:list-style-name="">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30" style:family="paragraph" style:parent-style-name="Footer" style:master-page-name="">
      <style:paragraph-properties fo:margin-left="0cm" fo:margin-right="0.6cm" fo:text-align="end" style:justify-single-word="false" fo:text-indent="0cm" style:auto-text-indent="false" style:page-number="auto" text:number-lines="false" text:line-number="0">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31" style:family="paragraph" style:parent-style-name="_5f_En-tête">
      <style:text-properties officeooo:rsid="0017b706" officeooo:paragraph-rsid="0017b706"/>
    </style:style>
    <style:style style:name="MP32" style:family="paragraph">
      <loext:graphic-properties draw:fill="solid" draw:fill-color="#d7e12c"/>
    </style:style>
    <style:style style:name="MP33" style:family="paragraph">
      <style:paragraph-properties fo:text-align="center"/>
    </style:style>
    <style:style style:name="MP34"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35" style:family="paragraph" style:parent-style-name="Footer">
      <style:text-properties officeooo:rsid="00178920" officeooo:paragraph-rsid="00178920"/>
    </style:style>
    <style:style style:name="MP36" style:family="paragraph" style:parent-style-name="Folio">
      <style:paragraph-properties fo:text-align="center" style:justify-single-word="false"/>
      <style:text-properties fo:font-size="8pt" officeooo:paragraph-rsid="001ce334" style:font-size-asian="8pt" style:font-size-complex="8pt"/>
    </style:style>
    <style:style style:name="MP3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Footer">
      <style:text-properties officeooo:paragraph-rsid="00308c81"/>
    </style:style>
    <style:style style:name="MP39" style:family="paragraph" style:parent-style-name="Header">
      <style:text-properties fo:font-size="14pt" style:font-size-asian="14pt" style:font-size-complex="14pt"/>
    </style:style>
    <style:style style:name="MP40"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1" fo:font-size="16pt" fo:font-weight="bold" style:font-size-asian="16pt" style:font-weight-asian="bold" style:font-size-complex="16pt" style:font-weight-complex="bold"/>
    </style:style>
    <style:style style:name="MT6" style:family="text">
      <style:text-properties officeooo:rsid="00308c81"/>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5">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6">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d7e12c"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729fcf"/>
    </style:style>
  </office:automatic-styles>
  <office:master-styles>
    <style:master-page style:name="Standard" style:page-layout-name="Mpm1" draw:style-name="Mdp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9">N4 : Fractions</text:p>
              </table:table-cell>
              <table:table-cell table:style-name="Tableau18.A1" office:value-type="string">
                <text:p text:style-name="MP39"/>
              </table:table-cell>
            </table:table-row>
          </table:table-header-rows>
          <table:table-row table:style-name="Tableau18.1">
            <table:covered-table-cell/>
            <table:table-cell table:style-name="Tableau18.A1" office:value-type="string">
              <text:p text:style-name="MP40">Série 1 : Fractions et parts</text:p>
            </table:table-cell>
            <table:table-cell table:style-name="Tableau18.A1" office:value-type="string">
              <text:p text:style-name="MP40"/>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2_20__28_une_20_colonne_29__20__20_impaire_20__28_D_29_" style:display-name="_Fiche éditeur série 2 (une colonne)  impaire (D)" style:page-layout-name="Mpm18" draw:style-name="Mdp2" style:next-style-name="_5f_Fiche_20_éditeur_20_série_20_2_20__28_une_20_colonne_29__20_paire_20__28_G_29_">
      <style:header>
        <text:list xml:id="list248748298" text:style-name="_5f_Numérotation_20_des_20_exercices_20_livrets">
          <text:list-header>
            <text:p text:style-name="MP22">Série <text:s/>3 : Addition, soustraction</text:p>
          </text:list-header>
        </text:list>
      </style:header>
      <style:footer>
        <text:p text:style-name="MP5">Chapitre G2 : Triangles</text:p>
      </style:footer>
      <style:footer-left>
        <text:p text:style-name="MP23">Chapitre A3 : Écritures fractionnaires</text:p>
      </style:footer-left>
    </style:master-page>
    <style:master-page style:name="_5f_Fiche_20_éditeur_20_série_20_2_20__28_une_20_colonne_29__20_paire_20__28_G_29_" style:display-name="_Fiche éditeur série 2 (une colonne) paire (G)" style:page-layout-name="Mpm19" draw:style-name="Mdp2" style:next-style-name="_5f_Fiche_20_éditeur_20_série_20_2_20__28_une_20_colonne_29__20__20_impaire_20__28_D_29_">
      <style:header>
        <text:list xml:id="list92442439125825" text:continue-numbering="true" text:style-name="_5f_Numérotation_20_des_20_exercices_20_livrets">
          <text:list-header>
            <text:p text:style-name="MP22">Série <text:s/>3 : Addition, soustraction</text:p>
          </text:list-header>
        </text:list>
      </style:header>
      <style:footer>
        <text:p text:style-name="MP24">Écritures fractionnaires : Chapitre A3</text:p>
      </style:footer>
      <style:footer-left>
        <text:p text:style-name="MP25">Chapitre G2 : Triangles</text:p>
      </style:footer-left>
    </style:master-page>
    <style:master-page style:name="_5f_Fiche_20_éditeur_20_série_20_3_20__28_une_20_colonne_29__20__20_impaire_20__28_D_29_" style:display-name="_Fiche éditeur série 3 (une colonne)  impaire (D)" style:page-layout-name="Mpm18" draw:style-name="Mdp2" style:next-style-name="_5f_Fiche_20_éditeur_20_série_20_3_20__28_une_20_colonne_29__20_paire_20__28_G_29_">
      <style:header>
        <text:list xml:id="list92442364192810" text:continue-numbering="true" text:style-name="_5f_Numérotation_20_des_20_exercices_20_livrets">
          <text:list-header>
            <text:p text:style-name="MP26">Série 3 : Multiplication</text:p>
          </text:list-header>
        </text:list>
      </style:header>
      <style:footer>
        <text:p text:style-name="MP5">Chapitre G2 : Triangles</text:p>
      </style:footer>
      <style:footer-left>
        <text:p text:style-name="MP23">Chapitre N2 : Écritures fractionnaires</text:p>
      </style:footer-left>
    </style:master-page>
    <style:master-page style:name="_5f_Fiche_20_éditeur_20_série_20_3_20__28_une_20_colonne_29__20_paire_20__28_G_29_" style:display-name="_Fiche éditeur série 3 (une colonne) paire (G)" style:page-layout-name="Mpm18" draw:style-name="Mdp2" style:next-style-name="_5f_Fiche_20_éditeur_20_série_20_3_20__28_une_20_colonne_29__20__20_impaire_20__28_D_29_">
      <style:header>
        <text:list xml:id="list92441495073184" text:continue-numbering="true" text:style-name="_5f_Numérotation_20_des_20_exercices_20_livrets">
          <text:list-header>
            <text:p text:style-name="MP27">Série 3 : Multiplication</text:p>
          </text:list-header>
        </text:list>
      </style:header>
      <style:footer>
        <text:p text:style-name="MP5">Chapitre G2 : Triangles</text:p>
      </style:footer>
      <style:footer-left>
        <text:p text:style-name="MP25">Chapitre G2 : Triangles</text:p>
      </style:footer-left>
    </style:master-page>
    <style:master-page style:name="_5f_Fiche_20_éditeur_20_série_20_6_20_paire_20__28_G_29_" style:display-name="_Fiche éditeur série 6 paire (G)" style:page-layout-name="Mpm20" style:next-style-name="_5f_Fiche_20_éditeur_20_série_20_6_20_impaire_20__28_D_29_">
      <style:header>
        <text:p text:style-name="_5f_En-tête">Série <text:s/>5 : synthèse</text:p>
      </style:header>
      <style:footer>
        <text:p text:style-name="MP24">Écritures fractionnaires : Chapitre N2</text:p>
      </style:footer>
      <style:footer-left>
        <text:h text:style-name="MP28" text:outline-level="1">Chapitre A3 : Nombres rationnels </text:h>
      </style:footer-left>
    </style:master-page>
    <style:master-page style:name="_5f_Fiche_20_éditeur_20_série_20_6_20_impaire_20__28_D_29_" style:display-name="_Fiche éditeur série 6 impaire (D)" style:page-layout-name="Mpm21" style:next-style-name="_5f_Fiche_20_éditeur_20_série_20_6_20_paire_20__28_G_29_">
      <style:header>
        <text:p text:style-name="_5f_En-tête">Série <text:s/>5 : synthèse</text:p>
      </style:header>
      <style:footer>
        <text:h text:style-name="MP29" text:outline-level="1">Chapitre A3 : Nombres rationnels </text:h>
      </style:footer>
      <style:footer-left>
        <text:p text:style-name="MP30">Chapitre N2 : Écritures fractionnaires</text:p>
      </style:footer-left>
    </style:master-page>
    <style:master-page style:name="First_20_Page" style:display-name="First Page" style:page-layout-name="Mpm22" style:next-style-name="Standard"/>
    <style:master-page style:name="Envelope" style:page-layout-name="Mpm23"/>
    <style:master-page style:name="Index" style:page-layout-name="Mpm22"/>
    <style:master-page style:name="Footnote" style:page-layout-name="Mpm24"/>
    <style:master-page style:name="Landscape" style:page-layout-name="Mpm25"/>
    <style:master-page style:name="_5f_Fiche_20_éditeur_20_série_20_2_20_une_20_colonne_20_impaire_20__28_G_29_" style:display-name="_Fiche éditeur série 2 une colonne impaire (G)" style:page-layout-name="Mpm26" draw:style-name="Mdp1">
      <style:header>
        <text:p text:style-name="MP31"><draw:path text:anchor-type="paragraph" draw:z-index="27" draw:name="Forme1" draw:style-name="Mgr1" draw:text-style-name="MP32" svg:width="4.329cm" svg:height="2.24cm" svg:x="-1.499cm" svg:y="-1cm" svg:viewBox="0 0 4330 2241" svg:d="M0 2241l3984-288c209-15 363-168 345-342l-170-1611h-4159z"><text:p/></draw:path><draw:frame text:anchor-type="paragraph" draw:z-index="31" draw:name="Forme2" draw:style-name="Mgr2" draw:text-style-name="MP34" svg:width="2.703cm" svg:height="0.715cm" draw:transform="rotate (0.0872664625997165) translate (-0.172861111111111cm 0.218722222222222cm)"><draw:text-box><text:p text:style-name="MP33"><text:span text:style-name="MT5">Série 6</text:span></text:p></draw:text-box></draw:frame><draw:line text:anchor-type="paragraph" draw:z-index="35" draw:name="Forme3" draw:style-name="Mgr3" draw:text-style-name="MP33" svg:x1="15.048cm" svg:y1="0.36cm" svg:x2="29.161cm" svg:y2="0.36cm"><text:p/></draw:line>Synthèse</text:p>
      </style:header>
      <style:footer>
        <text:p text:style-name="MP35"><draw:frame draw:style-name="Mfr1" draw:name="Cadre1" text:anchor-type="paragraph" svg:y="-0.06cm" draw:z-index="39"><draw:text-box fo:min-height="0.499cm" fo:min-width="3cm"><draw:frame draw:style-name="Mfr2" draw:name="Cadre2" text:anchor-type="frame" svg:x="0.45cm" svg:y="0.079cm" svg:width="0.817cm" draw:z-index="43"><draw:text-box fo:min-height="0.355cm"><text:p text:style-name="MP36"><draw:g text:anchor-type="paragraph" draw:z-index="47" draw:name="Forme4" draw:style-name="Mgr4"><draw:path draw:style-name="Mgr5" draw:text-style-name="MP37" svg:width="0.855cm" svg:height="1.172cm" svg:x="-0.03cm" svg:y="-0.194cm" svg:viewBox="0 0 856 1173" svg:d="M856 1173h-856v-991c0-100 79-182 175-182h505c97 0 176 82 176 182z"><text:p/></draw:path></draw:g><text:page-number text:select-page="current">25</text:page-number></text:p></draw:text-box></draw:frame><text:p text:style-name="MP38"><text:span text:style-name="MT6">Nombres rationnels</text:span> • <text:span text:style-name="MT6">A3</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10-10T09:24:40.460000000</dc:date>
    <meta:editing-duration>PT9H20M23S</meta:editing-duration>
    <meta:editing-cycles>90</meta:editing-cycles>
    <meta:generator>LibreOffice/7.1.1.2$Windows_X86_64 LibreOffice_project/fe0b08f4af1bacafe4c7ecc87ce55bb426164676</meta:generator>
    <dc:subject>fraction-nombre </dc:subject>
    <dc:title>A3_5 série 1 </dc:title>
    <meta:document-statistic meta:table-count="3" meta:image-count="0" meta:object-count="125" meta:page-count="4" meta:paragraph-count="216" meta:word-count="1061" meta:character-count="5714" meta:non-whitespace-character-count="4330"/>
  </office:meta>
</office:document-meta>
</file>

<file path=Object 1/content.xml><?xml version="1.0" encoding="utf-8"?>
<math xmlns="http://www.w3.org/1998/Math/MathML" display="block">
  <semantics>
    <mrow>
      <mi mathvariant="normal">D</mi>
      <mrow>
        <mspace width="0.5em"/>
        <mo stretchy="false">=</mo>
        <mspace width="0.5em"/>
      </mrow>
      <mfrac>
        <msup>
          <mrow>
            <mo fence="true" stretchy="false">(</mo>
            <mrow>
              <mrow>
                <mo stretchy="false">−</mo>
                <mn>5</mn>
              </mrow>
            </mrow>
            <mo fence="true" stretchy="false">)</mo>
          </mrow>
          <mn>2</mn>
        </msup>
        <msup>
          <mrow>
            <mo fence="true" stretchy="false">(</mo>
            <mrow>
              <mrow>
                <mo stretchy="false">−</mo>
                <mn>2</mn>
              </mrow>
            </mrow>
            <mo fence="true" stretchy="false">)</mo>
          </mrow>
          <mn>3</mn>
        </msup>
      </mfrac>
    </mrow>
    <annotation encoding="StarMath 5.0">{D} `=`{(-5)^2 over (-2)^3}</annotation>
  </semantics>
</math>
</file>

<file path=Object 10/content.xml><?xml version="1.0" encoding="utf-8"?>
<math xmlns="http://www.w3.org/1998/Math/MathML" display="block">
  <semantics>
    <mstyle mathsize="9pt">
      <mfrac>
        <mn>6</mn>
        <mn>7</mn>
      </mfrac>
    </mstyle>
    <annotation encoding="StarMath 5.0">size 9{{6} over {7}}</annotation>
  </semantics>
</math>
</file>

<file path=Object 100/content.xml><?xml version="1.0" encoding="utf-8"?>
<math xmlns="http://www.w3.org/1998/Math/MathML" display="block">
  <semantics>
    <mfrac>
      <mn>1</mn>
      <mn>4</mn>
    </mfrac>
    <annotation encoding="StarMath 5.0">{alignc {1}over{4}}</annotation>
  </semantics>
</math>
</file>

<file path=Object 101/content.xml><?xml version="1.0" encoding="utf-8"?>
<math xmlns="http://www.w3.org/1998/Math/MathML" display="block">
  <semantics>
    <mrow>
      <mspace width="0.5em"/>
      <mstyle mathsize="10pt">
        <mrow>
          <mfrac>
            <mn>100</mn>
            <mn>800</mn>
          </mfrac>
          <mrow>
            <mspace width="2em"/>
            <mo stretchy="false">=</mo>
            <mspace width="2em"/>
          </mrow>
          <mfrac>
            <mn>1</mn>
            <mn>8</mn>
          </mfrac>
        </mrow>
      </mstyle>
    </mrow>
    <annotation encoding="StarMath 5.0">`size 10{100 over 800 ~=~ 1 over8 }</annotation>
  </semantics>
</math>
</file>

<file path=Object 102/content.xml><?xml version="1.0" encoding="utf-8"?>
<!DOCTYPE math  PUBLIC '-//OpenOffice.org//DTD Modified W3C MathML 1.01//EN'  'math.dtd'>
<math:math xmlns:math="http://www.w3.org/1998/Math/MathML">
  <math:semantics>
    <math:mrow>
      <math:mi/>
      <math:mstyle math:fontsize="10pt">
        <math:mrow>
          <math:mfrac>
            <math:mn>1</math:mn>
            <math:mn>8</math:mn>
          </math:mfrac>
        </math:mrow>
      </math:mstyle>
    </math:mrow>
    <math:annotation math:encoding="StarMath 5.0">`size 10{1 over 8}</math:annotation>
  </math:semantics>
</math:math>
</file>

<file path=Object 103/content.xml><?xml version="1.0" encoding="utf-8"?>
<math xmlns="http://www.w3.org/1998/Math/MathML" display="block">
  <semantics>
    <mrow>
      <mstyle mathsize="10pt">
        <mrow>
          <mfrac>
            <mn>1</mn>
            <mn>6</mn>
          </mfrac>
          <mrow>
            <mspace width="0.5em"/>
            <mo stretchy="false">×</mo>
            <mspace width="0.5em"/>
          </mrow>
          <mfrac>
            <mn>3</mn>
            <mn>4</mn>
          </mfrac>
        </mrow>
      </mstyle>
      <mrow>
        <mspace width="2em"/>
        <mo stretchy="false">=</mo>
        <mspace width="2em"/>
      </mrow>
      <mstyle mathsize="10pt">
        <mfrac>
          <mn>1</mn>
          <mn>8</mn>
        </mfrac>
      </mstyle>
    </mrow>
    <annotation encoding="StarMath 5.0">size 10{  {1 over 6} `times`{3 over 4}}~=~ size 10{1 over 8}</annotation>
  </semantics>
</math>
</file>

<file path=Object 104/content.xml><?xml version="1.0" encoding="utf-8"?>
<math xmlns="http://www.w3.org/1998/Math/MathML" display="block">
  <semantics>
    <mrow>
      <mstyle mathsize="10pt">
        <mrow>
          <mfrac>
            <mn>3</mn>
            <mn>8</mn>
          </mfrac>
          <mrow>
            <mspace width="0.5em"/>
            <mo stretchy="false">×</mo>
            <mspace width="0.5em"/>
          </mrow>
          <mfrac>
            <mn>1</mn>
            <mn>4</mn>
          </mfrac>
        </mrow>
      </mstyle>
      <mrow>
        <mspace width="2em"/>
        <mo stretchy="false">=</mo>
        <mspace width="2em"/>
      </mrow>
      <mstyle mathsize="10pt">
        <mfrac>
          <mn>3</mn>
          <mn>32</mn>
        </mfrac>
      </mstyle>
    </mrow>
    <annotation encoding="StarMath 5.0">size 10{  {3 over 8} `times`{1 over 4}} ~=~ size 10 {3 over 32}</annotation>
  </semantics>
</math>
</file>

<file path=Object 105/content.xml><?xml version="1.0" encoding="utf-8"?>
<math xmlns="http://www.w3.org/1998/Math/MathML" display="block">
  <semantics>
    <mrow>
      <mrow>
        <mfrac>
          <mn>1</mn>
          <mn>4</mn>
        </mfrac>
        <mo stretchy="false">×</mo>
        <mfrac>
          <mn>1</mn>
          <mn>3</mn>
        </mfrac>
      </mrow>
      <mo stretchy="false">=</mo>
      <mfrac>
        <mn>1</mn>
        <mn>12</mn>
      </mfrac>
    </mrow>
    <annotation encoding="StarMath 5.0">{alignc {1}over{4} times {{1}over{3}}= {{1}over{12}}}</annotation>
  </semantics>
</math>
</file>

<file path=Object 106/content.xml><?xml version="1.0" encoding="utf-8"?>
<math xmlns="http://www.w3.org/1998/Math/MathML" display="block">
  <semantics>
    <mfrac>
      <mn>1,5</mn>
      <mn>4</mn>
    </mfrac>
    <annotation encoding="StarMath 5.0">{alignc {1,5}over{4}}</annotation>
  </semantics>
</math>
</file>

<file path=Object 107/content.xml><?xml version="1.0" encoding="utf-8"?>
<math xmlns="http://www.w3.org/1998/Math/MathML" display="block">
  <semantics>
    <mrow>
      <mfrac>
        <mn>1</mn>
        <mn>4</mn>
      </mfrac>
      <mo stretchy="false">+</mo>
      <mfrac>
        <mn>1</mn>
        <mn>12</mn>
      </mfrac>
      <mo stretchy="false">+</mo>
      <mfrac>
        <mn>1,5</mn>
        <mn>4</mn>
      </mfrac>
    </mrow>
    <annotation encoding="StarMath 5.0">{alignc {1}over{4} + {1}over{12}+{1,5}over{4}}</annotation>
  </semantics>
</math>
</file>

<file path=Object 108/content.xml><?xml version="1.0" encoding="utf-8"?>
<math xmlns="http://www.w3.org/1998/Math/MathML" display="block">
  <semantics>
    <mrow>
      <mfrac>
        <mn>3</mn>
        <mn>12</mn>
      </mfrac>
      <mo stretchy="false">+</mo>
      <mfrac>
        <mn>1</mn>
        <mn>12</mn>
      </mfrac>
      <mo stretchy="false">+</mo>
      <mfrac>
        <mn>4,5</mn>
        <mn>12</mn>
      </mfrac>
    </mrow>
    <annotation encoding="StarMath 5.0">{alignc {3}over{12} + {1}over{12}+{4,5}over{12}}</annotation>
  </semantics>
</math>
</file>

<file path=Object 109/content.xml><?xml version="1.0" encoding="utf-8"?>
<math xmlns="http://www.w3.org/1998/Math/MathML" display="block">
  <semantics>
    <mrow>
      <mfrac>
        <mn>8,5</mn>
        <mn>12</mn>
      </mfrac>
      <mo stretchy="false">=</mo>
      <mfrac>
        <mn>17</mn>
        <mn>24</mn>
      </mfrac>
    </mrow>
    <annotation encoding="StarMath 5.0">{alignc {8,5}over{12} = {17}over{24}}</annotation>
  </semantics>
</math>
</file>

<file path=Object 11/content.xml><?xml version="1.0" encoding="utf-8"?>
<math xmlns="http://www.w3.org/1998/Math/MathML" display="block">
  <semantics>
    <mstyle mathsize="9pt">
      <mfrac>
        <mn>6</mn>
        <mn>7</mn>
      </mfrac>
    </mstyle>
    <annotation encoding="StarMath 5.0">size 9{{6} over {7}}</annotation>
  </semantics>
</math>
</file>

<file path=Object 110/content.xml><?xml version="1.0" encoding="utf-8"?>
<math xmlns="http://www.w3.org/1998/Math/MathML" display="block">
  <semantics>
    <mrow>
      <mfrac>
        <mn>7</mn>
        <mn>48</mn>
      </mfrac>
      <mo stretchy="false">+</mo>
      <mfrac>
        <mn>7</mn>
        <mn>192</mn>
      </mfrac>
    </mrow>
    <annotation encoding="StarMath 5.0">{alignc {{7}over{48} + {7}over{192} }}</annotation>
  </semantics>
</math>
</file>

<file path=Object 111/content.xml><?xml version="1.0" encoding="utf-8"?>
<math xmlns="http://www.w3.org/1998/Math/MathML" display="block">
  <semantics>
    <mrow>
      <mfrac>
        <mn>28</mn>
        <mn>192</mn>
      </mfrac>
      <mo stretchy="false">+</mo>
      <mfrac>
        <mn>7</mn>
        <mn>192</mn>
      </mfrac>
    </mrow>
    <annotation encoding="StarMath 5.0">{alignc {{28}over{192} + {7}over{192} }}</annotation>
  </semantics>
</math>
</file>

<file path=Object 112/content.xml><?xml version="1.0" encoding="utf-8"?>
<math xmlns="http://www.w3.org/1998/Math/MathML" display="block">
  <semantics>
    <mfrac>
      <mn>35</mn>
      <mn>192</mn>
    </mfrac>
    <annotation encoding="StarMath 5.0">{alignc {{35}over{192} }}</annotation>
  </semantics>
</math>
</file>

<file path=Object 113/content.xml><?xml version="1.0" encoding="utf-8"?>
<math xmlns="http://www.w3.org/1998/Math/MathML" display="block">
  <semantics>
    <mfrac>
      <mn>7</mn>
      <mn>24</mn>
    </mfrac>
    <annotation encoding="StarMath 5.0">{alignc {7}over{24}}</annotation>
  </semantics>
</math>
</file>

<file path=Object 114/content.xml><?xml version="1.0" encoding="utf-8"?>
<math xmlns="http://www.w3.org/1998/Math/MathML" display="block">
  <semantics>
    <mrow>
      <mrow>
        <mfrac>
          <mn>7</mn>
          <mn>24</mn>
        </mfrac>
        <mo stretchy="false">×</mo>
        <mfrac>
          <mn>1</mn>
          <mn>2</mn>
        </mfrac>
      </mrow>
      <mo stretchy="false">=</mo>
      <mfrac>
        <mn>7</mn>
        <mn>48</mn>
      </mfrac>
    </mrow>
    <annotation encoding="StarMath 5.0">{alignc {{7}over{24}} times {{1}over{2}} = {7}over{48}}</annotation>
  </semantics>
</math>
</file>

<file path=Object 115/content.xml><?xml version="1.0" encoding="utf-8"?>
<math xmlns="http://www.w3.org/1998/Math/MathML" display="block">
  <semantics>
    <mfrac>
      <mn>7</mn>
      <mn>48</mn>
    </mfrac>
    <annotation encoding="StarMath 5.0">{alignc {7}over{48}}</annotation>
  </semantics>
</math>
</file>

<file path=Object 116/content.xml><?xml version="1.0" encoding="utf-8"?>
<math xmlns="http://www.w3.org/1998/Math/MathML" display="block">
  <semantics>
    <mrow>
      <mrow>
        <mfrac>
          <mn>7</mn>
          <mn>48</mn>
        </mfrac>
        <mo stretchy="false">×</mo>
        <mfrac>
          <mn>1</mn>
          <mn>4</mn>
        </mfrac>
      </mrow>
      <mo stretchy="false">=</mo>
      <mfrac>
        <mn>7</mn>
        <mn>192</mn>
      </mfrac>
    </mrow>
    <annotation encoding="StarMath 5.0">{alignc {{7}over{48}} times {{1}over{4}} = {7}over{192}}</annotation>
  </semantics>
</math>
</file>

<file path=Object 117/content.xml><?xml version="1.0" encoding="utf-8"?>
<math xmlns="http://www.w3.org/1998/Math/MathML" display="block">
  <semantics>
    <mrow>
      <mfrac>
        <mn>1</mn>
        <mn>4</mn>
      </mfrac>
      <mo stretchy="false">+</mo>
      <mfrac>
        <mn>7</mn>
        <mn>192</mn>
      </mfrac>
    </mrow>
    <annotation encoding="StarMath 5.0">{alignc {1}over{4}+ {7}over{192}}</annotation>
  </semantics>
</math>
</file>

<file path=Object 118/content.xml><?xml version="1.0" encoding="utf-8"?>
<math xmlns="http://www.w3.org/1998/Math/MathML" display="block">
  <semantics>
    <mrow>
      <mfrac>
        <mn>48</mn>
        <mn>192</mn>
      </mfrac>
      <mo stretchy="false">+</mo>
      <mfrac>
        <mn>7</mn>
        <mn>192</mn>
      </mfrac>
    </mrow>
    <annotation encoding="StarMath 5.0">{alignc {48}over{192}+ {7}over{192}}</annotation>
  </semantics>
</math>
</file>

<file path=Object 119/content.xml><?xml version="1.0" encoding="utf-8"?>
<math xmlns="http://www.w3.org/1998/Math/MathML" display="block">
  <semantics>
    <mfrac>
      <mn>55</mn>
      <mn>192</mn>
    </mfrac>
    <annotation encoding="StarMath 5.0">{alignc {55}over{192}}</annotation>
  </semantics>
</math>
</file>

<file path=Object 12/content.xml><?xml version="1.0" encoding="utf-8"?>
<math xmlns="http://www.w3.org/1998/Math/MathML" display="block">
  <semantics>
    <mstyle mathsize="9pt">
      <mfrac>
        <mn>9</mn>
        <mn>10</mn>
      </mfrac>
    </mstyle>
    <annotation encoding="StarMath 5.0">size 9{{9} over {10}}</annotation>
  </semantics>
</math>
</file>

<file path=Object 120/content.xml><?xml version="1.0" encoding="utf-8"?>
<math xmlns="http://www.w3.org/1998/Math/MathML" display="block">
  <semantics>
    <mrow>
      <mfrac>
        <mn>1</mn>
        <mn>12</mn>
      </mfrac>
      <mo stretchy="false">+</mo>
      <mfrac>
        <mn>7</mn>
        <mn>192</mn>
      </mfrac>
    </mrow>
    <annotation encoding="StarMath 5.0">{alignc {1}over{12}+ {7}over{192}}</annotation>
  </semantics>
</math>
</file>

<file path=Object 121/content.xml><?xml version="1.0" encoding="utf-8"?>
<math xmlns="http://www.w3.org/1998/Math/MathML" display="block">
  <semantics>
    <mrow>
      <mfrac>
        <mn>16</mn>
        <mn>192</mn>
      </mfrac>
      <mo stretchy="false">+</mo>
      <mfrac>
        <mn>7</mn>
        <mn>192</mn>
      </mfrac>
    </mrow>
    <annotation encoding="StarMath 5.0">{alignc {16}over{192}+ {7}over{192}}</annotation>
  </semantics>
</math>
</file>

<file path=Object 122/content.xml><?xml version="1.0" encoding="utf-8"?>
<math xmlns="http://www.w3.org/1998/Math/MathML" display="block">
  <semantics>
    <mfrac>
      <mn>23</mn>
      <mn>192</mn>
    </mfrac>
    <annotation encoding="StarMath 5.0">{alignc {23}over{192}}</annotation>
  </semantics>
</math>
</file>

<file path=Object 123/content.xml><?xml version="1.0" encoding="utf-8"?>
<math xmlns="http://www.w3.org/1998/Math/MathML" display="block">
  <semantics>
    <mrow>
      <mfrac>
        <mn>1,5</mn>
        <mn>4</mn>
      </mfrac>
      <mo stretchy="false">+</mo>
      <mfrac>
        <mn>7</mn>
        <mn>192</mn>
      </mfrac>
    </mrow>
    <annotation encoding="StarMath 5.0">{alignc {1,5}over{4} +{7}over{192} }</annotation>
  </semantics>
</math>
</file>

<file path=Object 124/content.xml><?xml version="1.0" encoding="utf-8"?>
<math xmlns="http://www.w3.org/1998/Math/MathML" display="block">
  <semantics>
    <mrow>
      <mfrac>
        <mn>72</mn>
        <mn>192</mn>
      </mfrac>
      <mo stretchy="false">+</mo>
      <mfrac>
        <mn>7</mn>
        <mn>192</mn>
      </mfrac>
    </mrow>
    <annotation encoding="StarMath 5.0">{alignc {72}over{192} +{7}over{192} }</annotation>
  </semantics>
</math>
</file>

<file path=Object 125/content.xml><?xml version="1.0" encoding="utf-8"?>
<math xmlns="http://www.w3.org/1998/Math/MathML" display="block">
  <semantics>
    <mfrac>
      <mn>79</mn>
      <mn>192</mn>
    </mfrac>
    <annotation encoding="StarMath 5.0">{alignc {79}over{192} }</annotation>
  </semantics>
</math>
</file>

<file path=Object 13/content.xml><?xml version="1.0" encoding="utf-8"?>
<math xmlns="http://www.w3.org/1998/Math/MathML" display="block">
  <semantics>
    <mstyle mathsize="9pt">
      <mrow>
        <mfrac>
          <mn>3</mn>
          <mn>2</mn>
        </mfrac>
        <mrow>
          <mspace width="0.5em"/>
          <mo stretchy="false">+</mo>
          <mspace width="0.5em"/>
        </mrow>
        <mfrac>
          <mn>7</mn>
          <mn>5</mn>
        </mfrac>
      </mrow>
    </mstyle>
    <annotation encoding="StarMath 5.0">size 9{{3} over 2`+`7 over 5}</annotation>
  </semantics>
</math>
</file>

<file path=Object 14/content.xml><?xml version="1.0" encoding="utf-8"?>
<math xmlns="http://www.w3.org/1998/Math/MathML" display="block">
  <semantics>
    <mstyle mathsize="9pt">
      <mfrac>
        <mn>10</mn>
        <mn>7</mn>
      </mfrac>
    </mstyle>
    <annotation encoding="StarMath 5.0">size 9{{10} over {7}}</annotation>
  </semantics>
</math>
</file>

<file path=Object 15/content.xml><?xml version="1.0" encoding="utf-8"?>
<math xmlns="http://www.w3.org/1998/Math/MathML" display="block">
  <semantics>
    <mstyle mathsize="9pt">
      <mfrac>
        <mn>10</mn>
        <mn>10</mn>
      </mfrac>
    </mstyle>
    <annotation encoding="StarMath 5.0">size 9{{10} over {10}}</annotation>
  </semantics>
</math>
</file>

<file path=Object 16/content.xml><?xml version="1.0" encoding="utf-8"?>
<math xmlns="http://www.w3.org/1998/Math/MathML" display="block">
  <semantics>
    <mstyle mathsize="9pt">
      <mfrac>
        <mn>29</mn>
        <mn>10</mn>
      </mfrac>
    </mstyle>
    <annotation encoding="StarMath 5.0">size 9{{29} over {10}}</annotation>
  </semantics>
</math>
</file>

<file path=Object 17/content.xml><?xml version="1.0" encoding="utf-8"?>
<math xmlns="http://www.w3.org/1998/Math/MathML" display="block">
  <semantics>
    <mstyle mathsize="9pt">
      <mrow>
        <mfrac>
          <mn>3</mn>
          <mn>4</mn>
        </mfrac>
        <mrow>
          <mspace width="0.5em"/>
          <mo stretchy="false">−</mo>
          <mspace width="0.5em"/>
        </mrow>
        <mfrac>
          <mn>2</mn>
          <mn>3</mn>
        </mfrac>
      </mrow>
    </mstyle>
    <annotation encoding="StarMath 5.0">size 9{ 3 over 4 `-` 2 over 3}</annotation>
  </semantics>
</math>
</file>

<file path=Object 18/content.xml><?xml version="1.0" encoding="utf-8"?>
<math xmlns="http://www.w3.org/1998/Math/MathML" display="block">
  <semantics>
    <mstyle mathsize="9pt">
      <mrow>
        <mrow>
          <mo stretchy="false">−</mo>
          <mspace width="0.5em"/>
        </mrow>
        <mfrac>
          <mn>1</mn>
          <mn>2</mn>
        </mfrac>
      </mrow>
    </mstyle>
    <annotation encoding="StarMath 5.0">size 9{-`{1} over {2}}</annotation>
  </semantics>
</math>
</file>

<file path=Object 19/content.xml><?xml version="1.0" encoding="utf-8"?>
<math xmlns="http://www.w3.org/1998/Math/MathML" display="block">
  <semantics>
    <mstyle mathsize="9pt">
      <mfrac>
        <mn>1</mn>
        <mn>12</mn>
      </mfrac>
    </mstyle>
    <annotation encoding="StarMath 5.0">size 9{{1} over {12}}</annotation>
  </semantics>
</math>
</file>

<file path=Object 2/content.xml><?xml version="1.0" encoding="utf-8"?>
<math xmlns="http://www.w3.org/1998/Math/MathML" display="block">
  <semantics>
    <mrow>
      <mi mathvariant="normal">A</mi>
      <mrow>
        <mspace width="0.5em"/>
        <mo stretchy="false">=</mo>
        <mspace width="0.5em"/>
      </mrow>
      <msup>
        <mrow>
          <mo fence="true" stretchy="true">(</mo>
          <mrow>
            <mfrac>
              <mn>3</mn>
              <mn>4</mn>
            </mfrac>
          </mrow>
          <mo fence="true" stretchy="true">)</mo>
        </mrow>
        <mn>2</mn>
      </msup>
    </mrow>
    <annotation encoding="StarMath 5.0">{A} `=`{left(3 over 4 right)^2}</annotation>
  </semantics>
</math>
</file>

<file path=Object 20/content.xml><?xml version="1.0" encoding="utf-8"?>
<math xmlns="http://www.w3.org/1998/Math/MathML" display="block">
  <semantics>
    <mstyle mathsize="9pt">
      <mrow>
        <mrow>
          <mo stretchy="false">−</mo>
          <mspace width="0.5em"/>
        </mrow>
        <mfrac>
          <mn>3</mn>
          <mn>7</mn>
        </mfrac>
        <mrow>
          <mspace width="0.5em"/>
          <mo stretchy="false">+</mo>
          <mspace width="0.5em"/>
        </mrow>
        <mfrac>
          <mn>5</mn>
          <mn>6</mn>
        </mfrac>
      </mrow>
    </mstyle>
    <annotation encoding="StarMath 5.0">size 9{-` 3 over 7 `+` 5 over 6}</annotation>
  </semantics>
</math>
</file>

<file path=Object 21/content.xml><?xml version="1.0" encoding="utf-8"?>
<math xmlns="http://www.w3.org/1998/Math/MathML" display="block">
  <semantics>
    <mstyle mathsize="9pt">
      <mrow>
        <msup>
          <mrow>
            <mo fence="true" stretchy="true">(</mo>
            <mrow>
              <mfrac>
                <mn>3</mn>
                <mn>4</mn>
              </mfrac>
            </mrow>
            <mo fence="true" stretchy="true">)</mo>
          </mrow>
          <mn>2</mn>
        </msup>
        <mrow>
          <mspace width="0.5em"/>
          <mo stretchy="false">−</mo>
          <mspace width="0.5em"/>
        </mrow>
        <mfrac>
          <mn>1</mn>
          <mn>4</mn>
        </mfrac>
      </mrow>
    </mstyle>
    <annotation encoding="StarMath 5.0">size 9{left(3 over 4 right)^2`-`1 over 4}</annotation>
  </semantics>
</math>
</file>

<file path=Object 22/content.xml><?xml version="1.0" encoding="utf-8"?>
<math xmlns="http://www.w3.org/1998/Math/MathML" display="block">
  <semantics>
    <mstyle mathsize="9pt">
      <mfrac>
        <mn>1</mn>
        <mn>2</mn>
      </mfrac>
    </mstyle>
    <annotation encoding="StarMath 5.0">size 9{{1} over {2}}</annotation>
  </semantics>
</math>
</file>

<file path=Object 23/content.xml><?xml version="1.0" encoding="utf-8"?>
<math xmlns="http://www.w3.org/1998/Math/MathML" display="block">
  <semantics>
    <mstyle mathsize="9pt">
      <mfrac>
        <mn>5</mn>
        <mn>16</mn>
      </mfrac>
    </mstyle>
    <annotation encoding="StarMath 5.0">size 9{{5} over {16}}</annotation>
  </semantics>
</math>
</file>

<file path=Object 24/content.xml><?xml version="1.0" encoding="utf-8"?>
<math xmlns="http://www.w3.org/1998/Math/MathML" display="block">
  <semantics>
    <mstyle mathsize="9pt">
      <mrow>
        <mfrac>
          <mn>3</mn>
          <mn>4</mn>
        </mfrac>
        <mrow>
          <mspace width="0.5em"/>
          <mo stretchy="false">−</mo>
          <mspace width="0.5em"/>
        </mrow>
        <mfrac>
          <mn>5</mn>
          <mn>4</mn>
        </mfrac>
        <mrow>
          <mspace width="0.5em"/>
          <mo stretchy="false">×</mo>
          <mspace width="0.5em"/>
        </mrow>
        <mfrac>
          <mn>1</mn>
          <mn>2</mn>
        </mfrac>
      </mrow>
    </mstyle>
    <annotation encoding="StarMath 5.0">size 9{ 3 over 4 `-` 5 over 4`times`1 over 2}</annotation>
  </semantics>
</math>
</file>

<file path=Object 25/content.xml><?xml version="1.0" encoding="utf-8"?>
<math xmlns="http://www.w3.org/1998/Math/MathML" display="block">
  <semantics>
    <mstyle mathsize="9pt">
      <mrow>
        <mrow>
          <mo stretchy="false">−</mo>
          <mspace width="0.5em"/>
        </mrow>
        <mfrac>
          <mn>2</mn>
          <mn>4</mn>
        </mfrac>
      </mrow>
    </mstyle>
    <annotation encoding="StarMath 5.0">size 9{-`{2} over {4}}</annotation>
  </semantics>
</math>
</file>

<file path=Object 26/content.xml><?xml version="1.0" encoding="utf-8"?>
<math xmlns="http://www.w3.org/1998/Math/MathML" display="block">
  <semantics>
    <mstyle mathsize="9pt">
      <mrow>
        <mrow>
          <mo stretchy="false">−</mo>
          <mspace width="0.5em"/>
        </mrow>
        <mfrac>
          <mn>2</mn>
          <mn>8</mn>
        </mfrac>
      </mrow>
    </mstyle>
    <annotation encoding="StarMath 5.0">size 9{-`{2} over {8}}</annotation>
  </semantics>
</math>
</file>

<file path=Object 27/content.xml><?xml version="1.0" encoding="utf-8"?>
<math xmlns="http://www.w3.org/1998/Math/MathML" display="block">
  <semantics>
    <mstyle mathsize="9pt">
      <mfrac>
        <mn>1</mn>
        <mn>8</mn>
      </mfrac>
    </mstyle>
    <annotation encoding="StarMath 5.0">size 9{{1} over {8}}</annotation>
  </semantics>
</math>
</file>

<file path=Object 28/content.xml><?xml version="1.0" encoding="utf-8"?>
<math xmlns="http://www.w3.org/1998/Math/MathML" display="block">
  <semantics>
    <mstyle mathsize="9pt">
      <mrow>
        <mfrac>
          <mn>3</mn>
          <mn>2</mn>
        </mfrac>
        <mrow>
          <mspace width="0.5em"/>
          <mo stretchy="false">+</mo>
          <mspace width="0.5em"/>
        </mrow>
        <mfrac>
          <mn>11</mn>
          <mn>5</mn>
        </mfrac>
        <mrow>
          <mspace width="0.5em"/>
          <mo stretchy="false">×</mo>
          <mspace width="0.5em"/>
        </mrow>
        <mfrac>
          <mn>15</mn>
          <mn>2</mn>
        </mfrac>
      </mrow>
    </mstyle>
    <annotation encoding="StarMath 5.0">size 9{ 3 over 2 `+` 11 over 5`times`15 over 2}</annotation>
  </semantics>
</math>
</file>

<file path=Object 29/content.xml><?xml version="1.0" encoding="utf-8"?>
<math xmlns="http://www.w3.org/1998/Math/MathML" display="block">
  <semantics>
    <mstyle mathsize="9pt">
      <mfrac>
        <mn>111</mn>
        <mn>4</mn>
      </mfrac>
    </mstyle>
    <annotation encoding="StarMath 5.0">size 9{{111} over {4}}</annotation>
  </semantics>
</math>
</file>

<file path=Object 3/content.xml><?xml version="1.0" encoding="utf-8"?>
<math xmlns="http://www.w3.org/1998/Math/MathML" display="block">
  <semantics>
    <mrow>
      <mi mathvariant="normal">B</mi>
      <mrow>
        <mspace width="0.5em"/>
        <mo stretchy="false">=</mo>
        <mspace width="0.5em"/>
      </mrow>
      <mfrac>
        <mrow>
          <mn>1</mn>
          <mrow>
            <mspace width="0.5em"/>
            <mo stretchy="false">−</mo>
            <mspace width="0.5em"/>
          </mrow>
          <msup>
            <mn>5</mn>
            <mn>2</mn>
          </msup>
        </mrow>
        <msup>
          <mrow>
            <mo fence="true" stretchy="false">(</mo>
            <mrow>
              <mrow>
                <mn>1</mn>
                <mrow>
                  <mspace width="0.5em"/>
                  <mo stretchy="false">−</mo>
                  <mspace width="0.5em"/>
                </mrow>
                <mn>5</mn>
              </mrow>
            </mrow>
            <mo fence="true" stretchy="false">)</mo>
          </mrow>
          <mn>2</mn>
        </msup>
      </mfrac>
    </mrow>
    <annotation encoding="StarMath 5.0">{B} `=`{{1 `- `5^2} over {(1 `- `5)^2}}</annotation>
  </semantics>
</math>
</file>

<file path=Object 30/content.xml><?xml version="1.0" encoding="utf-8"?>
<math xmlns="http://www.w3.org/1998/Math/MathML" display="block">
  <semantics>
    <mstyle mathsize="9pt">
      <mfrac>
        <mn>35</mn>
        <mn>2</mn>
      </mfrac>
    </mstyle>
    <annotation encoding="StarMath 5.0">size 9{{35} over {2}}</annotation>
  </semantics>
</math>
</file>

<file path=Object 31/content.xml><?xml version="1.0" encoding="utf-8"?>
<math xmlns="http://www.w3.org/1998/Math/MathML" display="block">
  <semantics>
    <mstyle mathsize="9pt">
      <mrow>
        <mrow>
          <mo fence="true" stretchy="true">(</mo>
          <mrow>
            <mrow>
              <mfrac>
                <mn>3</mn>
                <mn>14</mn>
              </mfrac>
              <mrow>
                <mspace width="0.5em"/>
                <mo stretchy="false">−</mo>
                <mspace width="0.5em"/>
              </mrow>
              <mfrac>
                <mn>2</mn>
                <mn>7</mn>
              </mfrac>
            </mrow>
          </mrow>
          <mo fence="true" stretchy="true">)</mo>
        </mrow>
        <mrow>
          <mspace width="0.5em"/>
          <mo stretchy="false">×</mo>
          <mspace width="0.5em"/>
        </mrow>
        <mfrac>
          <mn>1</mn>
          <mn>2</mn>
        </mfrac>
      </mrow>
    </mstyle>
    <annotation encoding="StarMath 5.0">size 9{ left(3 over 14` -`2 over 7 right) ` times   `{1 over 2} }</annotation>
  </semantics>
</math>
</file>

<file path=Object 32/content.xml><?xml version="1.0" encoding="utf-8"?>
<math xmlns="http://www.w3.org/1998/Math/MathML" display="block">
  <semantics>
    <mstyle mathsize="9pt">
      <mrow>
        <mrow>
          <mo stretchy="false">−</mo>
          <mspace width="0.5em"/>
        </mrow>
        <mfrac>
          <mn>1</mn>
          <mn>28</mn>
        </mfrac>
      </mrow>
    </mstyle>
    <annotation encoding="StarMath 5.0">size 9{-`{1} over {28}}</annotation>
  </semantics>
</math>
</file>

<file path=Object 33/content.xml><?xml version="1.0" encoding="utf-8"?>
<math xmlns="http://www.w3.org/1998/Math/MathML" display="block">
  <semantics>
    <mstyle mathsize="9pt">
      <mfrac>
        <mn>1</mn>
        <mn>28</mn>
      </mfrac>
    </mstyle>
    <annotation encoding="StarMath 5.0">size 9{{1} over {28}}</annotation>
  </semantics>
</math>
</file>

<file path=Object 34/content.xml><?xml version="1.0" encoding="utf-8"?>
<math xmlns="http://www.w3.org/1998/Math/MathML" display="block">
  <semantics>
    <mstyle mathsize="9pt">
      <mfrac>
        <mn>1</mn>
        <mn>14</mn>
      </mfrac>
    </mstyle>
    <annotation encoding="StarMath 5.0">size 9{{1} over {14}}</annotation>
  </semantics>
</math>
</file>

<file path=Object 35/content.xml><?xml version="1.0" encoding="utf-8"?>
<math xmlns="http://www.w3.org/1998/Math/MathML" display="block">
  <semantics>
    <mstyle mathsize="10pt">
      <mrow>
        <mtext>A</mtext>
        <mrow>
          <mspace width="0.5em"/>
          <mo stretchy="false">=</mo>
          <mspace width="0.5em"/>
        </mrow>
        <mfrac>
          <msup>
            <mn>3</mn>
            <mn>2</mn>
          </msup>
          <msup>
            <mn>4</mn>
            <mn>2</mn>
          </msup>
        </mfrac>
        <mrow>
          <mspace width="0.5em"/>
          <mo stretchy="false">=</mo>
          <mspace width="0.5em"/>
        </mrow>
        <mfrac>
          <mn>9</mn>
          <mn>16</mn>
        </mfrac>
      </mrow>
    </mstyle>
    <annotation encoding="StarMath 5.0">size 10{ "A"` =` 3^2 over 4^2 ` =`  9 over 16 }  </annotation>
  </semantics>
</math>
</file>

<file path=Object 36/content.xml><?xml version="1.0" encoding="utf-8"?>
<math xmlns="http://www.w3.org/1998/Math/MathML" display="block">
  <semantics>
    <mstyle mathsize="10pt">
      <mrow>
        <mtext>B</mtext>
        <mrow>
          <mspace width="0.5em"/>
          <mo stretchy="false">=</mo>
          <mspace width="0.5em"/>
        </mrow>
        <mfrac>
          <mrow>
            <mn>1</mn>
            <mo stretchy="false">−</mo>
            <mn>25</mn>
          </mrow>
          <msup>
            <mrow>
              <mo fence="true" form="prefix" stretchy="false">(</mo>
              <mrow>
                <mrow>
                  <mo stretchy="false">−</mo>
                  <mn>4</mn>
                </mrow>
              </mrow>
              <mo fence="true" form="postfix" stretchy="false">)</mo>
            </mrow>
            <mn>2</mn>
          </msup>
        </mfrac>
        <mrow>
          <mspace width="0.5em"/>
          <mo stretchy="false">=</mo>
          <mspace width="0.5em"/>
        </mrow>
        <mfrac>
          <mrow>
            <mo stretchy="false">−</mo>
            <mn>24</mn>
          </mrow>
          <mn>16</mn>
        </mfrac>
        <mrow>
          <mspace width="0.5em"/>
          <mo stretchy="false">=</mo>
          <mspace width="0.5em"/>
        </mrow>
        <mfrac>
          <mrow>
            <mo stretchy="false">−</mo>
            <mn>3</mn>
          </mrow>
          <mn>2</mn>
        </mfrac>
      </mrow>
    </mstyle>
    <annotation encoding="StarMath 5.0">size 10{ "B" ` =` {1 - 25} over (-4)^2 ` =`  {-24} over 16` =` {- 3} over 2 }  </annotation>
  </semantics>
</math>
</file>

<file path=Object 37/content.xml><?xml version="1.0" encoding="utf-8"?>
<math xmlns="http://www.w3.org/1998/Math/MathML" display="block">
  <semantics>
    <mstyle mathsize="9pt">
      <mfrac>
        <mn>20</mn>
        <mn>7</mn>
      </mfrac>
    </mstyle>
    <annotation encoding="StarMath 5.0">size 9{{20} over {7}}</annotation>
  </semantics>
</math>
</file>

<file path=Object 38/content.xml><?xml version="1.0" encoding="utf-8"?>
<math xmlns="http://www.w3.org/1998/Math/MathML" display="block">
  <semantics>
    <mstyle mathsize="9pt">
      <mfrac>
        <mn>5</mn>
        <mn>14</mn>
      </mfrac>
    </mstyle>
    <annotation encoding="StarMath 5.0">size 9{{5} over {14}}</annotation>
  </semantics>
</math>
</file>

<file path=Object 39/content.xml><?xml version="1.0" encoding="utf-8"?>
<math xmlns="http://www.w3.org/1998/Math/MathML" display="block">
  <semantics>
    <mstyle mathsize="10pt">
      <mfrac>
        <mn>1</mn>
        <mn>4</mn>
      </mfrac>
    </mstyle>
    <annotation encoding="StarMath 5.0">size 10{{1} over {4}}</annotation>
  </semantics>
</math>
</file>

<file path=Object 4/content.xml><?xml version="1.0" encoding="utf-8"?>
<math xmlns="http://www.w3.org/1998/Math/MathML" display="block">
  <semantics>
    <mrow>
      <mi mathvariant="normal">C</mi>
      <mrow>
        <mspace width="0.5em"/>
        <mo stretchy="false">=</mo>
        <mspace width="0.5em"/>
      </mrow>
      <mfrac>
        <msup>
          <mn>5</mn>
          <mn>2</mn>
        </msup>
        <mrow>
          <mo stretchy="false">−</mo>
          <mn>3</mn>
        </mrow>
      </mfrac>
    </mrow>
    <annotation encoding="StarMath 5.0">{C} `=`{5^2 over {-3}}</annotation>
  </semantics>
</math>
</file>

<file path=Object 40/content.xml><?xml version="1.0" encoding="utf-8"?>
<math xmlns="http://www.w3.org/1998/Math/MathML" display="block">
  <semantics>
    <mstyle mathsize="10pt">
      <mfrac>
        <mn>1</mn>
        <mn>3</mn>
      </mfrac>
    </mstyle>
    <annotation encoding="StarMath 5.0">size 10{{1} over {3}}</annotation>
  </semantics>
</math>
</file>

<file path=Object 41/content.xml><?xml version="1.0" encoding="utf-8"?>
<math xmlns="http://www.w3.org/1998/Math/MathML" display="block">
  <semantics>
    <mstyle mathsize="9pt">
      <mfrac>
        <mn>15</mn>
        <mn>7</mn>
      </mfrac>
    </mstyle>
    <annotation encoding="StarMath 5.0">size 9{{15} over {7}}</annotation>
  </semantics>
</math>
</file>

<file path=Object 42/content.xml><?xml version="1.0" encoding="utf-8"?>
<math xmlns="http://www.w3.org/1998/Math/MathML" display="block">
  <semantics>
    <mstyle mathsize="9pt">
      <mfrac>
        <mn>15</mn>
        <mn>14</mn>
      </mfrac>
    </mstyle>
    <annotation encoding="StarMath 5.0">size 9{{15} over {14}}</annotation>
  </semantics>
</math>
</file>

<file path=Object 43/content.xml><?xml version="1.0" encoding="utf-8"?>
<math xmlns="http://www.w3.org/1998/Math/MathML" display="block">
  <semantics>
    <mstyle mathsize="10pt">
      <mfrac>
        <mn>5</mn>
        <mn>12</mn>
      </mfrac>
    </mstyle>
    <annotation encoding="StarMath 5.0">size 10{{5} over {12}}</annotation>
  </semantics>
</math>
</file>

<file path=Object 44/content.xml><?xml version="1.0" encoding="utf-8"?>
<math xmlns="http://www.w3.org/1998/Math/MathML" display="block">
  <semantics>
    <mstyle mathsize="10pt">
      <mrow>
        <mrow>
          <mspace width="0.5em"/>
          <mo stretchy="false">=</mo>
          <mspace width="0.5em"/>
        </mrow>
        <mfrac>
          <mn>25</mn>
          <mrow>
            <mo stretchy="false">−</mo>
            <mn>3</mn>
          </mrow>
        </mfrac>
        <mrow>
          <mspace width="0.5em"/>
          <mo stretchy="false">=</mo>
          <mrow>
            <mspace width="0.5em"/>
            <mo stretchy="false">−</mo>
            <mfrac>
              <mn>25</mn>
              <mn>3</mn>
            </mfrac>
          </mrow>
        </mrow>
      </mrow>
    </mstyle>
    <annotation encoding="StarMath 5.0">size 10{ ` =`  {25} over -3 ` =` -  {25} over 3}  </annotation>
  </semantics>
</math>
</file>

<file path=Object 45/content.xml><?xml version="1.0" encoding="utf-8"?>
<math xmlns="http://www.w3.org/1998/Math/MathML" display="block">
  <semantics>
    <mstyle mathsize="10pt">
      <mrow>
        <mtext>D</mtext>
        <mrow>
          <mspace width="0.5em"/>
          <mo stretchy="false">=</mo>
          <mspace width="0.5em"/>
        </mrow>
        <mfrac>
          <mn>25</mn>
          <mrow>
            <mo stretchy="false">−</mo>
            <mn>8</mn>
          </mrow>
        </mfrac>
        <mrow>
          <mspace width="0.5em"/>
          <mo stretchy="false">=</mo>
          <mrow>
            <mspace width="0.5em"/>
            <mo stretchy="false">−</mo>
            <mfrac>
              <mn>25</mn>
              <mn>8</mn>
            </mfrac>
          </mrow>
        </mrow>
      </mrow>
    </mstyle>
    <annotation encoding="StarMath 5.0">size 10{ "D"` =`  {25} over -8 ` =` -  {25} over 8}  </annotation>
  </semantics>
</math>
</file>

<file path=Object 46/content.xml><?xml version="1.0" encoding="utf-8"?>
<math xmlns="http://www.w3.org/1998/Math/MathML" display="block">
  <semantics>
    <mstyle mathsize="10pt">
      <mrow>
        <mtext>E</mtext>
        <mrow>
          <mspace width="0.5em"/>
          <mo stretchy="false">=</mo>
          <mrow>
            <mspace width="0.5em"/>
            <mo stretchy="false">−</mo>
            <mfrac>
              <mn>4</mn>
              <mn>9</mn>
            </mfrac>
          </mrow>
        </mrow>
      </mrow>
    </mstyle>
    <annotation encoding="StarMath 5.0">size 10{"E" ` = ` -4 over 9 }</annotation>
  </semantics>
</math>
</file>

<file path=Object 47/content.xml><?xml version="1.0" encoding="utf-8"?>
<math xmlns="http://www.w3.org/1998/Math/MathML" display="block">
  <semantics>
    <mstyle mathsize="10pt">
      <mrow>
        <mtext>E</mtext>
        <mrow>
          <mspace width="0.5em"/>
          <mo stretchy="false">=</mo>
          <mspace width="0.5em"/>
        </mrow>
        <mrow>
          <mo fence="true" form="prefix" stretchy="true">(</mo>
          <mrow>
            <mrow>
              <mfrac>
                <mn>2</mn>
                <mn>4</mn>
              </mfrac>
              <mrow>
                <mspace width="0.5em"/>
                <mo stretchy="false">−</mo>
                <mspace width="0.5em"/>
              </mrow>
              <mfrac>
                <mn>3</mn>
                <mn>4</mn>
              </mfrac>
            </mrow>
          </mrow>
          <mo fence="true" form="postfix" stretchy="true">)</mo>
        </mrow>
        <mrow>
          <mspace width="0.5em"/>
          <mo stretchy="false">×</mo>
          <mspace width="0.5em"/>
        </mrow>
        <mfrac>
          <mn>16</mn>
          <mn>9</mn>
        </mfrac>
      </mrow>
    </mstyle>
    <annotation encoding="StarMath 5.0"> size 10{ "E" ` = ` left(2 over 4 ` -  ` 3 over 4 right) ` times ` {16 over 9}}</annotation>
  </semantics>
</math>
</file>

<file path=Object 48/content.xml><?xml version="1.0" encoding="utf-8"?>
<math xmlns="http://www.w3.org/1998/Math/MathML" display="block">
  <semantics>
    <mstyle mathsize="10pt">
      <mrow>
        <mtext>E</mtext>
        <mrow>
          <mspace width="0.5em"/>
          <mo stretchy="false">=</mo>
          <mrow>
            <mspace width="0.5em"/>
            <mo stretchy="false">−</mo>
            <mfrac>
              <mn>1</mn>
              <mn>4</mn>
            </mfrac>
          </mrow>
        </mrow>
        <mrow>
          <mspace width="0.5em"/>
          <mo stretchy="false">×</mo>
          <mspace width="0.5em"/>
        </mrow>
        <mfrac>
          <mrow>
            <mn>4</mn>
            <mo stretchy="false">×</mo>
            <mn>4</mn>
          </mrow>
          <mn>9</mn>
        </mfrac>
      </mrow>
    </mstyle>
    <annotation encoding="StarMath 5.0">size 10{ "E" ` = ` -1 over 4  ` times ` {{4 times 4}  over 9}}</annotation>
  </semantics>
</math>
</file>

<file path=Object 49/content.xml><?xml version="1.0" encoding="utf-8"?>
<math xmlns="http://www.w3.org/1998/Math/MathML" display="block">
  <semantics>
    <mstyle mathsize="10pt">
      <mrow>
        <mtext>F</mtext>
        <mrow>
          <mspace width="0.5em"/>
          <mo stretchy="false">=</mo>
          <mrow>
            <mspace width="0.5em"/>
            <mo stretchy="false">−</mo>
            <mspace width="1em"/>
          </mrow>
        </mrow>
        <mfrac>
          <mn>5</mn>
          <mn>6</mn>
        </mfrac>
      </mrow>
    </mstyle>
    <annotation encoding="StarMath 5.0">size 10{"F" `= `- ``5 over 6 }</annotation>
  </semantics>
</math>
</file>

<file path=Object 5/content.xml><?xml version="1.0" encoding="utf-8"?>
<math xmlns="http://www.w3.org/1998/Math/MathML" display="block">
  <semantics>
    <mrow>
      <mi mathvariant="normal">E</mi>
      <mrow>
        <mspace width="0.5em"/>
        <mo stretchy="false">=</mo>
        <mspace width="0.5em"/>
      </mrow>
      <mrow>
        <mrow>
          <mo fence="true" form="prefix" stretchy="true">(</mo>
          <mrow>
            <mrow>
              <mfrac>
                <mn>1</mn>
                <mn>2</mn>
              </mfrac>
              <mrow>
                <mspace width="0.5em"/>
                <mo stretchy="false">−</mo>
                <mspace width="0.5em"/>
              </mrow>
              <mfrac>
                <mn>3</mn>
                <mn>4</mn>
              </mfrac>
            </mrow>
          </mrow>
          <mo fence="true" form="postfix" stretchy="true">)</mo>
        </mrow>
        <mrow>
          <mspace width="0.5em"/>
          <mo stretchy="false">×</mo>
          <mspace width="0.5em"/>
        </mrow>
        <mfrac>
          <mn>16</mn>
          <mn>9</mn>
        </mfrac>
      </mrow>
    </mrow>
    <annotation encoding="StarMath 5.0">{E} `=`{left(1 over 2 ` -  ` 3 over 4 right) ` times ` {16 over 9}}</annotation>
  </semantics>
</math>
</file>

<file path=Object 50/content.xml><?xml version="1.0" encoding="utf-8"?>
<math xmlns="http://www.w3.org/1998/Math/MathML" display="block">
  <semantics>
    <mstyle mathsize="10pt">
      <mrow>
        <mtext>F</mtext>
        <mrow>
          <mspace width="0.5em"/>
          <mo stretchy="false">=</mo>
          <mspace width="0.5em"/>
        </mrow>
        <mfrac>
          <mn>1</mn>
          <mn>2</mn>
        </mfrac>
        <mrow>
          <mspace width="0.5em"/>
          <mo stretchy="false">−</mo>
          <mspace width="0.5em"/>
        </mrow>
        <mfrac>
          <mn>3</mn>
          <mn>4</mn>
        </mfrac>
        <mrow>
          <mspace width="0.5em"/>
          <mo stretchy="false">×</mo>
          <mspace width="0.5em"/>
        </mrow>
        <mfrac>
          <mrow>
            <mn>4</mn>
            <mo stretchy="false">×</mo>
            <mn>4</mn>
          </mrow>
          <mrow>
            <mn>3</mn>
            <mo stretchy="false">×</mo>
            <mn>3</mn>
          </mrow>
        </mfrac>
      </mrow>
    </mstyle>
    <annotation encoding="StarMath 5.0">size 10{"F" `= `1 over 2 `- `{3 over 4}  `times  `{{4 times 4 } over {3 times 3}}}</annotation>
  </semantics>
</math>
</file>

<file path=Object 51/content.xml><?xml version="1.0" encoding="utf-8"?>
<math xmlns="http://www.w3.org/1998/Math/MathML" display="block">
  <semantics>
    <mstyle mathsize="10pt">
      <mrow>
        <mtext>F</mtext>
        <mrow>
          <mspace width="0.5em"/>
          <mo stretchy="false">=</mo>
          <mspace width="0.5em"/>
        </mrow>
        <mfrac>
          <mn>1</mn>
          <mn>2</mn>
        </mfrac>
        <mrow>
          <mspace width="0.5em"/>
          <mo stretchy="false">−</mo>
          <mspace width="0.5em"/>
        </mrow>
        <mfrac>
          <mn>4</mn>
          <mn>3</mn>
        </mfrac>
      </mrow>
    </mstyle>
    <annotation encoding="StarMath 5.0">size 10{"F" `= `1 over 2 `- `  {{4 } over { 3}}}</annotation>
  </semantics>
</math>
</file>

<file path=Object 52/content.xml><?xml version="1.0" encoding="utf-8"?>
<math xmlns="http://www.w3.org/1998/Math/MathML" display="block">
  <semantics>
    <mstyle mathsize="10pt">
      <mrow>
        <mtext>F</mtext>
        <mrow>
          <mspace width="0.5em"/>
          <mo stretchy="false">=</mo>
          <mspace width="0.5em"/>
        </mrow>
        <mfrac>
          <mn>3</mn>
          <mn>6</mn>
        </mfrac>
        <mrow>
          <mspace width="0.5em"/>
          <mo stretchy="false">−</mo>
          <mspace width="0.5em"/>
        </mrow>
        <mfrac>
          <mn>8</mn>
          <mn>6</mn>
        </mfrac>
      </mrow>
    </mstyle>
    <annotation encoding="StarMath 5.0">size 10{"F" `= `3 over 6 `- `  {{8 } over { 6}}}</annotation>
  </semantics>
</math>
</file>

<file path=Object 53/content.xml><?xml version="1.0" encoding="utf-8"?>
<math xmlns="http://www.w3.org/1998/Math/MathML" display="block">
  <semantics>
    <mstyle mathsize="10pt">
      <mrow>
        <mtext>G</mtext>
        <mrow>
          <mspace width="0.5em"/>
          <mo stretchy="false">=</mo>
          <mspace width="0.5em"/>
        </mrow>
        <mfrac>
          <mn>13</mn>
          <mn>20</mn>
        </mfrac>
      </mrow>
    </mstyle>
    <annotation encoding="StarMath 5.0">size 10{"G" `=`13 over 20 }</annotation>
  </semantics>
</math>
</file>

<file path=Object 54/content.xml><?xml version="1.0" encoding="utf-8"?>
<math xmlns="http://www.w3.org/1998/Math/MathML" display="block">
  <semantics>
    <mstyle mathsize="10pt">
      <mrow>
        <mtext>G</mtext>
        <mrow>
          <mspace width="0.5em"/>
          <mo stretchy="false">=</mo>
          <mspace width="0.5em"/>
        </mrow>
        <mfrac>
          <mn>1</mn>
          <mn>5</mn>
        </mfrac>
        <mrow>
          <mspace width="0.5em"/>
          <mo stretchy="false">−</mo>
          <mspace width="0.5em"/>
        </mrow>
        <mfrac>
          <mn>3</mn>
          <mn>10</mn>
        </mfrac>
        <mrow>
          <mspace width="0.5em"/>
          <mo stretchy="false">×</mo>
          <mspace width="0.5em"/>
        </mrow>
        <mfrac>
          <mn>1</mn>
          <mrow>
            <mn>3</mn>
            <mo stretchy="false">×</mo>
            <mn>2</mn>
          </mrow>
        </mfrac>
        <mrow>
          <mspace width="0.5em"/>
          <mo stretchy="false">+</mo>
          <mspace width="0.5em"/>
        </mrow>
        <mfrac>
          <mn>1</mn>
          <mn>2</mn>
        </mfrac>
      </mrow>
    </mstyle>
    <annotation encoding="StarMath 5.0">size 10{"G" `=`1 over 5 `-`{3 over 10}  `times  `{1 over {3 times 2}} `+ `1 over 2}</annotation>
  </semantics>
</math>
</file>

<file path=Object 55/content.xml><?xml version="1.0" encoding="utf-8"?>
<math xmlns="http://www.w3.org/1998/Math/MathML" display="block">
  <semantics>
    <mstyle mathsize="10pt">
      <mrow>
        <mtext>G</mtext>
        <mrow>
          <mspace width="0.5em"/>
          <mo stretchy="false">=</mo>
          <mspace width="0.5em"/>
        </mrow>
        <mfrac>
          <mn>1</mn>
          <mn>5</mn>
        </mfrac>
        <mrow>
          <mspace width="0.5em"/>
          <mo stretchy="false">−</mo>
          <mspace width="0.5em"/>
        </mrow>
        <mfrac>
          <mn>1</mn>
          <mn>20</mn>
        </mfrac>
        <mrow>
          <mspace width="0.5em"/>
          <mo stretchy="false">+</mo>
          <mspace width="0.5em"/>
        </mrow>
        <mfrac>
          <mn>1</mn>
          <mn>2</mn>
        </mfrac>
      </mrow>
    </mstyle>
    <annotation encoding="StarMath 5.0">size 10{"G" `=`1 over 5 `-`{1 over 20}   `+ `1 over 2}</annotation>
  </semantics>
</math>
</file>

<file path=Object 56/content.xml><?xml version="1.0" encoding="utf-8"?>
<math xmlns="http://www.w3.org/1998/Math/MathML" display="block">
  <semantics>
    <mstyle mathsize="9pt">
      <mrow>
        <mtext>G</mtext>
        <mrow>
          <mspace width="0.5em"/>
          <mo stretchy="false">=</mo>
          <mspace width="0.5em"/>
        </mrow>
        <mfrac>
          <mn>4</mn>
          <mn>20</mn>
        </mfrac>
        <mrow>
          <mspace width="0.5em"/>
          <mo stretchy="false">−</mo>
          <mspace width="0.5em"/>
        </mrow>
        <mfrac>
          <mn>1</mn>
          <mn>20</mn>
        </mfrac>
        <mrow>
          <mspace width="0.5em"/>
          <mo stretchy="false">+</mo>
          <mspace width="0.5em"/>
        </mrow>
        <mfrac>
          <mn>10</mn>
          <mn>20</mn>
        </mfrac>
      </mrow>
    </mstyle>
    <annotation encoding="StarMath 5.0">size 9{"G" `=`4 over 20 `-`{1 over 20}   `+ `10 over 20}</annotation>
  </semantics>
</math>
</file>

<file path=Object 57/content.xml><?xml version="1.0" encoding="utf-8"?>
<math xmlns="http://www.w3.org/1998/Math/MathML" display="block">
  <semantics>
    <mstyle mathsize="10pt">
      <mrow>
        <mtext>H</mtext>
        <mrow>
          <mspace width="0.5em"/>
          <mo stretchy="false">=</mo>
          <mrow>
            <mspace width="0.5em"/>
            <mo stretchy="false">−</mo>
            <mfrac>
              <mn>1</mn>
              <mn>15</mn>
            </mfrac>
          </mrow>
        </mrow>
      </mrow>
    </mstyle>
    <annotation encoding="StarMath 5.0">size 10{"H" `= `-1 over {15}   }</annotation>
  </semantics>
</math>
</file>

<file path=Object 58/content.xml><?xml version="1.0" encoding="utf-8"?>
<math xmlns="http://www.w3.org/1998/Math/MathML" display="block">
  <semantics>
    <mstyle mathsize="10pt">
      <mrow>
        <mtext>H</mtext>
        <mrow>
          <mspace width="0.5em"/>
          <mo stretchy="false">=</mo>
          <mspace width="0.5em"/>
        </mrow>
        <mrow>
          <mo fence="true" form="prefix" stretchy="true">(</mo>
          <mrow>
            <mrow>
              <mfrac>
                <mn>2</mn>
                <mn>10</mn>
              </mfrac>
              <mrow>
                <mspace width="0.5em"/>
                <mo stretchy="false">−</mo>
                <mspace width="0.5em"/>
              </mrow>
              <mfrac>
                <mn>3</mn>
                <mn>10</mn>
              </mfrac>
            </mrow>
          </mrow>
          <mo fence="true" form="postfix" stretchy="true">)</mo>
        </mrow>
        <mrow>
          <mspace width="0.5em"/>
          <mo stretchy="false">×</mo>
          <mspace width="0.5em"/>
        </mrow>
        <mrow>
          <mo fence="true" form="prefix" stretchy="true">(</mo>
          <mrow>
            <mrow>
              <mfrac>
                <mn>1</mn>
                <mn>6</mn>
              </mfrac>
              <mrow>
                <mspace width="0.5em"/>
                <mo stretchy="false">+</mo>
                <mspace width="0.5em"/>
              </mrow>
              <mfrac>
                <mn>3</mn>
                <mn>6</mn>
              </mfrac>
            </mrow>
          </mrow>
          <mo fence="true" form="postfix" stretchy="true">)</mo>
        </mrow>
      </mrow>
    </mstyle>
    <annotation encoding="StarMath 5.0">size 10{"H"  `= `left(2 over 10 `- `3 over 10 right) `times`  left(1 over 6 `+ `3 over 6 right)}</annotation>
  </semantics>
</math>
</file>

<file path=Object 59/content.xml><?xml version="1.0" encoding="utf-8"?>
<math xmlns="http://www.w3.org/1998/Math/MathML" display="block">
  <semantics>
    <mstyle mathsize="10pt">
      <mrow>
        <mtext>H</mtext>
        <mrow>
          <mspace width="0.5em"/>
          <mo stretchy="false">=</mo>
          <mrow>
            <mspace width="0.5em"/>
            <mo stretchy="false">−</mo>
            <mfrac>
              <mn>1</mn>
              <mn>10</mn>
            </mfrac>
          </mrow>
        </mrow>
        <mrow>
          <mspace width="0.5em"/>
          <mo stretchy="false">×</mo>
          <mspace width="0.5em"/>
        </mrow>
        <mfrac>
          <mn>4</mn>
          <mn>6</mn>
        </mfrac>
      </mrow>
    </mstyle>
    <annotation encoding="StarMath 5.0">size 10{"H" `= `-1 over 10  `times`  4 over 6 }</annotation>
  </semantics>
</math>
</file>

<file path=Object 6/content.xml><?xml version="1.0" encoding="utf-8"?>
<math xmlns="http://www.w3.org/1998/Math/MathML" display="block">
  <semantics>
    <mrow>
      <mi mathvariant="normal">F</mi>
      <mrow>
        <mspace width="0.5em"/>
        <mo stretchy="false">=</mo>
        <mspace width="0.5em"/>
      </mrow>
      <mrow>
        <mfrac>
          <mn>1</mn>
          <mn>2</mn>
        </mfrac>
        <mrow>
          <mspace width="0.5em"/>
          <mo stretchy="false">−</mo>
          <mspace width="0.5em"/>
        </mrow>
        <mfrac>
          <mn>3</mn>
          <mn>4</mn>
        </mfrac>
        <mrow>
          <mspace width="0.5em"/>
          <mo stretchy="false">×</mo>
          <mspace width="0.5em"/>
        </mrow>
        <mfrac>
          <mn>16</mn>
          <mn>9</mn>
        </mfrac>
      </mrow>
    </mrow>
    <annotation encoding="StarMath 5.0">{F} `=`{1 over 2 `- `{3 over 4}  `times  `{16 over 9}}</annotation>
  </semantics>
</math>
</file>

<file path=Object 60/content.xml><?xml version="1.0" encoding="utf-8"?>
<math xmlns="http://www.w3.org/1998/Math/MathML" display="block">
  <semantics>
    <mstyle mathsize="10pt">
      <mrow>
        <mtext>H</mtext>
        <mrow>
          <mspace width="0.5em"/>
          <mo stretchy="false">=</mo>
          <mrow>
            <mspace width="0.5em"/>
            <mo stretchy="false">−</mo>
            <mfrac>
              <mn>1</mn>
              <mrow>
                <mn>2</mn>
                <mo stretchy="false">×</mo>
                <mn>5</mn>
              </mrow>
            </mfrac>
          </mrow>
        </mrow>
        <mrow>
          <mspace width="0.5em"/>
          <mo stretchy="false">×</mo>
          <mspace width="0.5em"/>
        </mrow>
        <mfrac>
          <mn>2</mn>
          <mn>3</mn>
        </mfrac>
      </mrow>
    </mstyle>
    <annotation encoding="StarMath 5.0">size 10{ "H"`= `-1 over {2 times 5}  `times`  2 over 3 }</annotation>
  </semantics>
</math>
</file>

<file path=Object 61/content.xml><?xml version="1.0" encoding="utf-8"?>
<!DOCTYPE math  PUBLIC '-//OpenOffice.org//DTD Modified W3C MathML 1.01//EN'  'math.dtd'>
<math:math xmlns:math="http://www.w3.org/1998/Math/MathML">
  <math:semantics>
    <math:mstyle math:fontsize="10pt">
      <math:mrow>
        <math:mfrac>
          <math:mn>25</math:mn>
          <math:mn>14</math:mn>
        </math:mfrac>
      </math:mrow>
    </math:mstyle>
    <math:annotation math:encoding="StarMath 5.0">size 10{{25} over {14}}</math:annotation>
  </math:semantics>
</math:math>
</file>

<file path=Object 62/content.xml><?xml version="1.0" encoding="utf-8"?>
<!DOCTYPE math  PUBLIC '-//OpenOffice.org//DTD Modified W3C MathML 1.01//EN'  'math.dtd'>
<math:math xmlns:math="http://www.w3.org/1998/Math/MathML">
  <math:semantics>
    <math:mstyle math:fontsize="10pt">
      <math:mrow>
        <math:mfrac>
          <math:mn>35</math:mn>
          <math:mn>14</math:mn>
        </math:mfrac>
      </math:mrow>
    </math:mstyle>
    <math:annotation math:encoding="StarMath 5.0">size 10{{35} over {14}}</math:annotation>
  </math:semantics>
</math:math>
</file>

<file path=Object 63/content.xml><?xml version="1.0" encoding="utf-8"?>
<!DOCTYPE math  PUBLIC '-//OpenOffice.org//DTD Modified W3C MathML 1.01//EN'  'math.dtd'>
<math:math xmlns:math="http://www.w3.org/1998/Math/MathML">
  <math:semantics>
    <math:mstyle math:fontsize="10pt">
      <math:mrow>
        <math:mfrac>
          <math:mn>45</math:mn>
          <math:mn>14</math:mn>
        </math:mfrac>
      </math:mrow>
    </math:mstyle>
    <math:annotation math:encoding="StarMath 5.0">size 10{45 over 14}</math:annotation>
  </math:semantics>
</math:math>
</file>

<file path=Object 64/content.xml><?xml version="1.0" encoding="utf-8"?>
<!DOCTYPE math  PUBLIC '-//OpenOffice.org//DTD Modified W3C MathML 1.01//EN'  'math.dtd'>
<math:math xmlns:math="http://www.w3.org/1998/Math/MathML">
  <math:semantics>
    <math:mstyle math:fontsize="10pt">
      <math:mrow>
        <math:mfrac>
          <math:mn>5</math:mn>
          <math:mn>7</math:mn>
        </math:mfrac>
      </math:mrow>
    </math:mstyle>
    <math:annotation math:encoding="StarMath 5.0">size 10{5 over 7}</math:annotation>
  </math:semantics>
</math:math>
</file>

<file path=Object 65/content.xml><?xml version="1.0" encoding="utf-8"?>
<!DOCTYPE math  PUBLIC '-//OpenOffice.org//DTD Modified W3C MathML 1.01//EN'  'math.dtd'>
<math:math xmlns:math="http://www.w3.org/1998/Math/MathML">
  <math:semantics>
    <math:mstyle math:fontsize="10pt">
      <math:mrow>
        <math:mfrac>
          <math:mn>10</math:mn>
          <math:mn>7</math:mn>
        </math:mfrac>
      </math:mrow>
    </math:mstyle>
    <math:annotation math:encoding="StarMath 5.0">size 10{10 over 7}</math:annotation>
  </math:semantics>
</math:math>
</file>

<file path=Object 66/content.xml><?xml version="1.0" encoding="utf-8"?>
<!DOCTYPE math  PUBLIC '-//OpenOffice.org//DTD Modified W3C MathML 1.01//EN'  'math.dtd'>
<math:math xmlns:math="http://www.w3.org/1998/Math/MathML">
  <math:semantics>
    <math:mstyle math:fontsize="10pt">
      <math:mrow>
        <math:mfrac>
          <math:mrow>
            <math:mn>2</math:mn>
            <math:mrow>
              <math:mi/>
              <math:mo math:stretchy="false">×</math:mo>
              <math:mi/>
            </math:mrow>
            <math:mn>3</math:mn>
            <math:mrow>
              <math:mi/>
              <math:mo math:stretchy="false">×</math:mo>
              <math:mi/>
            </math:mrow>
            <math:mn>5</math:mn>
            <math:mrow>
              <math:mi/>
              <math:mo math:stretchy="false">×</math:mo>
              <math:mi/>
            </math:mrow>
            <math:mn>2</math:mn>
            <math:mrow>
              <math:mi/>
              <math:mo math:stretchy="false">×</math:mo>
              <math:mi/>
            </math:mrow>
            <math:mn>5</math:mn>
          </math:mrow>
          <math:mrow>
            <math:mn>3</math:mn>
            <math:mrow>
              <math:mi/>
              <math:mo math:stretchy="false">×</math:mo>
              <math:mi/>
            </math:mrow>
            <math:mn>6</math:mn>
            <math:mrow>
              <math:mi/>
              <math:mo math:stretchy="false">×</math:mo>
              <math:mi/>
            </math:mrow>
            <math:mn>2</math:mn>
            <math:mrow>
              <math:mi/>
              <math:mo math:stretchy="false">×</math:mo>
              <math:mi/>
            </math:mrow>
            <math:mn>2</math:mn>
          </math:mrow>
        </math:mfrac>
      </math:mrow>
    </math:mstyle>
    <math:annotation math:encoding="StarMath 5.0">size 10{{2` times `3` times `5` times `2` times `5} over {3` times `6` times `2`times`2}}</math:annotation>
  </math:semantics>
</math:math>
</file>

<file path=Object 67/content.xml><?xml version="1.0" encoding="utf-8"?>
<!DOCTYPE math  PUBLIC '-//OpenOffice.org//DTD Modified W3C MathML 1.01//EN'  'math.dtd'>
<math:math xmlns:math="http://www.w3.org/1998/Math/MathML">
  <math:semantics>
    <math:mrow>
      <math:mi/>
      <math:mstyle math:fontsize="10pt">
        <math:mrow>
          <math:mfrac>
            <math:mn>25</math:mn>
            <math:mn>6</math:mn>
          </math:mfrac>
        </math:mrow>
      </math:mstyle>
    </math:mrow>
    <math:annotation math:encoding="StarMath 5.0">`size 10{25 over 6}</math:annotation>
  </math:semantics>
</math:math>
</file>

<file path=Object 68/content.xml><?xml version="1.0" encoding="utf-8"?>
<!DOCTYPE math  PUBLIC '-//OpenOffice.org//DTD Modified W3C MathML 1.01//EN'  'math.dtd'>
<math:math xmlns:math="http://www.w3.org/1998/Math/MathML">
  <math:semantics>
    <math:mstyle math:fontsize="10pt">
      <math:mrow>
        <math:mrow>
          <math:mfrac>
            <math:mn>1</math:mn>
            <math:mn>3</math:mn>
          </math:mfrac>
          <math:mrow>
            <math:mi/>
            <math:mo math:stretchy="false">×</math:mo>
            <math:mi/>
          </math:mrow>
          <math:mn>2</math:mn>
          <math:mrow>
            <math:mi/>
            <math:mo math:stretchy="false">×</math:mo>
            <math:mi/>
          </math:mrow>
          <math:mfrac>
            <math:mn>1</math:mn>
            <math:mn>6</math:mn>
          </math:mfrac>
          <math:mrow>
            <math:mi/>
            <math:mo math:stretchy="false">×</math:mo>
            <math:mi/>
          </math:mrow>
          <math:mfrac>
            <math:mn>1</math:mn>
            <math:mn>4</math:mn>
          </math:mfrac>
          <math:mrow>
            <math:mi/>
            <math:mo math:stretchy="false">×</math:mo>
            <math:mi/>
          </math:mrow>
          <math:mn>150</math:mn>
        </math:mrow>
      </math:mrow>
    </math:mstyle>
    <math:annotation math:encoding="StarMath 5.0">size 10{{1} over {3} ` ` times ` ` 2 ` ` times ``{1} over {6}` ` times ``{1} over {4}` ` times ``{150}}</math:annotation>
  </math:semantics>
</math:math>
</file>

<file path=Object 69/content.xml><?xml version="1.0" encoding="utf-8"?>
<!DOCTYPE math  PUBLIC '-//OpenOffice.org//DTD Modified W3C MathML 1.01//EN'  'math.dtd'>
<math:math xmlns:math="http://www.w3.org/1998/Math/MathML">
  <math:semantics>
    <math:mstyle math:fontsize="10pt">
      <math:mrow>
        <math:mfrac>
          <math:mrow>
            <math:mn>1</math:mn>
            <math:mrow>
              <math:mi/>
              <math:mo math:stretchy="false">×</math:mo>
              <math:mi/>
            </math:mrow>
            <math:mn>2</math:mn>
            <math:mrow>
              <math:mi/>
              <math:mo math:stretchy="false">×</math:mo>
              <math:mi/>
            </math:mrow>
            <math:mn>1</math:mn>
            <math:mrow>
              <math:mi/>
              <math:mo math:stretchy="false">×</math:mo>
              <math:mi/>
            </math:mrow>
            <math:mn>1</math:mn>
            <math:mrow>
              <math:mi/>
              <math:mo math:stretchy="false">×</math:mo>
              <math:mi/>
            </math:mrow>
            <math:mn>150</math:mn>
          </math:mrow>
          <math:mrow>
            <math:mn>3</math:mn>
            <math:mrow>
              <math:mi/>
              <math:mo math:stretchy="false">×</math:mo>
              <math:mi/>
            </math:mrow>
            <math:mn>6</math:mn>
            <math:mrow>
              <math:mi/>
              <math:mo math:stretchy="false">×</math:mo>
              <math:mi/>
            </math:mrow>
            <math:mn>4</math:mn>
          </math:mrow>
        </math:mfrac>
      </math:mrow>
    </math:mstyle>
    <math:annotation math:encoding="StarMath 5.0">size 10{{1` times `2` times `1` times `1` times `150} over {3` times `6` times `4}}</math:annotation>
  </math:semantics>
</math:math>
</file>

<file path=Object 7/content.xml><?xml version="1.0" encoding="utf-8"?>
<math xmlns="http://www.w3.org/1998/Math/MathML" display="block">
  <semantics>
    <mrow>
      <mi mathvariant="normal">G</mi>
      <mrow>
        <mspace width="0.5em"/>
        <mo stretchy="false">=</mo>
        <mspace width="0.5em"/>
      </mrow>
      <mrow>
        <mfrac>
          <mn>1</mn>
          <mn>5</mn>
        </mfrac>
        <mrow>
          <mspace width="0.5em"/>
          <mo stretchy="false">−</mo>
          <mspace width="0.5em"/>
        </mrow>
        <mfrac>
          <mn>3</mn>
          <mn>10</mn>
        </mfrac>
        <mrow>
          <mspace width="0.5em"/>
          <mo stretchy="false">×</mo>
          <mspace width="0.5em"/>
        </mrow>
        <mfrac>
          <mn>1</mn>
          <mn>6</mn>
        </mfrac>
        <mrow>
          <mspace width="0.5em"/>
          <mo stretchy="false">+</mo>
          <mspace width="0.5em"/>
        </mrow>
        <mfrac>
          <mn>1</mn>
          <mn>2</mn>
        </mfrac>
      </mrow>
    </mrow>
    <annotation encoding="StarMath 5.0">{G} `=`{1 over 5 `-`{3 over 10}  `times  `{1 over 6} `+ `1 over 2}</annotation>
  </semantics>
</math>
</file>

<file path=Object 70/content.xml><?xml version="1.0" encoding="utf-8"?>
<math xmlns="http://www.w3.org/1998/Math/MathML">
  <semantics>
    <mstyle mathsize="10pt">
      <mrow>
        <mfrac>
          <mrow>
            <mn>3</mn>
            <mrow>
              <mi/>
              <mi mathvariant="normal">×</mi>
              <mi/>
            </mrow>
            <mn>3</mn>
            <mrow>
              <mi/>
              <mi mathvariant="normal">×</mi>
              <mi/>
            </mrow>
            <mn>5</mn>
            <mrow>
              <mi/>
              <mi mathvariant="normal">×</mi>
              <mi/>
            </mrow>
            <mn>6</mn>
            <mrow>
              <mi/>
              <mi mathvariant="normal">×</mi>
              <mi/>
            </mrow>
            <mn>7</mn>
            <mi/>
          </mrow>
          <mrow>
            <mn>4</mn>
            <mrow>
              <mi/>
              <mi mathvariant="normal">×</mi>
              <mi/>
            </mrow>
            <mn>6</mn>
            <mrow>
              <mi/>
              <mi mathvariant="normal">×</mi>
              <mi/>
            </mrow>
            <mn>5</mn>
            <mi/>
          </mrow>
        </mfrac>
      </mrow>
    </mstyle>
    <annotation encoding="StarMath 5.0">size 10{{3` times `3` times `5` times `6` times `7`} over {4` times `6` times `5`}}</annotation>
  </semantics>
</math>
</file>

<file path=Object 71/content.xml><?xml version="1.0" encoding="utf-8"?>
<math xmlns="http://www.w3.org/1998/Math/MathML">
  <semantics>
    <mrow>
      <mi/>
      <mstyle mathsize="10pt">
        <mrow>
          <mfrac>
            <mn>63</mn>
            <mn>4</mn>
          </mfrac>
        </mrow>
      </mstyle>
    </mrow>
    <annotation encoding="StarMath 5.0">`size 10{63 over 4}</annotation>
  </semantics>
</math>
</file>

<file path=Object 72/content.xml><?xml version="1.0" encoding="utf-8"?>
<math xmlns="http://www.w3.org/1998/Math/MathML">
  <semantics>
    <mstyle mathsize="10pt">
      <mrow>
        <mrow>
          <mfrac>
            <mn>3</mn>
            <mn>4</mn>
          </mfrac>
          <mrow>
            <mi/>
            <mi mathvariant="normal">×</mi>
            <mi/>
          </mrow>
          <mfrac>
            <mn>1</mn>
            <mn>6</mn>
          </mfrac>
          <mrow>
            <mi/>
            <mi mathvariant="normal">×</mi>
            <mi/>
          </mrow>
          <mn>3</mn>
          <mrow>
            <mi/>
            <mi mathvariant="normal">×</mi>
            <mi/>
          </mrow>
          <mfrac>
            <mn>1</mn>
            <mn>5</mn>
          </mfrac>
          <mrow>
            <mi/>
            <mi mathvariant="normal">×</mi>
            <mi/>
          </mrow>
          <mn>210</mn>
        </mrow>
      </mrow>
    </mstyle>
    <annotation encoding="StarMath 5.0">size 10{{3} over {4} ` times ``{1} over {6}`` ` times ` ` 3 ` ` times ``{1} over {5}` `times` {210}}</annotation>
  </semantics>
</math>
</file>

<file path=Object 73/content.xml><?xml version="1.0" encoding="utf-8"?>
<math xmlns="http://www.w3.org/1998/Math/MathML">
  <semantics>
    <mstyle mathsize="10pt">
      <mrow>
        <mfrac>
          <mrow>
            <mn>3</mn>
            <mrow>
              <mi/>
              <mi mathvariant="normal">×</mi>
              <mi/>
            </mrow>
            <mn>1</mn>
            <mrow>
              <mi/>
              <mi mathvariant="normal">×</mi>
              <mi/>
            </mrow>
            <mn>3</mn>
            <mrow>
              <mi/>
              <mi mathvariant="normal">×</mi>
              <mi/>
            </mrow>
            <mn>1</mn>
            <mrow>
              <mi/>
              <mi mathvariant="normal">×</mi>
              <mi/>
            </mrow>
            <mn>210</mn>
          </mrow>
          <mrow>
            <mn>4</mn>
            <mrow>
              <mi/>
              <mi mathvariant="normal">×</mi>
              <mi/>
            </mrow>
            <mn>6</mn>
            <mrow>
              <mi/>
              <mi mathvariant="normal">×</mi>
              <mi/>
            </mrow>
            <mn>5</mn>
          </mrow>
        </mfrac>
      </mrow>
    </mstyle>
    <annotation encoding="StarMath 5.0">size 10{{3` times `1` times `3` times `1` times `210} over {4` times `6` times `5}}</annotation>
  </semantics>
</math>
</file>

<file path=Object 74/content.xml><?xml version="1.0" encoding="utf-8"?>
<!DOCTYPE math  PUBLIC '-//OpenOffice.org//DTD Modified W3C MathML 1.01//EN'  'math.dtd'>
<math:math xmlns:math="http://www.w3.org/1998/Math/MathML">
  <math:semantics>
    <math:mstyle math:fontsize="10pt">
      <math:mrow>
        <math:mrow>
          <math:mfrac>
            <math:mn>3</math:mn>
            <math:mn>4</math:mn>
          </math:mfrac>
          <math:mrow>
            <math:mi/>
            <math:mo math:stretchy="false">×</math:mo>
            <math:mi/>
          </math:mrow>
          <math:mn>180</math:mn>
        </math:mrow>
      </math:mrow>
    </math:mstyle>
    <math:annotation math:encoding="StarMath 5.0">size 10{{3} over {4}` ` times ` `{180}}</math:annotation>
  </math:semantics>
</math:math>
</file>

<file path=Object 75/content.xml><?xml version="1.0" encoding="utf-8"?>
<math xmlns="http://www.w3.org/1998/Math/MathML">
  <semantics>
    <mstyle mathsize="10pt">
      <mrow>
        <mrow>
          <mfrac>
            <mn>20</mn>
            <mn>100</mn>
          </mfrac>
          <mrow>
            <mi/>
            <mi mathvariant="normal">×</mi>
            <mi/>
          </mrow>
          <mn>135</mn>
        </mrow>
      </mrow>
    </mstyle>
    <annotation encoding="StarMath 5.0">size 10{{20} over {100}` ` times ` `{135}}</annotation>
  </semantics>
</math>
</file>

<file path=Object 76/content.xml><?xml version="1.0" encoding="utf-8"?>
<!DOCTYPE math  PUBLIC '-//OpenOffice.org//DTD Modified W3C MathML 1.01//EN'  'math.dtd'>
<math:math xmlns:math="http://www.w3.org/1998/Math/MathML">
  <math:semantics>
    <math:mstyle math:fontsize="10pt">
      <math:mrow>
        <math:mfrac>
          <math:mn>1</math:mn>
          <math:mn>4</math:mn>
        </math:mfrac>
      </math:mrow>
    </math:mstyle>
    <math:annotation math:encoding="StarMath 5.0">size 10{{1} over {4}}</math:annotation>
  </math:semantics>
</math:math>
</file>

<file path=Object 77/content.xml><?xml version="1.0" encoding="utf-8"?>
<!DOCTYPE math  PUBLIC '-//OpenOffice.org//DTD Modified W3C MathML 1.01//EN'  'math.dtd'>
<math:math xmlns:math="http://www.w3.org/1998/Math/MathML">
  <math:semantics>
    <math:mstyle math:fontsize="10pt">
      <math:mrow>
        <math:mfrac>
          <math:mn>1</math:mn>
          <math:mn>3</math:mn>
        </math:mfrac>
      </math:mrow>
    </math:mstyle>
    <math:annotation math:encoding="StarMath 5.0">size 10{{1} over {3}}</math:annotation>
  </math:semantics>
</math:math>
</file>

<file path=Object 78/content.xml><?xml version="1.0" encoding="utf-8"?>
<!DOCTYPE math  PUBLIC '-//OpenOffice.org//DTD Modified W3C MathML 1.01//EN'  'math.dtd'>
<math:math xmlns:math="http://www.w3.org/1998/Math/MathML">
  <math:semantics>
    <math:mstyle math:fontsize="10pt">
      <math:mrow>
        <math:mfrac>
          <math:mn>5</math:mn>
          <math:mn>12</math:mn>
        </math:mfrac>
      </math:mrow>
    </math:mstyle>
    <math:annotation math:encoding="StarMath 5.0">size 10{{5} over {12}}</math:annotation>
  </math:semantics>
</math:math>
</file>

<file path=Object 79/content.xml><?xml version="1.0" encoding="utf-8"?>
<!DOCTYPE math  PUBLIC '-//OpenOffice.org//DTD Modified W3C MathML 1.01//EN'  'math.dtd'>
<math:math xmlns:math="http://www.w3.org/1998/Math/MathML">
  <math:semantics>
    <math:mstyle math:fontsize="10pt">
      <math:mrow>
        <math:mrow>
          <math:mfrac>
            <math:mn>1</math:mn>
            <math:mn>3</math:mn>
          </math:mfrac>
          <math:mrow>
            <math:mi/>
            <math:mo math:stretchy="false">−</math:mo>
            <math:mi/>
          </math:mrow>
          <math:mfrac>
            <math:mn>1</math:mn>
            <math:mn>4</math:mn>
          </math:mfrac>
        </math:mrow>
      </math:mrow>
    </math:mstyle>
    <math:annotation math:encoding="StarMath 5.0">size 10{{1} over 3`-` {1} over 4}</math:annotation>
  </math:semantics>
</math:math>
</file>

<file path=Object 8/content.xml><?xml version="1.0" encoding="utf-8"?>
<math xmlns="http://www.w3.org/1998/Math/MathML" display="block">
  <semantics>
    <mrow>
      <mi mathvariant="normal">H</mi>
      <mrow>
        <mspace width="0.5em"/>
        <mo stretchy="false">=</mo>
        <mspace width="0.5em"/>
      </mrow>
      <mrow>
        <mrow>
          <mo fence="true" stretchy="true">(</mo>
          <mrow>
            <mrow>
              <mfrac>
                <mn>1</mn>
                <mn>5</mn>
              </mfrac>
              <mrow>
                <mspace width="0.5em"/>
                <mo stretchy="false">−</mo>
                <mspace width="0.5em"/>
              </mrow>
              <mfrac>
                <mn>3</mn>
                <mn>10</mn>
              </mfrac>
            </mrow>
          </mrow>
          <mo fence="true" stretchy="true">)</mo>
        </mrow>
        <mrow>
          <mspace width="0.5em"/>
          <mo stretchy="false">×</mo>
          <mspace width="0.5em"/>
        </mrow>
        <mrow>
          <mo fence="true" stretchy="true">(</mo>
          <mrow>
            <mrow>
              <mfrac>
                <mn>1</mn>
                <mn>6</mn>
              </mfrac>
              <mspace width="0.5em"/>
              <mstyle mathvariant="normal">
                <mi mathvariant="normal"></mi>
              </mstyle>
              <mspace width="0.5em"/>
              <mfrac>
                <mn>1</mn>
                <mn>2</mn>
              </mfrac>
            </mrow>
          </mrow>
          <mo fence="true" stretchy="true">)</mo>
        </mrow>
      </mrow>
    </mrow>
    <annotation encoding="StarMath 5.0">{H} `=`{ left(1 over 5 `- `3 over 10 right) `times`  left(1 over 6`nitalic`1 over 2 right)}</annotation>
  </semantics>
</math>
</file>

<file path=Object 80/content.xml><?xml version="1.0" encoding="utf-8"?>
<!DOCTYPE math  PUBLIC '-//OpenOffice.org//DTD Modified W3C MathML 1.01//EN'  'math.dtd'>
<math:math xmlns:math="http://www.w3.org/1998/Math/MathML">
  <math:semantics>
    <math:mstyle math:fontsize="10pt">
      <math:mrow>
        <math:mrow>
          <math:mfrac>
            <math:mrow>
              <math:mn>1</math:mn>
              <math:mrow>
                <math:mi/>
                <math:mo math:stretchy="false">×</math:mo>
                <math:mi/>
              </math:mrow>
              <math:mn>4</math:mn>
            </math:mrow>
            <math:mrow>
              <math:mn>3</math:mn>
              <math:mrow>
                <math:mi/>
                <math:mo math:stretchy="false">×</math:mo>
                <math:mi/>
              </math:mrow>
              <math:mn>4</math:mn>
            </math:mrow>
          </math:mfrac>
          <math:mrow>
            <math:mi/>
            <math:mo math:stretchy="false">−</math:mo>
            <math:mi/>
          </math:mrow>
          <math:mfrac>
            <math:mrow>
              <math:mn>1</math:mn>
              <math:mrow>
                <math:mi/>
                <math:mo math:stretchy="false">×</math:mo>
                <math:mi/>
              </math:mrow>
              <math:mn>3</math:mn>
            </math:mrow>
            <math:mrow>
              <math:mn>4</math:mn>
              <math:mrow>
                <math:mi/>
                <math:mo math:stretchy="false">×</math:mo>
                <math:mi/>
              </math:mrow>
              <math:mn>3</math:mn>
            </math:mrow>
          </math:mfrac>
        </math:mrow>
      </math:mrow>
    </math:mstyle>
    <math:annotation math:encoding="StarMath 5.0">size 10{{{1`times`4} over {3`times`4}}`-`{{1}`` times``3} over {{4}` times` 3}}</math:annotation>
  </math:semantics>
</math:math>
</file>

<file path=Object 81/content.xml><?xml version="1.0" encoding="utf-8"?>
<!DOCTYPE math  PUBLIC '-//OpenOffice.org//DTD Modified W3C MathML 1.01//EN'  'math.dtd'>
<math:math xmlns:math="http://www.w3.org/1998/Math/MathML">
  <math:semantics>
    <math:mstyle math:fontsize="10pt">
      <math:mrow>
        <math:mrow>
          <math:mfrac>
            <math:mn>4</math:mn>
            <math:mn>12</math:mn>
          </math:mfrac>
          <math:mrow>
            <math:mi/>
            <math:mo math:stretchy="false">−</math:mo>
            <math:mi/>
          </math:mrow>
          <math:mfrac>
            <math:mn>3</math:mn>
            <math:mn>12</math:mn>
          </math:mfrac>
        </math:mrow>
      </math:mrow>
    </math:mstyle>
    <math:annotation math:encoding="StarMath 5.0">size 10{{{4 over 12}`-`{3 over 12}}}</math:annotation>
  </math:semantics>
</math:math>
</file>

<file path=Object 82/content.xml><?xml version="1.0" encoding="utf-8"?>
<!DOCTYPE math  PUBLIC '-//OpenOffice.org//DTD Modified W3C MathML 1.01//EN'  'math.dtd'>
<math:math xmlns:math="http://www.w3.org/1998/Math/MathML">
  <math:semantics>
    <math:mstyle math:fontsize="10pt">
      <math:mrow>
        <math:mfrac>
          <math:mn>1</math:mn>
          <math:mn>12</math:mn>
        </math:mfrac>
      </math:mrow>
    </math:mstyle>
    <math:annotation math:encoding="StarMath 5.0">size 10{1 over 12}</math:annotation>
  </math:semantics>
</math:math>
</file>

<file path=Object 83/content.xml><?xml version="1.0" encoding="utf-8"?>
<!DOCTYPE math  PUBLIC '-//OpenOffice.org//DTD Modified W3C MathML 1.01//EN'  'math.dtd'>
<math:math xmlns:math="http://www.w3.org/1998/Math/MathML">
  <math:semantics>
    <math:mstyle math:fontsize="10pt">
      <math:mrow>
        <math:mrow>
          <math:mfrac>
            <math:mn>5</math:mn>
            <math:mn>12</math:mn>
          </math:mfrac>
          <math:mrow>
            <math:mi/>
            <math:mo math:stretchy="false">−</math:mo>
            <math:mi/>
          </math:mrow>
          <math:mfrac>
            <math:mn>1</math:mn>
            <math:mn>3</math:mn>
          </math:mfrac>
        </math:mrow>
      </math:mrow>
    </math:mstyle>
    <math:annotation math:encoding="StarMath 5.0">size 10{{5} over 12`-` {1} over 3}</math:annotation>
  </math:semantics>
</math:math>
</file>

<file path=Object 84/content.xml><?xml version="1.0" encoding="utf-8"?>
<!DOCTYPE math  PUBLIC '-//OpenOffice.org//DTD Modified W3C MathML 1.01//EN'  'math.dtd'>
<math:math xmlns:math="http://www.w3.org/1998/Math/MathML">
  <math:semantics>
    <math:mstyle math:fontsize="10pt">
      <math:mrow>
        <math:mrow>
          <math:mfrac>
            <math:mn>5</math:mn>
            <math:mn>12</math:mn>
          </math:mfrac>
          <math:mrow>
            <math:mi/>
            <math:mo math:stretchy="false">−</math:mo>
            <math:mi/>
          </math:mrow>
          <math:mfrac>
            <math:mrow>
              <math:mn>1</math:mn>
              <math:mrow>
                <math:mi/>
                <math:mo math:stretchy="false">×</math:mo>
                <math:mi/>
              </math:mrow>
              <math:mn>4</math:mn>
            </math:mrow>
            <math:mrow>
              <math:mn>3</math:mn>
              <math:mrow>
                <math:mi/>
                <math:mo math:stretchy="false">×</math:mo>
                <math:mi/>
              </math:mrow>
              <math:mn>4</math:mn>
            </math:mrow>
          </math:mfrac>
        </math:mrow>
      </math:mrow>
    </math:mstyle>
    <math:annotation math:encoding="StarMath 5.0">size 10{{{5} over {12}}`-`{{1}`` times``4} over {{3}` times` 4}}</math:annotation>
  </math:semantics>
</math:math>
</file>

<file path=Object 85/content.xml><?xml version="1.0" encoding="utf-8"?>
<!DOCTYPE math  PUBLIC '-//OpenOffice.org//DTD Modified W3C MathML 1.01//EN'  'math.dtd'>
<math:math xmlns:math="http://www.w3.org/1998/Math/MathML">
  <math:semantics>
    <math:mstyle math:fontsize="10pt">
      <math:mrow>
        <math:mrow>
          <math:mfrac>
            <math:mn>5</math:mn>
            <math:mn>12</math:mn>
          </math:mfrac>
          <math:mrow>
            <math:mi/>
            <math:mo math:stretchy="false">−</math:mo>
            <math:mi/>
          </math:mrow>
          <math:mfrac>
            <math:mn>4</math:mn>
            <math:mn>12</math:mn>
          </math:mfrac>
        </math:mrow>
      </math:mrow>
    </math:mstyle>
    <math:annotation math:encoding="StarMath 5.0">size 10{{{5 over 12}`-`{4 over 12}}}</math:annotation>
  </math:semantics>
</math:math>
</file>

<file path=Object 86/content.xml><?xml version="1.0" encoding="utf-8"?>
<!DOCTYPE math  PUBLIC '-//OpenOffice.org//DTD Modified W3C MathML 1.01//EN'  'math.dtd'>
<math:math xmlns:math="http://www.w3.org/1998/Math/MathML">
  <math:semantics>
    <math:mstyle math:fontsize="10pt">
      <math:mrow>
        <math:mfrac>
          <math:mn>1</math:mn>
          <math:mn>12</math:mn>
        </math:mfrac>
      </math:mrow>
    </math:mstyle>
    <math:annotation math:encoding="StarMath 5.0">size 10{1 over 12}</math:annotation>
  </math:semantics>
</math:math>
</file>

<file path=Object 87/content.xml><?xml version="1.0" encoding="utf-8"?>
<math xmlns="http://www.w3.org/1998/Math/MathML">
  <semantics>
    <mfrac>
      <mn>2</mn>
      <mn>3</mn>
    </mfrac>
    <annotation encoding="StarMath 5.0">{alignc {2}over{3}}</annotation>
  </semantics>
</math>
</file>

<file path=Object 88/content.xml><?xml version="1.0" encoding="utf-8"?>
<math xmlns="http://www.w3.org/1998/Math/MathML">
  <semantics>
    <mrow>
      <mn>3</mn>
      <mi mathvariant="normal">×</mi>
      <mfrac>
        <mn>2</mn>
        <mn>3</mn>
      </mfrac>
    </mrow>
    <annotation encoding="StarMath 5.0">{3}times{{alignc {2}over{3}}}</annotation>
  </semantics>
</math>
</file>

<file path=Object 89/content.xml><?xml version="1.0" encoding="utf-8"?>
<math xmlns="http://www.w3.org/1998/Math/MathML">
  <semantics>
    <mfrac>
      <mn>5</mn>
      <mn>24</mn>
    </mfrac>
    <annotation encoding="StarMath 5.0">{alignc {5}over{24}}</annotation>
  </semantics>
</math>
</file>

<file path=Object 9/content.xml><?xml version="1.0" encoding="utf-8"?>
<math xmlns="http://www.w3.org/1998/Math/MathML" display="block">
  <semantics>
    <mstyle mathsize="9pt">
      <mfrac>
        <mrow>
          <mn>6</mn>
          <mrow>
            <mspace width="0.5em"/>
            <mo stretchy="false">+</mo>
            <mspace width="0.5em"/>
          </mrow>
          <mn>3</mn>
        </mrow>
        <mrow>
          <mn>7</mn>
          <mrow>
            <mspace width="0.5em"/>
            <mo stretchy="false">+</mo>
            <mspace width="0.5em"/>
          </mrow>
          <mn>3</mn>
        </mrow>
      </mfrac>
    </mstyle>
    <annotation encoding="StarMath 5.0">size 9{{6`+`3} over {7`+`3}}</annotation>
  </semantics>
</math>
</file>

<file path=Object 90/content.xml><?xml version="1.0" encoding="utf-8"?>
<math xmlns="http://www.w3.org/1998/Math/MathML">
  <semantics>
    <mrow>
      <mi mathvariant="normal">×</mi>
    </mrow>
    <annotation encoding="StarMath 5.0">{}times{}</annotation>
  </semantics>
</math>
</file>

<file path=Object 91/content.xml><?xml version="1.0" encoding="utf-8"?>
<math xmlns="http://www.w3.org/1998/Math/MathML">
  <semantics>
    <mrow>
      <mrow>
        <mo stretchy="false">(</mo>
        <mrow>
          <mfrac>
            <mn>5</mn>
            <mn>8</mn>
          </mfrac>
          <mi mathvariant="normal">×</mi>
          <mfrac>
            <mn>1</mn>
            <mn>3</mn>
          </mfrac>
        </mrow>
        <mo stretchy="false">)</mo>
      </mrow>
      <mi mathvariant="normal">×</mi>
    </mrow>
    <annotation encoding="StarMath 5.0">{{({{alignc {5}over{8}}}times{{alignc {1}over{3}}})}}times{}</annotation>
  </semantics>
</math>
</file>

<file path=Object 92/content.xml><?xml version="1.0" encoding="utf-8"?>
<math xmlns="http://www.w3.org/1998/Math/MathML">
  <semantics>
    <mfrac>
      <mn>5</mn>
      <mn>24</mn>
    </mfrac>
    <annotation encoding="StarMath 5.0">{alignc {5}over{24}}</annotation>
  </semantics>
</math>
</file>

<file path=Object 93/content.xml><?xml version="1.0" encoding="utf-8"?>
<math xmlns="http://www.w3.org/1998/Math/MathML">
  <semantics>
    <mrow>
      <mi mathvariant="normal">×</mi>
    </mrow>
    <annotation encoding="StarMath 5.0">{}times{}</annotation>
  </semantics>
</math>
</file>

<file path=Object 94/content.xml><?xml version="1.0" encoding="utf-8"?>
<!DOCTYPE math  PUBLIC '-//OpenOffice.org//DTD Modified W3C MathML 1.01//EN'  'math.dtd'>
<math:math xmlns:math="http://www.w3.org/1998/Math/MathML">
  <math:semantics>
    <math:mstyle math:fontsize="10pt">
      <math:mrow>
        <math:mrow>
          <math:mfrac>
            <math:mn>1</math:mn>
            <math:mn>4</math:mn>
          </math:mfrac>
          <math:mrow>
            <math:mi/>
            <math:mo math:stretchy="false">×</math:mo>
            <math:mi/>
          </math:mrow>
          <math:mn>800</math:mn>
        </math:mrow>
      </math:mrow>
    </math:mstyle>
    <math:annotation math:encoding="StarMath 5.0">size 10{  {1 over 4} `times`800}</math:annotation>
  </math:semantics>
</math:math>
</file>

<file path=Object 95/content.xml><?xml version="1.0" encoding="utf-8"?>
<math xmlns="http://www.w3.org/1998/Math/MathML" display="block">
  <semantics>
    <mstyle mathsize="10pt">
      <mrow>
        <mfrac>
          <mn>3</mn>
          <mn>8</mn>
        </mfrac>
        <mrow>
          <mspace width="0.5em"/>
          <mo stretchy="false">×</mo>
          <mspace width="0.5em"/>
        </mrow>
        <mn>200</mn>
      </mrow>
    </mstyle>
    <annotation encoding="StarMath 5.0">size 10{{  {3 over 8} `times`200}} </annotation>
  </semantics>
</math>
</file>

<file path=Object 96/content.xml><?xml version="1.0" encoding="utf-8"?>
<math xmlns="http://www.w3.org/1998/Math/MathML" display="block">
  <semantics>
    <mstyle mathsize="10pt">
      <mrow>
        <mfrac>
          <mn>1</mn>
          <mn>6</mn>
        </mfrac>
        <mrow>
          <mspace width="0.5em"/>
          <mo stretchy="false">×</mo>
          <mspace width="0.5em"/>
        </mrow>
        <mn>600</mn>
      </mrow>
    </mstyle>
    <annotation encoding="StarMath 5.0">size 10{{ {1 over 6}`times`600}}</annotation>
  </semantics>
</math>
</file>

<file path=Object 97/content.xml><?xml version="1.0" encoding="utf-8"?>
<math xmlns="http://www.w3.org/1998/Math/MathML" display="block">
  <semantics>
    <mrow>
      <mfrac>
        <mn>7</mn>
        <mn>24</mn>
      </mfrac>
      <mo stretchy="false">=</mo>
      <mfrac>
        <mrow>
          <mn>6</mn>
          <mo stretchy="false">+</mo>
          <mn>1</mn>
        </mrow>
        <mn>24</mn>
      </mfrac>
      <mo stretchy="false">=</mo>
      <mrow>
        <mfrac>
          <mn>1</mn>
          <mn>4</mn>
        </mfrac>
        <mo stretchy="false">+</mo>
        <mfrac>
          <mn>1</mn>
          <mn>24</mn>
        </mfrac>
      </mrow>
    </mrow>
    <annotation encoding="StarMath 5.0">{alignc {7}over{24}={6+1}over{24} ={1}over{4}+{1}over{24}}</annotation>
  </semantics>
</math>
</file>

<file path=Object 98/content.xml><?xml version="1.0" encoding="utf-8"?>
<math xmlns="http://www.w3.org/1998/Math/MathML" display="block">
  <semantics>
    <mrow>
      <mspace width="0.5em"/>
      <mstyle mathsize="10pt">
        <mrow>
          <mfrac>
            <mn>75</mn>
            <mn>800</mn>
          </mfrac>
          <mrow>
            <mspace width="2em"/>
            <mo stretchy="false">=</mo>
            <mspace width="2em"/>
          </mrow>
          <mfrac>
            <mn>3</mn>
            <mn>32</mn>
          </mfrac>
        </mrow>
      </mstyle>
    </mrow>
    <annotation encoding="StarMath 5.0">`size 10{75 over 800 ~=~ 3 over 32}</annotation>
  </semantics>
</math>
</file>

<file path=Object 99/content.xml><?xml version="1.0" encoding="utf-8"?>
<!DOCTYPE math  PUBLIC '-//OpenOffice.org//DTD Modified W3C MathML 1.01//EN'  'math.dtd'>
<math:math xmlns:math="http://www.w3.org/1998/Math/MathML">
  <math:semantics>
    <math:mrow>
      <math:mi/>
      <math:mstyle math:fontsize="10pt">
        <math:mrow>
          <math:mfrac>
            <math:mn>3</math:mn>
            <math:mn>32</math:mn>
          </math:mfrac>
        </math:mrow>
      </math:mstyle>
    </math:mrow>
    <math:annotation math:encoding="StarMath 5.0">`size 10{3 over 32}</math:annotation>
  </math:semantics>
</math:math>
</file>